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8"/>
    <style:style style:name="ce5" style:family="table-cell" style:parent-style-name="Default" style:data-style-name="N120"/>
    <style:style style:name="ce6" style:family="table-cell" style:parent-style-name="Default" style:data-style-name="N117"/>
    <style:style style:name="ce7" style:family="table-cell" style:parent-style-name="Default" style:data-style-name="N119"/>
    <style:style style:name="ce8" style:family="table-cell" style:parent-style-name="Default" style:data-style-name="N121"/>
    <style:style style:name="ce2" style:family="table-cell" style:parent-style-name="Default" style:data-style-name="N1"/>
    <style:style style:name="ce3" style:family="table-cell" style:parent-style-name="Default" style:data-style-name="N11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nznutzen des Schnellerfahrens" table:style-name="ta1">
        <table:shapes>
          <draw:frame draw:z-index="0" draw:style-name="gr1" draw:text-style-name="P1" svg:width="15.999cm" svg:height="8.999cm" svg:x="42.451cm" svg:y="0.446cm">
            <draw:object draw:notify-on-update-of-ranges="'Grenznutzen des Schnellerfahrens'.A3:'Grenznutzen des Schnellerfahrens'.A31 'Grenznutzen des Schnellerfahrens'.A1:'Grenznutzen des Schnellerfahrens'.A1 'Grenznutzen des Schnellerfahrens'.B3:'Grenznutzen des Schnellerfahrens'.B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.925cm" svg:height="11.767cm" svg:x="48.735cm" svg:y="15.459cm">
            <draw:object draw:notify-on-update-of-ranges="'Grenznutzen des Schnellerfahrens'.A35:'Grenznutzen des Schnellerfahrens'.A62 'Grenznutzen des Schnellerfahrens'.E35:'Grenznutzen des Schnellerfahrens'.E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20.925cm" svg:height="11.767cm" svg:x="48.735cm" svg:y="29.457cm">
            <draw:object draw:notify-on-update-of-ranges="'Grenznutzen des Schnellerfahrens'.A66:'Grenznutzen des Schnellerfahrens'.A93 'Grenznutzen des Schnellerfahrens'.E66:'Grenznutzen des Schnellerfahrens'.E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10" table:default-cell-style-name="ce8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Fahrtdauer in Abhängigkeit von Strecken und Geschwindigkeit</text:p>
          </table:table-cell>
          <table:covered-table-cell table:number-columns-repeated="10"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float" office:value="30" calcext:value-type="float">
            <text:p>30 km</text:p>
          </table:table-cell>
          <table:table-cell table:style-name="ce6" office:value-type="float" office:value="50" calcext:value-type="float">
            <text:p>50 km</text:p>
          </table:table-cell>
          <table:table-cell table:style-name="ce6" office:value-type="float" office:value="75" calcext:value-type="float">
            <text:p>75 km</text:p>
          </table:table-cell>
          <table:table-cell table:style-name="ce6" office:value-type="float" office:value="100" calcext:value-type="float">
            <text:p>100 km</text:p>
          </table:table-cell>
          <table:table-cell table:style-name="ce6" office:value-type="float" office:value="150" calcext:value-type="float">
            <text:p>150 km</text:p>
          </table:table-cell>
          <table:table-cell table:style-name="ce6" office:value-type="float" office:value="200" calcext:value-type="float">
            <text:p>200 km</text:p>
          </table:table-cell>
          <table:table-cell table:style-name="ce6" office:value-type="float" office:value="300" calcext:value-type="float">
            <text:p>300 km</text:p>
          </table:table-cell>
          <table:table-cell table:style-name="ce6" office:value-type="float" office:value="400" calcext:value-type="float">
            <text:p>400 km</text:p>
          </table:table-cell>
          <table:table-cell table:style-name="ce6" office:value-type="float" office:value="500" calcext:value-type="float">
            <text:p>500 km</text:p>
          </table:table-cell>
          <table:table-cell table:style-name="ce6" office:value-type="float" office:value="600" calcext:value-type="float">
            <text:p>600 km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 km/h</text:p>
          </table:table-cell>
          <table:table-cell table:style-name="ce7" table:formula="of:=[.B$2]/[.$A3]*60" office:value-type="float" office:value="60" calcext:value-type="float">
            <text:p>60 Min</text:p>
          </table:table-cell>
          <table:table-cell table:style-name="ce7" table:formula="of:=[.C$2]/[.$A3]*60" office:value-type="float" office:value="100" calcext:value-type="float">
            <text:p>100 Min</text:p>
          </table:table-cell>
          <table:table-cell table:style-name="ce7" table:formula="of:=[.D$2]/[.$A3]*60" office:value-type="float" office:value="150" calcext:value-type="float">
            <text:p>150 Min</text:p>
          </table:table-cell>
          <table:table-cell table:style-name="ce7" table:formula="of:=[.E$2]/[.$A3]*60" office:value-type="float" office:value="200" calcext:value-type="float">
            <text:p>200 Min</text:p>
          </table:table-cell>
          <table:table-cell table:style-name="ce7" table:formula="of:=[.F$2]/[.$A3]*60" office:value-type="float" office:value="300" calcext:value-type="float">
            <text:p>300 Min</text:p>
          </table:table-cell>
          <table:table-cell table:style-name="ce7" table:formula="of:=[.G$2]/[.$A3]*60" office:value-type="float" office:value="400" calcext:value-type="float">
            <text:p>400 Min</text:p>
          </table:table-cell>
          <table:table-cell table:style-name="ce7" table:formula="of:=[.H$2]/[.$A3]*60" office:value-type="float" office:value="600" calcext:value-type="float">
            <text:p>600 Min</text:p>
          </table:table-cell>
          <table:table-cell table:style-name="ce7" table:formula="of:=[.I$2]/[.$A3]*60" office:value-type="float" office:value="800" calcext:value-type="float">
            <text:p>800 Min</text:p>
          </table:table-cell>
          <table:table-cell table:style-name="ce7" table:formula="of:=[.J$2]/[.$A3]*60" office:value-type="float" office:value="1000" calcext:value-type="float">
            <text:p>1000 Min</text:p>
          </table:table-cell>
          <table:table-cell table:style-name="ce7" table:formula="of:=[.K$2]/[.$A3]*60" office:value-type="float" office:value="1200" calcext:value-type="float">
            <text:p>1200 Min</text:p>
          </table:table-cell>
          <table:table-cell>
            <draw:frame draw:z-index="1" draw:style-name="gr1" draw:text-style-name="P1" svg:width="15.999cm" svg:height="8.999cm" svg:x="1.209cm" svg:y="0.107cm">
              <draw:object draw:notify-on-update-of-ranges="'Grenznutzen des Schnellerfahrens'.A3:'Grenznutzen des Schnellerfahrens'.A31 'Grenznutzen des Schnellerfahrens'.A3:'Grenznutzen des Schnellerfahrens'.A31 'Grenznutzen des Schnellerfahrens'.B2:'Grenznutzen des Schnellerfahrens'.B2 'Grenznutzen des Schnellerfahrens'.B3:'Grenznutzen des Schnellerfahrens'.B31 'Grenznutzen des Schnellerfahrens'.A3:'Grenznutzen des Schnellerfahrens'.A31 'Grenznutzen des Schnellerfahrens'.C2:'Grenznutzen des Schnellerfahrens'.C2 'Grenznutzen des Schnellerfahrens'.C3:'Grenznutzen des Schnellerfahrens'.C31 'Grenznutzen des Schnellerfahrens'.A3:'Grenznutzen des Schnellerfahrens'.A31 'Grenznutzen des Schnellerfahrens'.D2:'Grenznutzen des Schnellerfahrens'.D2 'Grenznutzen des Schnellerfahrens'.D3:'Grenznutzen des Schnellerfahrens'.D31 'Grenznutzen des Schnellerfahrens'.A3:'Grenznutzen des Schnellerfahrens'.A31 'Grenznutzen des Schnellerfahrens'.E2:'Grenznutzen des Schnellerfahrens'.E2 'Grenznutzen des Schnellerfahrens'.E3:'Grenznutzen des Schnellerfahrens'.E31 'Grenznutzen des Schnellerfahrens'.A3:'Grenznutzen des Schnellerfahrens'.A31 'Grenznutzen des Schnellerfahrens'.F2:'Grenznutzen des Schnellerfahrens'.F2 'Grenznutzen des Schnellerfahrens'.F3:'Grenznutzen des Schnellerfahrens'.F31 'Grenznutzen des Schnellerfahrens'.A3:'Grenznutzen des Schnellerfahrens'.A31 'Grenznutzen des Schnellerfahrens'.G2:'Grenznutzen des Schnellerfahrens'.G2 'Grenznutzen des Schnellerfahrens'.G3:'Grenznutzen des Schnellerfahrens'.G31 'Grenznutzen des Schnellerfahrens'.A3:'Grenznutzen des Schnellerfahrens'.A31 'Grenznutzen des Schnellerfahrens'.H2:'Grenznutzen des Schnellerfahrens'.H2 'Grenznutzen des Schnellerfahrens'.H3:'Grenznutzen des Schnellerfahrens'.H31 'Grenznutzen des Schnellerfahrens'.A3:'Grenznutzen des Schnellerfahrens'.A31 'Grenznutzen des Schnellerfahrens'.I2:'Grenznutzen des Schnellerfahrens'.I2 'Grenznutzen des Schnellerfahrens'.I3:'Grenznutzen des Schnellerfahrens'.I31 'Grenznutzen des Schnellerfahrens'.A3:'Grenznutzen des Schnellerfahrens'.A31 'Grenznutzen des Schnellerfahrens'.J2:'Grenznutzen des Schnellerfahrens'.J2 'Grenznutzen des Schnellerfahrens'.J3:'Grenznutzen des Schnellerfahrens'.J31 'Grenznutzen des Schnellerfahrens'.A3:'Grenznutzen des Schnellerfahrens'.A31 'Grenznutzen des Schnellerfahrens'.K2:'Grenznutzen des Schnellerfahrens'.K2 'Grenznutzen des Schnellerfahrens'.K3:'Grenznutzen des Schnellerfahrens'.K3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40" calcext:value-type="float">
            <text:p>40 km/h</text:p>
          </table:table-cell>
          <table:table-cell table:style-name="ce7" table:formula="of:=[.B$2]/[.$A4]*60" office:value-type="float" office:value="45" calcext:value-type="float">
            <text:p>45 Min</text:p>
          </table:table-cell>
          <table:table-cell table:style-name="ce7" table:formula="of:=[.C$2]/[.$A4]*60" office:value-type="float" office:value="75" calcext:value-type="float">
            <text:p>75 Min</text:p>
          </table:table-cell>
          <table:table-cell table:style-name="ce7" table:formula="of:=[.D$2]/[.$A4]*60" office:value-type="float" office:value="112.5" calcext:value-type="float">
            <text:p>113 Min</text:p>
          </table:table-cell>
          <table:table-cell table:style-name="ce7" table:formula="of:=[.E$2]/[.$A4]*60" office:value-type="float" office:value="150" calcext:value-type="float">
            <text:p>150 Min</text:p>
          </table:table-cell>
          <table:table-cell table:style-name="ce7" table:formula="of:=[.F$2]/[.$A4]*60" office:value-type="float" office:value="225" calcext:value-type="float">
            <text:p>225 Min</text:p>
          </table:table-cell>
          <table:table-cell table:style-name="ce7" table:formula="of:=[.G$2]/[.$A4]*60" office:value-type="float" office:value="300" calcext:value-type="float">
            <text:p>300 Min</text:p>
          </table:table-cell>
          <table:table-cell table:style-name="ce7" table:formula="of:=[.H$2]/[.$A4]*60" office:value-type="float" office:value="450" calcext:value-type="float">
            <text:p>450 Min</text:p>
          </table:table-cell>
          <table:table-cell table:style-name="ce7" table:formula="of:=[.I$2]/[.$A4]*60" office:value-type="float" office:value="600" calcext:value-type="float">
            <text:p>600 Min</text:p>
          </table:table-cell>
          <table:table-cell table:style-name="ce7" table:formula="of:=[.J$2]/[.$A4]*60" office:value-type="float" office:value="750" calcext:value-type="float">
            <text:p>750 Min</text:p>
          </table:table-cell>
          <table:table-cell table:style-name="ce7" table:formula="of:=[.K$2]/[.$A4]*60" office:value-type="float" office:value="900" calcext:value-type="float">
            <text:p>900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4]+10" office:value-type="float" office:value="50" calcext:value-type="float">
            <text:p>50 km/h</text:p>
          </table:table-cell>
          <table:table-cell table:style-name="ce7" table:formula="of:=[.$B$2]/[.$A5]*60" office:value-type="float" office:value="36" calcext:value-type="float">
            <text:p>36 Min</text:p>
          </table:table-cell>
          <table:table-cell table:style-name="ce7" table:formula="of:=[.C$2]/[.$A5]*60" office:value-type="float" office:value="60" calcext:value-type="float">
            <text:p>60 Min</text:p>
          </table:table-cell>
          <table:table-cell table:style-name="ce7" table:formula="of:=[.D$2]/[.$A5]*60" office:value-type="float" office:value="90" calcext:value-type="float">
            <text:p>90 Min</text:p>
          </table:table-cell>
          <table:table-cell table:style-name="ce7" table:formula="of:=[.E$2]/[.$A5]*60" office:value-type="float" office:value="120" calcext:value-type="float">
            <text:p>120 Min</text:p>
          </table:table-cell>
          <table:table-cell table:style-name="ce7" table:formula="of:=[.F$2]/[.$A5]*60" office:value-type="float" office:value="180" calcext:value-type="float">
            <text:p>180 Min</text:p>
          </table:table-cell>
          <table:table-cell table:style-name="ce7" table:formula="of:=[.G$2]/[.$A5]*60" office:value-type="float" office:value="240" calcext:value-type="float">
            <text:p>240 Min</text:p>
          </table:table-cell>
          <table:table-cell table:style-name="ce7" table:formula="of:=[.H$2]/[.$A5]*60" office:value-type="float" office:value="360" calcext:value-type="float">
            <text:p>360 Min</text:p>
          </table:table-cell>
          <table:table-cell table:style-name="ce7" table:formula="of:=[.I$2]/[.$A5]*60" office:value-type="float" office:value="480" calcext:value-type="float">
            <text:p>480 Min</text:p>
          </table:table-cell>
          <table:table-cell table:style-name="ce7" table:formula="of:=[.J$2]/[.$A5]*60" office:value-type="float" office:value="600" calcext:value-type="float">
            <text:p>600 Min</text:p>
          </table:table-cell>
          <table:table-cell table:style-name="ce7" table:formula="of:=[.K$2]/[.$A5]*60" office:value-type="float" office:value="720" calcext:value-type="float">
            <text:p>720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5]+10" office:value-type="float" office:value="60" calcext:value-type="float">
            <text:p>60 km/h</text:p>
          </table:table-cell>
          <table:table-cell table:style-name="ce7" table:formula="of:=[.$B$2]/[.$A6]*60" office:value-type="float" office:value="30" calcext:value-type="float">
            <text:p>30 Min</text:p>
          </table:table-cell>
          <table:table-cell table:style-name="ce7" table:formula="of:=[.C$2]/[.$A6]*60" office:value-type="float" office:value="50" calcext:value-type="float">
            <text:p>50 Min</text:p>
          </table:table-cell>
          <table:table-cell table:style-name="ce7" table:formula="of:=[.D$2]/[.$A6]*60" office:value-type="float" office:value="75" calcext:value-type="float">
            <text:p>75 Min</text:p>
          </table:table-cell>
          <table:table-cell table:style-name="ce7" table:formula="of:=[.E$2]/[.$A6]*60" office:value-type="float" office:value="100" calcext:value-type="float">
            <text:p>100 Min</text:p>
          </table:table-cell>
          <table:table-cell table:style-name="ce7" table:formula="of:=[.F$2]/[.$A6]*60" office:value-type="float" office:value="150" calcext:value-type="float">
            <text:p>150 Min</text:p>
          </table:table-cell>
          <table:table-cell table:style-name="ce7" table:formula="of:=[.G$2]/[.$A6]*60" office:value-type="float" office:value="200" calcext:value-type="float">
            <text:p>200 Min</text:p>
          </table:table-cell>
          <table:table-cell table:style-name="ce7" table:formula="of:=[.H$2]/[.$A6]*60" office:value-type="float" office:value="300" calcext:value-type="float">
            <text:p>300 Min</text:p>
          </table:table-cell>
          <table:table-cell table:style-name="ce7" table:formula="of:=[.I$2]/[.$A6]*60" office:value-type="float" office:value="400" calcext:value-type="float">
            <text:p>400 Min</text:p>
          </table:table-cell>
          <table:table-cell table:style-name="ce7" table:formula="of:=[.J$2]/[.$A6]*60" office:value-type="float" office:value="500" calcext:value-type="float">
            <text:p>500 Min</text:p>
          </table:table-cell>
          <table:table-cell table:style-name="ce7" table:formula="of:=[.K$2]/[.$A6]*60" office:value-type="float" office:value="600" calcext:value-type="float">
            <text:p>600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6]+10" office:value-type="float" office:value="70" calcext:value-type="float">
            <text:p>70 km/h</text:p>
          </table:table-cell>
          <table:table-cell table:style-name="ce7" table:formula="of:=[.$B$2]/[.$A7]*60" office:value-type="float" office:value="25.7142857142857" calcext:value-type="float">
            <text:p>26 Min</text:p>
          </table:table-cell>
          <table:table-cell table:style-name="ce7" table:formula="of:=[.C$2]/[.$A7]*60" office:value-type="float" office:value="42.8571428571429" calcext:value-type="float">
            <text:p>43 Min</text:p>
          </table:table-cell>
          <table:table-cell table:style-name="ce7" table:formula="of:=[.D$2]/[.$A7]*60" office:value-type="float" office:value="64.2857142857143" calcext:value-type="float">
            <text:p>64 Min</text:p>
          </table:table-cell>
          <table:table-cell table:style-name="ce7" table:formula="of:=[.E$2]/[.$A7]*60" office:value-type="float" office:value="85.7142857142857" calcext:value-type="float">
            <text:p>86 Min</text:p>
          </table:table-cell>
          <table:table-cell table:style-name="ce7" table:formula="of:=[.F$2]/[.$A7]*60" office:value-type="float" office:value="128.571428571429" calcext:value-type="float">
            <text:p>129 Min</text:p>
          </table:table-cell>
          <table:table-cell table:style-name="ce7" table:formula="of:=[.G$2]/[.$A7]*60" office:value-type="float" office:value="171.428571428571" calcext:value-type="float">
            <text:p>171 Min</text:p>
          </table:table-cell>
          <table:table-cell table:style-name="ce7" table:formula="of:=[.H$2]/[.$A7]*60" office:value-type="float" office:value="257.142857142857" calcext:value-type="float">
            <text:p>257 Min</text:p>
          </table:table-cell>
          <table:table-cell table:style-name="ce7" table:formula="of:=[.I$2]/[.$A7]*60" office:value-type="float" office:value="342.857142857143" calcext:value-type="float">
            <text:p>343 Min</text:p>
          </table:table-cell>
          <table:table-cell table:style-name="ce7" table:formula="of:=[.J$2]/[.$A7]*60" office:value-type="float" office:value="428.571428571429" calcext:value-type="float">
            <text:p>429 Min</text:p>
          </table:table-cell>
          <table:table-cell table:style-name="ce7" table:formula="of:=[.K$2]/[.$A7]*60" office:value-type="float" office:value="514.285714285714" calcext:value-type="float">
            <text:p>514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7]+10" office:value-type="float" office:value="80" calcext:value-type="float">
            <text:p>80 km/h</text:p>
          </table:table-cell>
          <table:table-cell table:style-name="ce7" table:formula="of:=[.$B$2]/[.$A8]*60" office:value-type="float" office:value="22.5" calcext:value-type="float">
            <text:p>23 Min</text:p>
          </table:table-cell>
          <table:table-cell table:style-name="ce7" table:formula="of:=[.C$2]/[.$A8]*60" office:value-type="float" office:value="37.5" calcext:value-type="float">
            <text:p>38 Min</text:p>
          </table:table-cell>
          <table:table-cell table:style-name="ce7" table:formula="of:=[.D$2]/[.$A8]*60" office:value-type="float" office:value="56.25" calcext:value-type="float">
            <text:p>56 Min</text:p>
          </table:table-cell>
          <table:table-cell table:style-name="ce7" table:formula="of:=[.E$2]/[.$A8]*60" office:value-type="float" office:value="75" calcext:value-type="float">
            <text:p>75 Min</text:p>
          </table:table-cell>
          <table:table-cell table:style-name="ce7" table:formula="of:=[.F$2]/[.$A8]*60" office:value-type="float" office:value="112.5" calcext:value-type="float">
            <text:p>113 Min</text:p>
          </table:table-cell>
          <table:table-cell table:style-name="ce7" table:formula="of:=[.G$2]/[.$A8]*60" office:value-type="float" office:value="150" calcext:value-type="float">
            <text:p>150 Min</text:p>
          </table:table-cell>
          <table:table-cell table:style-name="ce7" table:formula="of:=[.H$2]/[.$A8]*60" office:value-type="float" office:value="225" calcext:value-type="float">
            <text:p>225 Min</text:p>
          </table:table-cell>
          <table:table-cell table:style-name="ce7" table:formula="of:=[.I$2]/[.$A8]*60" office:value-type="float" office:value="300" calcext:value-type="float">
            <text:p>300 Min</text:p>
          </table:table-cell>
          <table:table-cell table:style-name="ce7" table:formula="of:=[.J$2]/[.$A8]*60" office:value-type="float" office:value="375" calcext:value-type="float">
            <text:p>375 Min</text:p>
          </table:table-cell>
          <table:table-cell table:style-name="ce7" table:formula="of:=[.K$2]/[.$A8]*60" office:value-type="float" office:value="450" calcext:value-type="float">
            <text:p>450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8]+10" office:value-type="float" office:value="90" calcext:value-type="float">
            <text:p>90 km/h</text:p>
          </table:table-cell>
          <table:table-cell table:style-name="ce7" table:formula="of:=[.$B$2]/[.$A9]*60" office:value-type="float" office:value="20" calcext:value-type="float">
            <text:p>20 Min</text:p>
          </table:table-cell>
          <table:table-cell table:style-name="ce7" table:formula="of:=[.C$2]/[.$A9]*60" office:value-type="float" office:value="33.3333333333333" calcext:value-type="float">
            <text:p>33 Min</text:p>
          </table:table-cell>
          <table:table-cell table:style-name="ce7" table:formula="of:=[.D$2]/[.$A9]*60" office:value-type="float" office:value="50" calcext:value-type="float">
            <text:p>50 Min</text:p>
          </table:table-cell>
          <table:table-cell table:style-name="ce7" table:formula="of:=[.E$2]/[.$A9]*60" office:value-type="float" office:value="66.6666666666667" calcext:value-type="float">
            <text:p>67 Min</text:p>
          </table:table-cell>
          <table:table-cell table:style-name="ce7" table:formula="of:=[.F$2]/[.$A9]*60" office:value-type="float" office:value="100" calcext:value-type="float">
            <text:p>100 Min</text:p>
          </table:table-cell>
          <table:table-cell table:style-name="ce7" table:formula="of:=[.G$2]/[.$A9]*60" office:value-type="float" office:value="133.333333333333" calcext:value-type="float">
            <text:p>133 Min</text:p>
          </table:table-cell>
          <table:table-cell table:style-name="ce7" table:formula="of:=[.H$2]/[.$A9]*60" office:value-type="float" office:value="200" calcext:value-type="float">
            <text:p>200 Min</text:p>
          </table:table-cell>
          <table:table-cell table:style-name="ce7" table:formula="of:=[.I$2]/[.$A9]*60" office:value-type="float" office:value="266.666666666667" calcext:value-type="float">
            <text:p>267 Min</text:p>
          </table:table-cell>
          <table:table-cell table:style-name="ce7" table:formula="of:=[.J$2]/[.$A9]*60" office:value-type="float" office:value="333.333333333333" calcext:value-type="float">
            <text:p>333 Min</text:p>
          </table:table-cell>
          <table:table-cell table:style-name="ce7" table:formula="of:=[.K$2]/[.$A9]*60" office:value-type="float" office:value="400" calcext:value-type="float">
            <text:p>400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9]+10" office:value-type="float" office:value="100" calcext:value-type="float">
            <text:p>100 km/h</text:p>
          </table:table-cell>
          <table:table-cell table:style-name="ce7" table:formula="of:=[.$B$2]/[.$A10]*60" office:value-type="float" office:value="18" calcext:value-type="float">
            <text:p>18 Min</text:p>
          </table:table-cell>
          <table:table-cell table:style-name="ce7" table:formula="of:=[.C$2]/[.$A10]*60" office:value-type="float" office:value="30" calcext:value-type="float">
            <text:p>30 Min</text:p>
          </table:table-cell>
          <table:table-cell table:style-name="ce7" table:formula="of:=[.D$2]/[.$A10]*60" office:value-type="float" office:value="45" calcext:value-type="float">
            <text:p>45 Min</text:p>
          </table:table-cell>
          <table:table-cell table:style-name="ce7" table:formula="of:=[.E$2]/[.$A10]*60" office:value-type="float" office:value="60" calcext:value-type="float">
            <text:p>60 Min</text:p>
          </table:table-cell>
          <table:table-cell table:style-name="ce7" table:formula="of:=[.F$2]/[.$A10]*60" office:value-type="float" office:value="90" calcext:value-type="float">
            <text:p>90 Min</text:p>
          </table:table-cell>
          <table:table-cell table:style-name="ce7" table:formula="of:=[.G$2]/[.$A10]*60" office:value-type="float" office:value="120" calcext:value-type="float">
            <text:p>120 Min</text:p>
          </table:table-cell>
          <table:table-cell table:style-name="ce7" table:formula="of:=[.H$2]/[.$A10]*60" office:value-type="float" office:value="180" calcext:value-type="float">
            <text:p>180 Min</text:p>
          </table:table-cell>
          <table:table-cell table:style-name="ce7" table:formula="of:=[.I$2]/[.$A10]*60" office:value-type="float" office:value="240" calcext:value-type="float">
            <text:p>240 Min</text:p>
          </table:table-cell>
          <table:table-cell table:style-name="ce7" table:formula="of:=[.J$2]/[.$A10]*60" office:value-type="float" office:value="300" calcext:value-type="float">
            <text:p>300 Min</text:p>
          </table:table-cell>
          <table:table-cell table:style-name="ce7" table:formula="of:=[.K$2]/[.$A10]*60" office:value-type="float" office:value="360" calcext:value-type="float">
            <text:p>360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10]+10" office:value-type="float" office:value="110" calcext:value-type="float">
            <text:p>110 km/h</text:p>
          </table:table-cell>
          <table:table-cell table:style-name="ce7" table:formula="of:=[.$B$2]/[.$A11]*60" office:value-type="float" office:value="16.3636363636364" calcext:value-type="float">
            <text:p>16 Min</text:p>
          </table:table-cell>
          <table:table-cell table:style-name="ce7" table:formula="of:=[.C$2]/[.$A11]*60" office:value-type="float" office:value="27.2727272727273" calcext:value-type="float">
            <text:p>27 Min</text:p>
          </table:table-cell>
          <table:table-cell table:style-name="ce7" table:formula="of:=[.D$2]/[.$A11]*60" office:value-type="float" office:value="40.9090909090909" calcext:value-type="float">
            <text:p>41 Min</text:p>
          </table:table-cell>
          <table:table-cell table:style-name="ce7" table:formula="of:=[.E$2]/[.$A11]*60" office:value-type="float" office:value="54.5454545454546" calcext:value-type="float">
            <text:p>55 Min</text:p>
          </table:table-cell>
          <table:table-cell table:style-name="ce7" table:formula="of:=[.F$2]/[.$A11]*60" office:value-type="float" office:value="81.8181818181818" calcext:value-type="float">
            <text:p>82 Min</text:p>
          </table:table-cell>
          <table:table-cell table:style-name="ce7" table:formula="of:=[.G$2]/[.$A11]*60" office:value-type="float" office:value="109.090909090909" calcext:value-type="float">
            <text:p>109 Min</text:p>
          </table:table-cell>
          <table:table-cell table:style-name="ce7" table:formula="of:=[.H$2]/[.$A11]*60" office:value-type="float" office:value="163.636363636364" calcext:value-type="float">
            <text:p>164 Min</text:p>
          </table:table-cell>
          <table:table-cell table:style-name="ce7" table:formula="of:=[.I$2]/[.$A11]*60" office:value-type="float" office:value="218.181818181818" calcext:value-type="float">
            <text:p>218 Min</text:p>
          </table:table-cell>
          <table:table-cell table:style-name="ce7" table:formula="of:=[.J$2]/[.$A11]*60" office:value-type="float" office:value="272.727272727273" calcext:value-type="float">
            <text:p>273 Min</text:p>
          </table:table-cell>
          <table:table-cell table:style-name="ce7" table:formula="of:=[.K$2]/[.$A11]*60" office:value-type="float" office:value="327.272727272727" calcext:value-type="float">
            <text:p>327 Min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[.A11]+10" office:value-type="float" office:value="120" calcext:value-type="float">
            <text:p>120 km/h</text:p>
          </table:table-cell>
          <table:table-cell table:style-name="ce7" table:formula="of:=[.$B$2]/[.$A12]*60" office:value-type="float" office:value="15" calcext:value-type="float">
            <text:p>15 Min</text:p>
          </table:table-cell>
          <table:table-cell table:style-name="ce7" table:formula="of:=[.C$2]/[.$A12]*60" office:value-type="float" office:value="25" calcext:value-type="float">
            <text:p>25 Min</text:p>
          </table:table-cell>
          <table:table-cell table:style-name="ce7" table:formula="of:=[.D$2]/[.$A12]*60" office:value-type="float" office:value="37.5" calcext:value-type="float">
            <text:p>38 Min</text:p>
          </table:table-cell>
          <table:table-cell table:style-name="ce7" table:formula="of:=[.E$2]/[.$A12]*60" office:value-type="float" office:value="50" calcext:value-type="float">
            <text:p>50 Min</text:p>
          </table:table-cell>
          <table:table-cell table:style-name="ce7" table:formula="of:=[.F$2]/[.$A12]*60" office:value-type="float" office:value="75" calcext:value-type="float">
            <text:p>75 Min</text:p>
          </table:table-cell>
          <table:table-cell table:style-name="ce7" table:formula="of:=[.G$2]/[.$A12]*60" office:value-type="float" office:value="100" calcext:value-type="float">
            <text:p>100 Min</text:p>
          </table:table-cell>
          <table:table-cell table:style-name="ce7" table:formula="of:=[.H$2]/[.$A12]*60" office:value-type="float" office:value="150" calcext:value-type="float">
            <text:p>150 Min</text:p>
          </table:table-cell>
          <table:table-cell table:style-name="ce7" table:formula="of:=[.I$2]/[.$A12]*60" office:value-type="float" office:value="200" calcext:value-type="float">
            <text:p>200 Min</text:p>
          </table:table-cell>
          <table:table-cell table:style-name="ce7" table:formula="of:=[.J$2]/[.$A12]*60" office:value-type="float" office:value="250" calcext:value-type="float">
            <text:p>250 Min</text:p>
          </table:table-cell>
          <table:table-cell table:style-name="ce7" table:formula="of:=[.K$2]/[.$A12]*60" office:value-type="float" office:value="300" calcext:value-type="float">
            <text:p>300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2]+10" office:value-type="float" office:value="130" calcext:value-type="float">
            <text:p>130 km/h</text:p>
          </table:table-cell>
          <table:table-cell table:style-name="ce7" table:formula="of:=[.$B$2]/[.$A13]*60" office:value-type="float" office:value="13.8461538461538" calcext:value-type="float">
            <text:p>14 Min</text:p>
          </table:table-cell>
          <table:table-cell table:style-name="ce7" table:formula="of:=[.C$2]/[.$A13]*60" office:value-type="float" office:value="23.0769230769231" calcext:value-type="float">
            <text:p>23 Min</text:p>
          </table:table-cell>
          <table:table-cell table:style-name="ce7" table:formula="of:=[.D$2]/[.$A13]*60" office:value-type="float" office:value="34.6153846153846" calcext:value-type="float">
            <text:p>35 Min</text:p>
          </table:table-cell>
          <table:table-cell table:style-name="ce7" table:formula="of:=[.E$2]/[.$A13]*60" office:value-type="float" office:value="46.1538461538462" calcext:value-type="float">
            <text:p>46 Min</text:p>
          </table:table-cell>
          <table:table-cell table:style-name="ce7" table:formula="of:=[.F$2]/[.$A13]*60" office:value-type="float" office:value="69.2307692307692" calcext:value-type="float">
            <text:p>69 Min</text:p>
          </table:table-cell>
          <table:table-cell table:style-name="ce7" table:formula="of:=[.G$2]/[.$A13]*60" office:value-type="float" office:value="92.3076923076923" calcext:value-type="float">
            <text:p>92 Min</text:p>
          </table:table-cell>
          <table:table-cell table:style-name="ce7" table:formula="of:=[.H$2]/[.$A13]*60" office:value-type="float" office:value="138.461538461538" calcext:value-type="float">
            <text:p>138 Min</text:p>
          </table:table-cell>
          <table:table-cell table:style-name="ce7" table:formula="of:=[.I$2]/[.$A13]*60" office:value-type="float" office:value="184.615384615385" calcext:value-type="float">
            <text:p>185 Min</text:p>
          </table:table-cell>
          <table:table-cell table:style-name="ce7" table:formula="of:=[.J$2]/[.$A13]*60" office:value-type="float" office:value="230.769230769231" calcext:value-type="float">
            <text:p>231 Min</text:p>
          </table:table-cell>
          <table:table-cell table:style-name="ce7" table:formula="of:=[.K$2]/[.$A13]*60" office:value-type="float" office:value="276.923076923077" calcext:value-type="float">
            <text:p>277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3]+10" office:value-type="float" office:value="140" calcext:value-type="float">
            <text:p>140 km/h</text:p>
          </table:table-cell>
          <table:table-cell table:style-name="ce7" table:formula="of:=[.$B$2]/[.$A14]*60" office:value-type="float" office:value="12.8571428571429" calcext:value-type="float">
            <text:p>13 Min</text:p>
          </table:table-cell>
          <table:table-cell table:style-name="ce7" table:formula="of:=[.C$2]/[.$A14]*60" office:value-type="float" office:value="21.4285714285714" calcext:value-type="float">
            <text:p>21 Min</text:p>
          </table:table-cell>
          <table:table-cell table:style-name="ce7" table:formula="of:=[.D$2]/[.$A14]*60" office:value-type="float" office:value="32.1428571428571" calcext:value-type="float">
            <text:p>32 Min</text:p>
          </table:table-cell>
          <table:table-cell table:style-name="ce7" table:formula="of:=[.E$2]/[.$A14]*60" office:value-type="float" office:value="42.8571428571429" calcext:value-type="float">
            <text:p>43 Min</text:p>
          </table:table-cell>
          <table:table-cell table:style-name="ce7" table:formula="of:=[.F$2]/[.$A14]*60" office:value-type="float" office:value="64.2857142857143" calcext:value-type="float">
            <text:p>64 Min</text:p>
          </table:table-cell>
          <table:table-cell table:style-name="ce7" table:formula="of:=[.G$2]/[.$A14]*60" office:value-type="float" office:value="85.7142857142857" calcext:value-type="float">
            <text:p>86 Min</text:p>
          </table:table-cell>
          <table:table-cell table:style-name="ce7" table:formula="of:=[.H$2]/[.$A14]*60" office:value-type="float" office:value="128.571428571429" calcext:value-type="float">
            <text:p>129 Min</text:p>
          </table:table-cell>
          <table:table-cell table:style-name="ce7" table:formula="of:=[.I$2]/[.$A14]*60" office:value-type="float" office:value="171.428571428571" calcext:value-type="float">
            <text:p>171 Min</text:p>
          </table:table-cell>
          <table:table-cell table:style-name="ce7" table:formula="of:=[.J$2]/[.$A14]*60" office:value-type="float" office:value="214.285714285714" calcext:value-type="float">
            <text:p>214 Min</text:p>
          </table:table-cell>
          <table:table-cell table:style-name="ce7" table:formula="of:=[.K$2]/[.$A14]*60" office:value-type="float" office:value="257.142857142857" calcext:value-type="float">
            <text:p>257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4]+10" office:value-type="float" office:value="150" calcext:value-type="float">
            <text:p>150 km/h</text:p>
          </table:table-cell>
          <table:table-cell table:style-name="ce7" table:formula="of:=[.$B$2]/[.$A15]*60" office:value-type="float" office:value="12" calcext:value-type="float">
            <text:p>12 Min</text:p>
          </table:table-cell>
          <table:table-cell table:style-name="ce7" table:formula="of:=[.C$2]/[.$A15]*60" office:value-type="float" office:value="20" calcext:value-type="float">
            <text:p>20 Min</text:p>
          </table:table-cell>
          <table:table-cell table:style-name="ce7" table:formula="of:=[.D$2]/[.$A15]*60" office:value-type="float" office:value="30" calcext:value-type="float">
            <text:p>30 Min</text:p>
          </table:table-cell>
          <table:table-cell table:style-name="ce7" table:formula="of:=[.E$2]/[.$A15]*60" office:value-type="float" office:value="40" calcext:value-type="float">
            <text:p>40 Min</text:p>
          </table:table-cell>
          <table:table-cell table:style-name="ce7" table:formula="of:=[.F$2]/[.$A15]*60" office:value-type="float" office:value="60" calcext:value-type="float">
            <text:p>60 Min</text:p>
          </table:table-cell>
          <table:table-cell table:style-name="ce7" table:formula="of:=[.G$2]/[.$A15]*60" office:value-type="float" office:value="80" calcext:value-type="float">
            <text:p>80 Min</text:p>
          </table:table-cell>
          <table:table-cell table:style-name="ce7" table:formula="of:=[.H$2]/[.$A15]*60" office:value-type="float" office:value="120" calcext:value-type="float">
            <text:p>120 Min</text:p>
          </table:table-cell>
          <table:table-cell table:style-name="ce7" table:formula="of:=[.I$2]/[.$A15]*60" office:value-type="float" office:value="160" calcext:value-type="float">
            <text:p>160 Min</text:p>
          </table:table-cell>
          <table:table-cell table:style-name="ce7" table:formula="of:=[.J$2]/[.$A15]*60" office:value-type="float" office:value="200" calcext:value-type="float">
            <text:p>200 Min</text:p>
          </table:table-cell>
          <table:table-cell table:style-name="ce7" table:formula="of:=[.K$2]/[.$A15]*60" office:value-type="float" office:value="240" calcext:value-type="float">
            <text:p>240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5]+10" office:value-type="float" office:value="160" calcext:value-type="float">
            <text:p>160 km/h</text:p>
          </table:table-cell>
          <table:table-cell table:style-name="ce7" table:formula="of:=[.$B$2]/[.$A16]*60" office:value-type="float" office:value="11.25" calcext:value-type="float">
            <text:p>11 Min</text:p>
          </table:table-cell>
          <table:table-cell table:style-name="ce7" table:formula="of:=[.C$2]/[.$A16]*60" office:value-type="float" office:value="18.75" calcext:value-type="float">
            <text:p>19 Min</text:p>
          </table:table-cell>
          <table:table-cell table:style-name="ce7" table:formula="of:=[.D$2]/[.$A16]*60" office:value-type="float" office:value="28.125" calcext:value-type="float">
            <text:p>28 Min</text:p>
          </table:table-cell>
          <table:table-cell table:style-name="ce7" table:formula="of:=[.E$2]/[.$A16]*60" office:value-type="float" office:value="37.5" calcext:value-type="float">
            <text:p>38 Min</text:p>
          </table:table-cell>
          <table:table-cell table:style-name="ce7" table:formula="of:=[.F$2]/[.$A16]*60" office:value-type="float" office:value="56.25" calcext:value-type="float">
            <text:p>56 Min</text:p>
          </table:table-cell>
          <table:table-cell table:style-name="ce7" table:formula="of:=[.G$2]/[.$A16]*60" office:value-type="float" office:value="75" calcext:value-type="float">
            <text:p>75 Min</text:p>
          </table:table-cell>
          <table:table-cell table:style-name="ce7" table:formula="of:=[.H$2]/[.$A16]*60" office:value-type="float" office:value="112.5" calcext:value-type="float">
            <text:p>113 Min</text:p>
          </table:table-cell>
          <table:table-cell table:style-name="ce7" table:formula="of:=[.I$2]/[.$A16]*60" office:value-type="float" office:value="150" calcext:value-type="float">
            <text:p>150 Min</text:p>
          </table:table-cell>
          <table:table-cell table:style-name="ce7" table:formula="of:=[.J$2]/[.$A16]*60" office:value-type="float" office:value="187.5" calcext:value-type="float">
            <text:p>188 Min</text:p>
          </table:table-cell>
          <table:table-cell table:style-name="ce7" table:formula="of:=[.K$2]/[.$A16]*60" office:value-type="float" office:value="225" calcext:value-type="float">
            <text:p>225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6]+10" office:value-type="float" office:value="170" calcext:value-type="float">
            <text:p>170 km/h</text:p>
          </table:table-cell>
          <table:table-cell table:style-name="ce7" table:formula="of:=[.$B$2]/[.$A17]*60" office:value-type="float" office:value="10.5882352941176" calcext:value-type="float">
            <text:p>11 Min</text:p>
          </table:table-cell>
          <table:table-cell table:style-name="ce7" table:formula="of:=[.C$2]/[.$A17]*60" office:value-type="float" office:value="17.6470588235294" calcext:value-type="float">
            <text:p>18 Min</text:p>
          </table:table-cell>
          <table:table-cell table:style-name="ce7" table:formula="of:=[.D$2]/[.$A17]*60" office:value-type="float" office:value="26.4705882352941" calcext:value-type="float">
            <text:p>26 Min</text:p>
          </table:table-cell>
          <table:table-cell table:style-name="ce7" table:formula="of:=[.E$2]/[.$A17]*60" office:value-type="float" office:value="35.2941176470588" calcext:value-type="float">
            <text:p>35 Min</text:p>
          </table:table-cell>
          <table:table-cell table:style-name="ce7" table:formula="of:=[.F$2]/[.$A17]*60" office:value-type="float" office:value="52.9411764705882" calcext:value-type="float">
            <text:p>53 Min</text:p>
          </table:table-cell>
          <table:table-cell table:style-name="ce7" table:formula="of:=[.G$2]/[.$A17]*60" office:value-type="float" office:value="70.5882352941177" calcext:value-type="float">
            <text:p>71 Min</text:p>
          </table:table-cell>
          <table:table-cell table:style-name="ce7" table:formula="of:=[.H$2]/[.$A17]*60" office:value-type="float" office:value="105.882352941176" calcext:value-type="float">
            <text:p>106 Min</text:p>
          </table:table-cell>
          <table:table-cell table:style-name="ce7" table:formula="of:=[.I$2]/[.$A17]*60" office:value-type="float" office:value="141.176470588235" calcext:value-type="float">
            <text:p>141 Min</text:p>
          </table:table-cell>
          <table:table-cell table:style-name="ce7" table:formula="of:=[.J$2]/[.$A17]*60" office:value-type="float" office:value="176.470588235294" calcext:value-type="float">
            <text:p>176 Min</text:p>
          </table:table-cell>
          <table:table-cell table:style-name="ce7" table:formula="of:=[.K$2]/[.$A17]*60" office:value-type="float" office:value="211.764705882353" calcext:value-type="float">
            <text:p>212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7]+10" office:value-type="float" office:value="180" calcext:value-type="float">
            <text:p>180 km/h</text:p>
          </table:table-cell>
          <table:table-cell table:style-name="ce7" table:formula="of:=[.$B$2]/[.$A18]*60" office:value-type="float" office:value="10" calcext:value-type="float">
            <text:p>10 Min</text:p>
          </table:table-cell>
          <table:table-cell table:style-name="ce7" table:formula="of:=[.C$2]/[.$A18]*60" office:value-type="float" office:value="16.6666666666667" calcext:value-type="float">
            <text:p>17 Min</text:p>
          </table:table-cell>
          <table:table-cell table:style-name="ce7" table:formula="of:=[.D$2]/[.$A18]*60" office:value-type="float" office:value="25" calcext:value-type="float">
            <text:p>25 Min</text:p>
          </table:table-cell>
          <table:table-cell table:style-name="ce7" table:formula="of:=[.E$2]/[.$A18]*60" office:value-type="float" office:value="33.3333333333333" calcext:value-type="float">
            <text:p>33 Min</text:p>
          </table:table-cell>
          <table:table-cell table:style-name="ce7" table:formula="of:=[.F$2]/[.$A18]*60" office:value-type="float" office:value="50" calcext:value-type="float">
            <text:p>50 Min</text:p>
          </table:table-cell>
          <table:table-cell table:style-name="ce7" table:formula="of:=[.G$2]/[.$A18]*60" office:value-type="float" office:value="66.6666666666667" calcext:value-type="float">
            <text:p>67 Min</text:p>
          </table:table-cell>
          <table:table-cell table:style-name="ce7" table:formula="of:=[.H$2]/[.$A18]*60" office:value-type="float" office:value="100" calcext:value-type="float">
            <text:p>100 Min</text:p>
          </table:table-cell>
          <table:table-cell table:style-name="ce7" table:formula="of:=[.I$2]/[.$A18]*60" office:value-type="float" office:value="133.333333333333" calcext:value-type="float">
            <text:p>133 Min</text:p>
          </table:table-cell>
          <table:table-cell table:style-name="ce7" table:formula="of:=[.J$2]/[.$A18]*60" office:value-type="float" office:value="166.666666666667" calcext:value-type="float">
            <text:p>167 Min</text:p>
          </table:table-cell>
          <table:table-cell table:style-name="ce7" table:formula="of:=[.K$2]/[.$A18]*60" office:value-type="float" office:value="200" calcext:value-type="float">
            <text:p>200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8]+10" office:value-type="float" office:value="190" calcext:value-type="float">
            <text:p>190 km/h</text:p>
          </table:table-cell>
          <table:table-cell table:style-name="ce7" table:formula="of:=[.$B$2]/[.$A19]*60" office:value-type="float" office:value="9.47368421052632" calcext:value-type="float">
            <text:p>9 Min</text:p>
          </table:table-cell>
          <table:table-cell table:style-name="ce7" table:formula="of:=[.C$2]/[.$A19]*60" office:value-type="float" office:value="15.7894736842105" calcext:value-type="float">
            <text:p>16 Min</text:p>
          </table:table-cell>
          <table:table-cell table:style-name="ce7" table:formula="of:=[.D$2]/[.$A19]*60" office:value-type="float" office:value="23.6842105263158" calcext:value-type="float">
            <text:p>24 Min</text:p>
          </table:table-cell>
          <table:table-cell table:style-name="ce7" table:formula="of:=[.E$2]/[.$A19]*60" office:value-type="float" office:value="31.5789473684211" calcext:value-type="float">
            <text:p>32 Min</text:p>
          </table:table-cell>
          <table:table-cell table:style-name="ce7" table:formula="of:=[.F$2]/[.$A19]*60" office:value-type="float" office:value="47.3684210526316" calcext:value-type="float">
            <text:p>47 Min</text:p>
          </table:table-cell>
          <table:table-cell table:style-name="ce7" table:formula="of:=[.G$2]/[.$A19]*60" office:value-type="float" office:value="63.1578947368421" calcext:value-type="float">
            <text:p>63 Min</text:p>
          </table:table-cell>
          <table:table-cell table:style-name="ce7" table:formula="of:=[.H$2]/[.$A19]*60" office:value-type="float" office:value="94.7368421052632" calcext:value-type="float">
            <text:p>95 Min</text:p>
          </table:table-cell>
          <table:table-cell table:style-name="ce7" table:formula="of:=[.I$2]/[.$A19]*60" office:value-type="float" office:value="126.315789473684" calcext:value-type="float">
            <text:p>126 Min</text:p>
          </table:table-cell>
          <table:table-cell table:style-name="ce7" table:formula="of:=[.J$2]/[.$A19]*60" office:value-type="float" office:value="157.894736842105" calcext:value-type="float">
            <text:p>158 Min</text:p>
          </table:table-cell>
          <table:table-cell table:style-name="ce7" table:formula="of:=[.K$2]/[.$A19]*60" office:value-type="float" office:value="189.473684210526" calcext:value-type="float">
            <text:p>189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19]+10" office:value-type="float" office:value="200" calcext:value-type="float">
            <text:p>200 km/h</text:p>
          </table:table-cell>
          <table:table-cell table:style-name="ce7" table:formula="of:=[.$B$2]/[.$A20]*60" office:value-type="float" office:value="9" calcext:value-type="float">
            <text:p>9 Min</text:p>
          </table:table-cell>
          <table:table-cell table:style-name="ce7" table:formula="of:=[.C$2]/[.$A20]*60" office:value-type="float" office:value="15" calcext:value-type="float">
            <text:p>15 Min</text:p>
          </table:table-cell>
          <table:table-cell table:style-name="ce7" table:formula="of:=[.D$2]/[.$A20]*60" office:value-type="float" office:value="22.5" calcext:value-type="float">
            <text:p>23 Min</text:p>
          </table:table-cell>
          <table:table-cell table:style-name="ce7" table:formula="of:=[.E$2]/[.$A20]*60" office:value-type="float" office:value="30" calcext:value-type="float">
            <text:p>30 Min</text:p>
          </table:table-cell>
          <table:table-cell table:style-name="ce7" table:formula="of:=[.F$2]/[.$A20]*60" office:value-type="float" office:value="45" calcext:value-type="float">
            <text:p>45 Min</text:p>
          </table:table-cell>
          <table:table-cell table:style-name="ce7" table:formula="of:=[.G$2]/[.$A20]*60" office:value-type="float" office:value="60" calcext:value-type="float">
            <text:p>60 Min</text:p>
          </table:table-cell>
          <table:table-cell table:style-name="ce7" table:formula="of:=[.H$2]/[.$A20]*60" office:value-type="float" office:value="90" calcext:value-type="float">
            <text:p>90 Min</text:p>
          </table:table-cell>
          <table:table-cell table:style-name="ce7" table:formula="of:=[.I$2]/[.$A20]*60" office:value-type="float" office:value="120" calcext:value-type="float">
            <text:p>120 Min</text:p>
          </table:table-cell>
          <table:table-cell table:style-name="ce7" table:formula="of:=[.J$2]/[.$A20]*60" office:value-type="float" office:value="150" calcext:value-type="float">
            <text:p>150 Min</text:p>
          </table:table-cell>
          <table:table-cell table:style-name="ce7" table:formula="of:=[.K$2]/[.$A20]*60" office:value-type="float" office:value="180" calcext:value-type="float">
            <text:p>180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0]+10" office:value-type="float" office:value="210" calcext:value-type="float">
            <text:p>210 km/h</text:p>
          </table:table-cell>
          <table:table-cell table:style-name="ce7" table:formula="of:=[.$B$2]/[.$A21]*60" office:value-type="float" office:value="8.57142857142857" calcext:value-type="float">
            <text:p>9 Min</text:p>
          </table:table-cell>
          <table:table-cell table:style-name="ce7" table:formula="of:=[.C$2]/[.$A21]*60" office:value-type="float" office:value="14.2857142857143" calcext:value-type="float">
            <text:p>14 Min</text:p>
          </table:table-cell>
          <table:table-cell table:style-name="ce7" table:formula="of:=[.D$2]/[.$A21]*60" office:value-type="float" office:value="21.4285714285714" calcext:value-type="float">
            <text:p>21 Min</text:p>
          </table:table-cell>
          <table:table-cell table:style-name="ce7" table:formula="of:=[.E$2]/[.$A21]*60" office:value-type="float" office:value="28.5714285714286" calcext:value-type="float">
            <text:p>29 Min</text:p>
          </table:table-cell>
          <table:table-cell table:style-name="ce7" table:formula="of:=[.F$2]/[.$A21]*60" office:value-type="float" office:value="42.8571428571429" calcext:value-type="float">
            <text:p>43 Min</text:p>
          </table:table-cell>
          <table:table-cell table:style-name="ce7" table:formula="of:=[.G$2]/[.$A21]*60" office:value-type="float" office:value="57.1428571428571" calcext:value-type="float">
            <text:p>57 Min</text:p>
          </table:table-cell>
          <table:table-cell table:style-name="ce7" table:formula="of:=[.H$2]/[.$A21]*60" office:value-type="float" office:value="85.7142857142857" calcext:value-type="float">
            <text:p>86 Min</text:p>
          </table:table-cell>
          <table:table-cell table:style-name="ce7" table:formula="of:=[.I$2]/[.$A21]*60" office:value-type="float" office:value="114.285714285714" calcext:value-type="float">
            <text:p>114 Min</text:p>
          </table:table-cell>
          <table:table-cell table:style-name="ce7" table:formula="of:=[.J$2]/[.$A21]*60" office:value-type="float" office:value="142.857142857143" calcext:value-type="float">
            <text:p>143 Min</text:p>
          </table:table-cell>
          <table:table-cell table:style-name="ce7" table:formula="of:=[.K$2]/[.$A21]*60" office:value-type="float" office:value="171.428571428571" calcext:value-type="float">
            <text:p>171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1]+10" office:value-type="float" office:value="220" calcext:value-type="float">
            <text:p>220 km/h</text:p>
          </table:table-cell>
          <table:table-cell table:style-name="ce7" table:formula="of:=[.$B$2]/[.$A22]*60" office:value-type="float" office:value="8.18181818181818" calcext:value-type="float">
            <text:p>8 Min</text:p>
          </table:table-cell>
          <table:table-cell table:style-name="ce7" table:formula="of:=[.C$2]/[.$A22]*60" office:value-type="float" office:value="13.6363636363636" calcext:value-type="float">
            <text:p>14 Min</text:p>
          </table:table-cell>
          <table:table-cell table:style-name="ce7" table:formula="of:=[.D$2]/[.$A22]*60" office:value-type="float" office:value="20.4545454545455" calcext:value-type="float">
            <text:p>20 Min</text:p>
          </table:table-cell>
          <table:table-cell table:style-name="ce7" table:formula="of:=[.E$2]/[.$A22]*60" office:value-type="float" office:value="27.2727272727273" calcext:value-type="float">
            <text:p>27 Min</text:p>
          </table:table-cell>
          <table:table-cell table:style-name="ce7" table:formula="of:=[.F$2]/[.$A22]*60" office:value-type="float" office:value="40.9090909090909" calcext:value-type="float">
            <text:p>41 Min</text:p>
          </table:table-cell>
          <table:table-cell table:style-name="ce7" table:formula="of:=[.G$2]/[.$A22]*60" office:value-type="float" office:value="54.5454545454546" calcext:value-type="float">
            <text:p>55 Min</text:p>
          </table:table-cell>
          <table:table-cell table:style-name="ce7" table:formula="of:=[.H$2]/[.$A22]*60" office:value-type="float" office:value="81.8181818181818" calcext:value-type="float">
            <text:p>82 Min</text:p>
          </table:table-cell>
          <table:table-cell table:style-name="ce7" table:formula="of:=[.I$2]/[.$A22]*60" office:value-type="float" office:value="109.090909090909" calcext:value-type="float">
            <text:p>109 Min</text:p>
          </table:table-cell>
          <table:table-cell table:style-name="ce7" table:formula="of:=[.J$2]/[.$A22]*60" office:value-type="float" office:value="136.363636363636" calcext:value-type="float">
            <text:p>136 Min</text:p>
          </table:table-cell>
          <table:table-cell table:style-name="ce7" table:formula="of:=[.K$2]/[.$A22]*60" office:value-type="float" office:value="163.636363636364" calcext:value-type="float">
            <text:p>164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2]+10" office:value-type="float" office:value="230" calcext:value-type="float">
            <text:p>230 km/h</text:p>
          </table:table-cell>
          <table:table-cell table:style-name="ce7" table:formula="of:=[.$B$2]/[.$A23]*60" office:value-type="float" office:value="7.82608695652174" calcext:value-type="float">
            <text:p>8 Min</text:p>
          </table:table-cell>
          <table:table-cell table:style-name="ce7" table:formula="of:=[.C$2]/[.$A23]*60" office:value-type="float" office:value="13.0434782608696" calcext:value-type="float">
            <text:p>13 Min</text:p>
          </table:table-cell>
          <table:table-cell table:style-name="ce7" table:formula="of:=[.D$2]/[.$A23]*60" office:value-type="float" office:value="19.5652173913043" calcext:value-type="float">
            <text:p>20 Min</text:p>
          </table:table-cell>
          <table:table-cell table:style-name="ce7" table:formula="of:=[.E$2]/[.$A23]*60" office:value-type="float" office:value="26.0869565217391" calcext:value-type="float">
            <text:p>26 Min</text:p>
          </table:table-cell>
          <table:table-cell table:style-name="ce7" table:formula="of:=[.F$2]/[.$A23]*60" office:value-type="float" office:value="39.1304347826087" calcext:value-type="float">
            <text:p>39 Min</text:p>
          </table:table-cell>
          <table:table-cell table:style-name="ce7" table:formula="of:=[.G$2]/[.$A23]*60" office:value-type="float" office:value="52.1739130434783" calcext:value-type="float">
            <text:p>52 Min</text:p>
          </table:table-cell>
          <table:table-cell table:style-name="ce7" table:formula="of:=[.H$2]/[.$A23]*60" office:value-type="float" office:value="78.2608695652174" calcext:value-type="float">
            <text:p>78 Min</text:p>
          </table:table-cell>
          <table:table-cell table:style-name="ce7" table:formula="of:=[.I$2]/[.$A23]*60" office:value-type="float" office:value="104.347826086957" calcext:value-type="float">
            <text:p>104 Min</text:p>
          </table:table-cell>
          <table:table-cell table:style-name="ce7" table:formula="of:=[.J$2]/[.$A23]*60" office:value-type="float" office:value="130.434782608696" calcext:value-type="float">
            <text:p>130 Min</text:p>
          </table:table-cell>
          <table:table-cell table:style-name="ce7" table:formula="of:=[.K$2]/[.$A23]*60" office:value-type="float" office:value="156.521739130435" calcext:value-type="float">
            <text:p>157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3]+10" office:value-type="float" office:value="240" calcext:value-type="float">
            <text:p>240 km/h</text:p>
          </table:table-cell>
          <table:table-cell table:style-name="ce7" table:formula="of:=[.$B$2]/[.$A24]*60" office:value-type="float" office:value="7.5" calcext:value-type="float">
            <text:p>8 Min</text:p>
          </table:table-cell>
          <table:table-cell table:style-name="ce7" table:formula="of:=[.C$2]/[.$A24]*60" office:value-type="float" office:value="12.5" calcext:value-type="float">
            <text:p>13 Min</text:p>
          </table:table-cell>
          <table:table-cell table:style-name="ce7" table:formula="of:=[.D$2]/[.$A24]*60" office:value-type="float" office:value="18.75" calcext:value-type="float">
            <text:p>19 Min</text:p>
          </table:table-cell>
          <table:table-cell table:style-name="ce7" table:formula="of:=[.E$2]/[.$A24]*60" office:value-type="float" office:value="25" calcext:value-type="float">
            <text:p>25 Min</text:p>
          </table:table-cell>
          <table:table-cell table:style-name="ce7" table:formula="of:=[.F$2]/[.$A24]*60" office:value-type="float" office:value="37.5" calcext:value-type="float">
            <text:p>38 Min</text:p>
          </table:table-cell>
          <table:table-cell table:style-name="ce7" table:formula="of:=[.G$2]/[.$A24]*60" office:value-type="float" office:value="50" calcext:value-type="float">
            <text:p>50 Min</text:p>
          </table:table-cell>
          <table:table-cell table:style-name="ce7" table:formula="of:=[.H$2]/[.$A24]*60" office:value-type="float" office:value="75" calcext:value-type="float">
            <text:p>75 Min</text:p>
          </table:table-cell>
          <table:table-cell table:style-name="ce7" table:formula="of:=[.I$2]/[.$A24]*60" office:value-type="float" office:value="100" calcext:value-type="float">
            <text:p>100 Min</text:p>
          </table:table-cell>
          <table:table-cell table:style-name="ce7" table:formula="of:=[.J$2]/[.$A24]*60" office:value-type="float" office:value="125" calcext:value-type="float">
            <text:p>125 Min</text:p>
          </table:table-cell>
          <table:table-cell table:style-name="ce7" table:formula="of:=[.K$2]/[.$A24]*60" office:value-type="float" office:value="150" calcext:value-type="float">
            <text:p>150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4]+10" office:value-type="float" office:value="250" calcext:value-type="float">
            <text:p>250 km/h</text:p>
          </table:table-cell>
          <table:table-cell table:style-name="ce7" table:formula="of:=[.$B$2]/[.$A25]*60" office:value-type="float" office:value="7.2" calcext:value-type="float">
            <text:p>7 Min</text:p>
          </table:table-cell>
          <table:table-cell table:style-name="ce7" table:formula="of:=[.C$2]/[.$A25]*60" office:value-type="float" office:value="12" calcext:value-type="float">
            <text:p>12 Min</text:p>
          </table:table-cell>
          <table:table-cell table:style-name="ce7" table:formula="of:=[.D$2]/[.$A25]*60" office:value-type="float" office:value="18" calcext:value-type="float">
            <text:p>18 Min</text:p>
          </table:table-cell>
          <table:table-cell table:style-name="ce7" table:formula="of:=[.E$2]/[.$A25]*60" office:value-type="float" office:value="24" calcext:value-type="float">
            <text:p>24 Min</text:p>
          </table:table-cell>
          <table:table-cell table:style-name="ce7" table:formula="of:=[.F$2]/[.$A25]*60" office:value-type="float" office:value="36" calcext:value-type="float">
            <text:p>36 Min</text:p>
          </table:table-cell>
          <table:table-cell table:style-name="ce7" table:formula="of:=[.G$2]/[.$A25]*60" office:value-type="float" office:value="48" calcext:value-type="float">
            <text:p>48 Min</text:p>
          </table:table-cell>
          <table:table-cell table:style-name="ce7" table:formula="of:=[.H$2]/[.$A25]*60" office:value-type="float" office:value="72" calcext:value-type="float">
            <text:p>72 Min</text:p>
          </table:table-cell>
          <table:table-cell table:style-name="ce7" table:formula="of:=[.I$2]/[.$A25]*60" office:value-type="float" office:value="96" calcext:value-type="float">
            <text:p>96 Min</text:p>
          </table:table-cell>
          <table:table-cell table:style-name="ce7" table:formula="of:=[.J$2]/[.$A25]*60" office:value-type="float" office:value="120" calcext:value-type="float">
            <text:p>120 Min</text:p>
          </table:table-cell>
          <table:table-cell table:style-name="ce7" table:formula="of:=[.K$2]/[.$A25]*60" office:value-type="float" office:value="144" calcext:value-type="float">
            <text:p>144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5]+10" office:value-type="float" office:value="260" calcext:value-type="float">
            <text:p>260 km/h</text:p>
          </table:table-cell>
          <table:table-cell table:style-name="ce7" table:formula="of:=[.$B$2]/[.$A26]*60" office:value-type="float" office:value="6.92307692307692" calcext:value-type="float">
            <text:p>7 Min</text:p>
          </table:table-cell>
          <table:table-cell table:style-name="ce7" table:formula="of:=[.C$2]/[.$A26]*60" office:value-type="float" office:value="11.5384615384615" calcext:value-type="float">
            <text:p>12 Min</text:p>
          </table:table-cell>
          <table:table-cell table:style-name="ce7" table:formula="of:=[.D$2]/[.$A26]*60" office:value-type="float" office:value="17.3076923076923" calcext:value-type="float">
            <text:p>17 Min</text:p>
          </table:table-cell>
          <table:table-cell table:style-name="ce7" table:formula="of:=[.E$2]/[.$A26]*60" office:value-type="float" office:value="23.0769230769231" calcext:value-type="float">
            <text:p>23 Min</text:p>
          </table:table-cell>
          <table:table-cell table:style-name="ce7" table:formula="of:=[.F$2]/[.$A26]*60" office:value-type="float" office:value="34.6153846153846" calcext:value-type="float">
            <text:p>35 Min</text:p>
          </table:table-cell>
          <table:table-cell table:style-name="ce7" table:formula="of:=[.G$2]/[.$A26]*60" office:value-type="float" office:value="46.1538461538462" calcext:value-type="float">
            <text:p>46 Min</text:p>
          </table:table-cell>
          <table:table-cell table:style-name="ce7" table:formula="of:=[.H$2]/[.$A26]*60" office:value-type="float" office:value="69.2307692307692" calcext:value-type="float">
            <text:p>69 Min</text:p>
          </table:table-cell>
          <table:table-cell table:style-name="ce7" table:formula="of:=[.I$2]/[.$A26]*60" office:value-type="float" office:value="92.3076923076923" calcext:value-type="float">
            <text:p>92 Min</text:p>
          </table:table-cell>
          <table:table-cell table:style-name="ce7" table:formula="of:=[.J$2]/[.$A26]*60" office:value-type="float" office:value="115.384615384615" calcext:value-type="float">
            <text:p>115 Min</text:p>
          </table:table-cell>
          <table:table-cell table:style-name="ce7" table:formula="of:=[.K$2]/[.$A26]*60" office:value-type="float" office:value="138.461538461538" calcext:value-type="float">
            <text:p>138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6]+10" office:value-type="float" office:value="270" calcext:value-type="float">
            <text:p>270 km/h</text:p>
          </table:table-cell>
          <table:table-cell table:style-name="ce7" table:formula="of:=[.$B$2]/[.$A27]*60" office:value-type="float" office:value="6.66666666666667" calcext:value-type="float">
            <text:p>7 Min</text:p>
          </table:table-cell>
          <table:table-cell table:style-name="ce7" table:formula="of:=[.C$2]/[.$A27]*60" office:value-type="float" office:value="11.1111111111111" calcext:value-type="float">
            <text:p>11 Min</text:p>
          </table:table-cell>
          <table:table-cell table:style-name="ce7" table:formula="of:=[.D$2]/[.$A27]*60" office:value-type="float" office:value="16.6666666666667" calcext:value-type="float">
            <text:p>17 Min</text:p>
          </table:table-cell>
          <table:table-cell table:style-name="ce7" table:formula="of:=[.E$2]/[.$A27]*60" office:value-type="float" office:value="22.2222222222222" calcext:value-type="float">
            <text:p>22 Min</text:p>
          </table:table-cell>
          <table:table-cell table:style-name="ce7" table:formula="of:=[.F$2]/[.$A27]*60" office:value-type="float" office:value="33.3333333333333" calcext:value-type="float">
            <text:p>33 Min</text:p>
          </table:table-cell>
          <table:table-cell table:style-name="ce7" table:formula="of:=[.G$2]/[.$A27]*60" office:value-type="float" office:value="44.4444444444444" calcext:value-type="float">
            <text:p>44 Min</text:p>
          </table:table-cell>
          <table:table-cell table:style-name="ce7" table:formula="of:=[.H$2]/[.$A27]*60" office:value-type="float" office:value="66.6666666666667" calcext:value-type="float">
            <text:p>67 Min</text:p>
          </table:table-cell>
          <table:table-cell table:style-name="ce7" table:formula="of:=[.I$2]/[.$A27]*60" office:value-type="float" office:value="88.8888888888889" calcext:value-type="float">
            <text:p>89 Min</text:p>
          </table:table-cell>
          <table:table-cell table:style-name="ce7" table:formula="of:=[.J$2]/[.$A27]*60" office:value-type="float" office:value="111.111111111111" calcext:value-type="float">
            <text:p>111 Min</text:p>
          </table:table-cell>
          <table:table-cell table:style-name="ce7" table:formula="of:=[.K$2]/[.$A27]*60" office:value-type="float" office:value="133.333333333333" calcext:value-type="float">
            <text:p>133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7]+10" office:value-type="float" office:value="280" calcext:value-type="float">
            <text:p>280 km/h</text:p>
          </table:table-cell>
          <table:table-cell table:style-name="ce7" table:formula="of:=[.$B$2]/[.$A28]*60" office:value-type="float" office:value="6.42857142857143" calcext:value-type="float">
            <text:p>6 Min</text:p>
          </table:table-cell>
          <table:table-cell table:style-name="ce7" table:formula="of:=[.C$2]/[.$A28]*60" office:value-type="float" office:value="10.7142857142857" calcext:value-type="float">
            <text:p>11 Min</text:p>
          </table:table-cell>
          <table:table-cell table:style-name="ce7" table:formula="of:=[.D$2]/[.$A28]*60" office:value-type="float" office:value="16.0714285714286" calcext:value-type="float">
            <text:p>16 Min</text:p>
          </table:table-cell>
          <table:table-cell table:style-name="ce7" table:formula="of:=[.E$2]/[.$A28]*60" office:value-type="float" office:value="21.4285714285714" calcext:value-type="float">
            <text:p>21 Min</text:p>
          </table:table-cell>
          <table:table-cell table:style-name="ce7" table:formula="of:=[.F$2]/[.$A28]*60" office:value-type="float" office:value="32.1428571428571" calcext:value-type="float">
            <text:p>32 Min</text:p>
          </table:table-cell>
          <table:table-cell table:style-name="ce7" table:formula="of:=[.G$2]/[.$A28]*60" office:value-type="float" office:value="42.8571428571429" calcext:value-type="float">
            <text:p>43 Min</text:p>
          </table:table-cell>
          <table:table-cell table:style-name="ce7" table:formula="of:=[.H$2]/[.$A28]*60" office:value-type="float" office:value="64.2857142857143" calcext:value-type="float">
            <text:p>64 Min</text:p>
          </table:table-cell>
          <table:table-cell table:style-name="ce7" table:formula="of:=[.I$2]/[.$A28]*60" office:value-type="float" office:value="85.7142857142857" calcext:value-type="float">
            <text:p>86 Min</text:p>
          </table:table-cell>
          <table:table-cell table:style-name="ce7" table:formula="of:=[.J$2]/[.$A28]*60" office:value-type="float" office:value="107.142857142857" calcext:value-type="float">
            <text:p>107 Min</text:p>
          </table:table-cell>
          <table:table-cell table:style-name="ce7" table:formula="of:=[.K$2]/[.$A28]*60" office:value-type="float" office:value="128.571428571429" calcext:value-type="float">
            <text:p>129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8]+10" office:value-type="float" office:value="290" calcext:value-type="float">
            <text:p>290 km/h</text:p>
          </table:table-cell>
          <table:table-cell table:style-name="ce7" table:formula="of:=[.$B$2]/[.$A29]*60" office:value-type="float" office:value="6.20689655172414" calcext:value-type="float">
            <text:p>6 Min</text:p>
          </table:table-cell>
          <table:table-cell table:style-name="ce7" table:formula="of:=[.C$2]/[.$A29]*60" office:value-type="float" office:value="10.3448275862069" calcext:value-type="float">
            <text:p>10 Min</text:p>
          </table:table-cell>
          <table:table-cell table:style-name="ce7" table:formula="of:=[.D$2]/[.$A29]*60" office:value-type="float" office:value="15.5172413793103" calcext:value-type="float">
            <text:p>16 Min</text:p>
          </table:table-cell>
          <table:table-cell table:style-name="ce7" table:formula="of:=[.E$2]/[.$A29]*60" office:value-type="float" office:value="20.6896551724138" calcext:value-type="float">
            <text:p>21 Min</text:p>
          </table:table-cell>
          <table:table-cell table:style-name="ce7" table:formula="of:=[.F$2]/[.$A29]*60" office:value-type="float" office:value="31.0344827586207" calcext:value-type="float">
            <text:p>31 Min</text:p>
          </table:table-cell>
          <table:table-cell table:style-name="ce7" table:formula="of:=[.G$2]/[.$A29]*60" office:value-type="float" office:value="41.3793103448276" calcext:value-type="float">
            <text:p>41 Min</text:p>
          </table:table-cell>
          <table:table-cell table:style-name="ce7" table:formula="of:=[.H$2]/[.$A29]*60" office:value-type="float" office:value="62.0689655172414" calcext:value-type="float">
            <text:p>62 Min</text:p>
          </table:table-cell>
          <table:table-cell table:style-name="ce7" table:formula="of:=[.I$2]/[.$A29]*60" office:value-type="float" office:value="82.7586206896552" calcext:value-type="float">
            <text:p>83 Min</text:p>
          </table:table-cell>
          <table:table-cell table:style-name="ce7" table:formula="of:=[.J$2]/[.$A29]*60" office:value-type="float" office:value="103.448275862069" calcext:value-type="float">
            <text:p>103 Min</text:p>
          </table:table-cell>
          <table:table-cell table:style-name="ce7" table:formula="of:=[.K$2]/[.$A29]*60" office:value-type="float" office:value="124.137931034483" calcext:value-type="float">
            <text:p>124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29]+10" office:value-type="float" office:value="300" calcext:value-type="float">
            <text:p>300 km/h</text:p>
          </table:table-cell>
          <table:table-cell table:style-name="ce7" table:formula="of:=[.$B$2]/[.$A30]*60" office:value-type="float" office:value="6" calcext:value-type="float">
            <text:p>6 Min</text:p>
          </table:table-cell>
          <table:table-cell table:style-name="ce7" table:formula="of:=[.C$2]/[.$A30]*60" office:value-type="float" office:value="10" calcext:value-type="float">
            <text:p>10 Min</text:p>
          </table:table-cell>
          <table:table-cell table:style-name="ce7" table:formula="of:=[.D$2]/[.$A30]*60" office:value-type="float" office:value="15" calcext:value-type="float">
            <text:p>15 Min</text:p>
          </table:table-cell>
          <table:table-cell table:style-name="ce7" table:formula="of:=[.E$2]/[.$A30]*60" office:value-type="float" office:value="20" calcext:value-type="float">
            <text:p>20 Min</text:p>
          </table:table-cell>
          <table:table-cell table:style-name="ce7" table:formula="of:=[.F$2]/[.$A30]*60" office:value-type="float" office:value="30" calcext:value-type="float">
            <text:p>30 Min</text:p>
          </table:table-cell>
          <table:table-cell table:style-name="ce7" table:formula="of:=[.G$2]/[.$A30]*60" office:value-type="float" office:value="40" calcext:value-type="float">
            <text:p>40 Min</text:p>
          </table:table-cell>
          <table:table-cell table:style-name="ce7" table:formula="of:=[.H$2]/[.$A30]*60" office:value-type="float" office:value="60" calcext:value-type="float">
            <text:p>60 Min</text:p>
          </table:table-cell>
          <table:table-cell table:style-name="ce7" table:formula="of:=[.I$2]/[.$A30]*60" office:value-type="float" office:value="80" calcext:value-type="float">
            <text:p>80 Min</text:p>
          </table:table-cell>
          <table:table-cell table:style-name="ce7" table:formula="of:=[.J$2]/[.$A30]*60" office:value-type="float" office:value="100" calcext:value-type="float">
            <text:p>100 Min</text:p>
          </table:table-cell>
          <table:table-cell table:style-name="ce7" table:formula="of:=[.K$2]/[.$A30]*60" office:value-type="float" office:value="120" calcext:value-type="float">
            <text:p>120 Min</text:p>
          </table:table-cell>
          <table:table-cell table:number-columns-repeated="5"/>
          <table:table-cell table:style-name="ce3"/>
        </table:table-row>
        <table:table-row table:style-name="ro1">
          <table:table-cell table:formula="of:=[.A30]+10" office:value-type="float" office:value="310" calcext:value-type="float">
            <text:p>310 km/h</text:p>
          </table:table-cell>
          <table:table-cell table:style-name="ce7" table:formula="of:=[.$B$2]/[.$A31]*60" office:value-type="float" office:value="5.80645161290323" calcext:value-type="float">
            <text:p>6 Min</text:p>
          </table:table-cell>
          <table:table-cell table:style-name="ce7" table:formula="of:=[.C$2]/[.$A31]*60" office:value-type="float" office:value="9.67741935483871" calcext:value-type="float">
            <text:p>10 Min</text:p>
          </table:table-cell>
          <table:table-cell table:style-name="ce7" table:formula="of:=[.D$2]/[.$A31]*60" office:value-type="float" office:value="14.5161290322581" calcext:value-type="float">
            <text:p>15 Min</text:p>
          </table:table-cell>
          <table:table-cell table:style-name="ce7" table:formula="of:=[.E$2]/[.$A31]*60" office:value-type="float" office:value="19.3548387096774" calcext:value-type="float">
            <text:p>19 Min</text:p>
          </table:table-cell>
          <table:table-cell table:style-name="ce7" table:formula="of:=[.F$2]/[.$A31]*60" office:value-type="float" office:value="29.0322580645161" calcext:value-type="float">
            <text:p>29 Min</text:p>
          </table:table-cell>
          <table:table-cell table:style-name="ce7" table:formula="of:=[.G$2]/[.$A31]*60" office:value-type="float" office:value="38.7096774193548" calcext:value-type="float">
            <text:p>39 Min</text:p>
          </table:table-cell>
          <table:table-cell table:style-name="ce7" table:formula="of:=[.H$2]/[.$A31]*60" office:value-type="float" office:value="58.0645161290323" calcext:value-type="float">
            <text:p>58 Min</text:p>
          </table:table-cell>
          <table:table-cell table:style-name="ce7" table:formula="of:=[.I$2]/[.$A31]*60" office:value-type="float" office:value="77.4193548387097" calcext:value-type="float">
            <text:p>77 Min</text:p>
          </table:table-cell>
          <table:table-cell table:style-name="ce7" table:formula="of:=[.J$2]/[.$A31]*60" office:value-type="float" office:value="96.7741935483871" calcext:value-type="float">
            <text:p>97 Min</text:p>
          </table:table-cell>
          <table:table-cell table:style-name="ce7" table:formula="of:=[.K$2]/[.$A31]*60" office:value-type="float" office:value="116.129032258065" calcext:value-type="float">
            <text:p>116 Min</text:p>
          </table:table-cell>
          <table:table-cell table:number-columns-repeated="6"/>
        </table:table-row>
        <table:table-row table:style-name="ro1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1" table:number-rows-spanned="1">
            <text:p>Grenzdauer mit diskreten Geschwindigkeitsdifferenzen</text:p>
          </table:table-cell>
          <table:covered-table-cell table:number-columns-repeated="10" table:style-name="Default"/>
          <table:table-cell table:number-columns-repeated="6"/>
        </table:table-row>
        <table:table-row table:style-name="ro1">
          <table:table-cell table:style-name="Default"/>
          <table:table-cell table:style-name="ce6" table:formula="of:=[.B2]" office:value-type="float" office:value="30" calcext:value-type="float">
            <text:p>30 km</text:p>
          </table:table-cell>
          <table:table-cell table:style-name="ce6" table:formula="of:=[.C2]" office:value-type="float" office:value="50" calcext:value-type="float">
            <text:p>50 km</text:p>
          </table:table-cell>
          <table:table-cell table:style-name="ce6" table:formula="of:=[.D2]" office:value-type="float" office:value="75" calcext:value-type="float">
            <text:p>75 km</text:p>
          </table:table-cell>
          <table:table-cell table:style-name="ce6" table:formula="of:=[.E2]" office:value-type="float" office:value="100" calcext:value-type="float">
            <text:p>100 km</text:p>
          </table:table-cell>
          <table:table-cell table:style-name="ce6" table:formula="of:=[.F2]" office:value-type="float" office:value="150" calcext:value-type="float">
            <text:p>150 km</text:p>
          </table:table-cell>
          <table:table-cell table:style-name="ce6" table:formula="of:=[.G2]" office:value-type="float" office:value="200" calcext:value-type="float">
            <text:p>200 km</text:p>
          </table:table-cell>
          <table:table-cell table:style-name="ce6" table:formula="of:=[.H2]" office:value-type="float" office:value="300" calcext:value-type="float">
            <text:p>300 km</text:p>
          </table:table-cell>
          <table:table-cell table:style-name="ce6" table:formula="of:=[.I2]" office:value-type="float" office:value="400" calcext:value-type="float">
            <text:p>400 km</text:p>
          </table:table-cell>
          <table:table-cell table:style-name="ce6" table:formula="of:=[.J2]" office:value-type="float" office:value="500" calcext:value-type="float">
            <text:p>500 km</text:p>
          </table:table-cell>
          <table:table-cell table:style-name="ce6" table:formula="of:=[.K2]" office:value-type="float" office:value="600" calcext:value-type="float">
            <text:p>600 km</text:p>
          </table:table-cell>
          <table:table-cell>
            <draw:frame draw:z-index="3" draw:style-name="gr1" draw:text-style-name="P1" svg:width="22.577cm" svg:height="12.699cm" svg:x="0.249cm" svg:y="0.238cm">
              <draw:object draw:notify-on-update-of-ranges="'Grenznutzen des Schnellerfahrens'.A35:'Grenznutzen des Schnellerfahrens'.A62 'Grenznutzen des Schnellerfahrens'.B34:'Grenznutzen des Schnellerfahrens'.B34 'Grenznutzen des Schnellerfahrens'.B35:'Grenznutzen des Schnellerfahrens'.B62 'Grenznutzen des Schnellerfahrens'.C34:'Grenznutzen des Schnellerfahrens'.C34 'Grenznutzen des Schnellerfahrens'.C35:'Grenznutzen des Schnellerfahrens'.C62 'Grenznutzen des Schnellerfahrens'.D34:'Grenznutzen des Schnellerfahrens'.D34 'Grenznutzen des Schnellerfahrens'.D35:'Grenznutzen des Schnellerfahrens'.D62 'Grenznutzen des Schnellerfahrens'.E34:'Grenznutzen des Schnellerfahrens'.E34 'Grenznutzen des Schnellerfahrens'.E35:'Grenznutzen des Schnellerfahrens'.E62 'Grenznutzen des Schnellerfahrens'.F34:'Grenznutzen des Schnellerfahrens'.F34 'Grenznutzen des Schnellerfahrens'.F35:'Grenznutzen des Schnellerfahrens'.F62 'Grenznutzen des Schnellerfahrens'.G34:'Grenznutzen des Schnellerfahrens'.G34 'Grenznutzen des Schnellerfahrens'.G35:'Grenznutzen des Schnellerfahrens'.G62 'Grenznutzen des Schnellerfahrens'.H34:'Grenznutzen des Schnellerfahrens'.H34 'Grenznutzen des Schnellerfahrens'.H35:'Grenznutzen des Schnellerfahrens'.H62 'Grenznutzen des Schnellerfahrens'.I34:'Grenznutzen des Schnellerfahrens'.I34 'Grenznutzen des Schnellerfahrens'.I35:'Grenznutzen des Schnellerfahrens'.I62 'Grenznutzen des Schnellerfahrens'.J34:'Grenznutzen des Schnellerfahrens'.J34 'Grenznutzen des Schnellerfahrens'.J35:'Grenznutzen des Schnellerfahrens'.J62 'Grenznutzen des Schnellerfahrens'.K34:'Grenznutzen des Schnellerfahrens'.K34 'Grenznutzen des Schnellerfahrens'.K35:'Grenznutzen des Schnellerfahrens'.K6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5" office:value-type="float" office:value="30" calcext:value-type="float">
            <text:p>30 km/h + Δv</text:p>
          </table:table-cell>
          <table:table-cell table:formula="of:=[.B4]-[.B3]" office:value-type="float" office:value="-15" calcext:value-type="float">
            <text:p>-15,0 Min</text:p>
          </table:table-cell>
          <table:table-cell table:formula="of:=[.C4]-[.C3]" office:value-type="float" office:value="-25" calcext:value-type="float">
            <text:p>-25,0 Min</text:p>
          </table:table-cell>
          <table:table-cell table:formula="of:=[.D4]-[.D3]" office:value-type="float" office:value="-37.5" calcext:value-type="float">
            <text:p>-37,5 Min</text:p>
          </table:table-cell>
          <table:table-cell table:formula="of:=[.E4]-[.E3]" office:value-type="float" office:value="-50" calcext:value-type="float">
            <text:p>-50,0 Min</text:p>
          </table:table-cell>
          <table:table-cell table:formula="of:=[.F4]-[.F3]" office:value-type="float" office:value="-75" calcext:value-type="float">
            <text:p>-75,0 Min</text:p>
          </table:table-cell>
          <table:table-cell table:formula="of:=[.G4]-[.G3]" office:value-type="float" office:value="-100" calcext:value-type="float">
            <text:p>-100,0 Min</text:p>
          </table:table-cell>
          <table:table-cell table:formula="of:=[.H4]-[.H3]" office:value-type="float" office:value="-150" calcext:value-type="float">
            <text:p>-150,0 Min</text:p>
          </table:table-cell>
          <table:table-cell table:formula="of:=[.I4]-[.I3]" office:value-type="float" office:value="-200" calcext:value-type="float">
            <text:p>-200,0 Min</text:p>
          </table:table-cell>
          <table:table-cell table:formula="of:=[.J4]-[.J3]" office:value-type="float" office:value="-250" calcext:value-type="float">
            <text:p>-250,0 Min</text:p>
          </table:table-cell>
          <table:table-cell table:formula="of:=[.K4]-[.K3]" office:value-type="float" office:value="-300" calcext:value-type="float">
            <text:p>-300,0 Min</text:p>
          </table:table-cell>
          <table:table-cell table:number-columns-repeated="6"/>
        </table:table-row>
        <table:table-row table:style-name="ro1">
          <table:table-cell table:style-name="ce5" table:formula="of:=[.A35]+10" office:value-type="float" office:value="40" calcext:value-type="float">
            <text:p>40 km/h + Δv</text:p>
          </table:table-cell>
          <table:table-cell table:formula="of:=[.B5]-[.B4]" office:value-type="float" office:value="-9" calcext:value-type="float">
            <text:p>-9,0 Min</text:p>
          </table:table-cell>
          <table:table-cell table:formula="of:=[.C5]-[.C4]" office:value-type="float" office:value="-15" calcext:value-type="float">
            <text:p>-15,0 Min</text:p>
          </table:table-cell>
          <table:table-cell table:formula="of:=[.D5]-[.D4]" office:value-type="float" office:value="-22.5" calcext:value-type="float">
            <text:p>-22,5 Min</text:p>
          </table:table-cell>
          <table:table-cell table:formula="of:=[.E5]-[.E4]" office:value-type="float" office:value="-30" calcext:value-type="float">
            <text:p>-30,0 Min</text:p>
          </table:table-cell>
          <table:table-cell table:formula="of:=[.F5]-[.F4]" office:value-type="float" office:value="-45" calcext:value-type="float">
            <text:p>-45,0 Min</text:p>
          </table:table-cell>
          <table:table-cell table:formula="of:=[.G5]-[.G4]" office:value-type="float" office:value="-60" calcext:value-type="float">
            <text:p>-60,0 Min</text:p>
          </table:table-cell>
          <table:table-cell table:formula="of:=[.H5]-[.H4]" office:value-type="float" office:value="-90" calcext:value-type="float">
            <text:p>-90,0 Min</text:p>
          </table:table-cell>
          <table:table-cell table:formula="of:=[.I5]-[.I4]" office:value-type="float" office:value="-120" calcext:value-type="float">
            <text:p>-120,0 Min</text:p>
          </table:table-cell>
          <table:table-cell table:formula="of:=[.J5]-[.J4]" office:value-type="float" office:value="-150" calcext:value-type="float">
            <text:p>-150,0 Min</text:p>
          </table:table-cell>
          <table:table-cell table:formula="of:=[.K5]-[.K4]" office:value-type="float" office:value="-180" calcext:value-type="float">
            <text:p>-180,0 Min</text:p>
          </table:table-cell>
          <table:table-cell table:number-columns-repeated="6"/>
        </table:table-row>
        <table:table-row table:style-name="ro1">
          <table:table-cell table:style-name="ce5" table:formula="of:=[.A36]+10" office:value-type="float" office:value="50" calcext:value-type="float">
            <text:p>50 km/h + Δv</text:p>
          </table:table-cell>
          <table:table-cell table:formula="of:=[.B6]-[.B5]" office:value-type="float" office:value="-6" calcext:value-type="float">
            <text:p>-6,0 Min</text:p>
          </table:table-cell>
          <table:table-cell table:formula="of:=[.C6]-[.C5]" office:value-type="float" office:value="-10" calcext:value-type="float">
            <text:p>-10,0 Min</text:p>
          </table:table-cell>
          <table:table-cell table:formula="of:=[.D6]-[.D5]" office:value-type="float" office:value="-15" calcext:value-type="float">
            <text:p>-15,0 Min</text:p>
          </table:table-cell>
          <table:table-cell table:formula="of:=[.E6]-[.E5]" office:value-type="float" office:value="-20" calcext:value-type="float">
            <text:p>-20,0 Min</text:p>
          </table:table-cell>
          <table:table-cell table:formula="of:=[.F6]-[.F5]" office:value-type="float" office:value="-30" calcext:value-type="float">
            <text:p>-30,0 Min</text:p>
          </table:table-cell>
          <table:table-cell table:formula="of:=[.G6]-[.G5]" office:value-type="float" office:value="-40" calcext:value-type="float">
            <text:p>-40,0 Min</text:p>
          </table:table-cell>
          <table:table-cell table:formula="of:=[.H6]-[.H5]" office:value-type="float" office:value="-60" calcext:value-type="float">
            <text:p>-60,0 Min</text:p>
          </table:table-cell>
          <table:table-cell table:formula="of:=[.I6]-[.I5]" office:value-type="float" office:value="-80" calcext:value-type="float">
            <text:p>-80,0 Min</text:p>
          </table:table-cell>
          <table:table-cell table:formula="of:=[.J6]-[.J5]" office:value-type="float" office:value="-99.9999999999999" calcext:value-type="float">
            <text:p>-100,0 Min</text:p>
          </table:table-cell>
          <table:table-cell table:formula="of:=[.K6]-[.K5]" office:value-type="float" office:value="-120" calcext:value-type="float">
            <text:p>-120,0 Min</text:p>
          </table:table-cell>
          <table:table-cell table:number-columns-repeated="6"/>
        </table:table-row>
        <table:table-row table:style-name="ro1">
          <table:table-cell table:style-name="ce5" table:formula="of:=[.A37]+10" office:value-type="float" office:value="60" calcext:value-type="float">
            <text:p>60 km/h + Δv</text:p>
          </table:table-cell>
          <table:table-cell table:formula="of:=[.B7]-[.B6]" office:value-type="float" office:value="-4.28571428571429" calcext:value-type="float">
            <text:p>-4,3 Min</text:p>
          </table:table-cell>
          <table:table-cell table:formula="of:=[.C7]-[.C6]" office:value-type="float" office:value="-7.14285714285714" calcext:value-type="float">
            <text:p>-7,1 Min</text:p>
          </table:table-cell>
          <table:table-cell table:formula="of:=[.D7]-[.D6]" office:value-type="float" office:value="-10.7142857142857" calcext:value-type="float">
            <text:p>-10,7 Min</text:p>
          </table:table-cell>
          <table:table-cell table:formula="of:=[.E7]-[.E6]" office:value-type="float" office:value="-14.2857142857143" calcext:value-type="float">
            <text:p>-14,3 Min</text:p>
          </table:table-cell>
          <table:table-cell table:formula="of:=[.F7]-[.F6]" office:value-type="float" office:value="-21.4285714285714" calcext:value-type="float">
            <text:p>-21,4 Min</text:p>
          </table:table-cell>
          <table:table-cell table:formula="of:=[.G7]-[.G6]" office:value-type="float" office:value="-28.5714285714286" calcext:value-type="float">
            <text:p>-28,6 Min</text:p>
          </table:table-cell>
          <table:table-cell table:formula="of:=[.H7]-[.H6]" office:value-type="float" office:value="-42.8571428571429" calcext:value-type="float">
            <text:p>-42,9 Min</text:p>
          </table:table-cell>
          <table:table-cell table:formula="of:=[.I7]-[.I6]" office:value-type="float" office:value="-57.1428571428571" calcext:value-type="float">
            <text:p>-57,1 Min</text:p>
          </table:table-cell>
          <table:table-cell table:formula="of:=[.J7]-[.J6]" office:value-type="float" office:value="-71.4285714285714" calcext:value-type="float">
            <text:p>-71,4 Min</text:p>
          </table:table-cell>
          <table:table-cell table:formula="of:=[.K7]-[.K6]" office:value-type="float" office:value="-85.7142857142858" calcext:value-type="float">
            <text:p>-85,7 Min</text:p>
          </table:table-cell>
          <table:table-cell table:number-columns-repeated="6"/>
        </table:table-row>
        <table:table-row table:style-name="ro1">
          <table:table-cell table:style-name="ce5" table:formula="of:=[.A38]+10" office:value-type="float" office:value="70" calcext:value-type="float">
            <text:p>70 km/h + Δv</text:p>
          </table:table-cell>
          <table:table-cell table:formula="of:=[.B8]-[.B7]" office:value-type="float" office:value="-3.21428571428571" calcext:value-type="float">
            <text:p>-3,2 Min</text:p>
          </table:table-cell>
          <table:table-cell table:formula="of:=[.C8]-[.C7]" office:value-type="float" office:value="-5.35714285714286" calcext:value-type="float">
            <text:p>-5,4 Min</text:p>
          </table:table-cell>
          <table:table-cell table:formula="of:=[.D8]-[.D7]" office:value-type="float" office:value="-8.03571428571428" calcext:value-type="float">
            <text:p>-8,0 Min</text:p>
          </table:table-cell>
          <table:table-cell table:formula="of:=[.E8]-[.E7]" office:value-type="float" office:value="-10.7142857142857" calcext:value-type="float">
            <text:p>-10,7 Min</text:p>
          </table:table-cell>
          <table:table-cell table:formula="of:=[.F8]-[.F7]" office:value-type="float" office:value="-16.0714285714286" calcext:value-type="float">
            <text:p>-16,1 Min</text:p>
          </table:table-cell>
          <table:table-cell table:formula="of:=[.G8]-[.G7]" office:value-type="float" office:value="-21.4285714285714" calcext:value-type="float">
            <text:p>-21,4 Min</text:p>
          </table:table-cell>
          <table:table-cell table:formula="of:=[.H8]-[.H7]" office:value-type="float" office:value="-32.1428571428571" calcext:value-type="float">
            <text:p>-32,1 Min</text:p>
          </table:table-cell>
          <table:table-cell table:formula="of:=[.I8]-[.I7]" office:value-type="float" office:value="-42.8571428571429" calcext:value-type="float">
            <text:p>-42,9 Min</text:p>
          </table:table-cell>
          <table:table-cell table:formula="of:=[.J8]-[.J7]" office:value-type="float" office:value="-53.5714285714286" calcext:value-type="float">
            <text:p>-53,6 Min</text:p>
          </table:table-cell>
          <table:table-cell table:formula="of:=[.K8]-[.K7]" office:value-type="float" office:value="-64.2857142857142" calcext:value-type="float">
            <text:p>-64,3 Min</text:p>
          </table:table-cell>
          <table:table-cell table:number-columns-repeated="6"/>
        </table:table-row>
        <table:table-row table:style-name="ro1">
          <table:table-cell table:style-name="ce5" table:formula="of:=[.A39]+10" office:value-type="float" office:value="80" calcext:value-type="float">
            <text:p>80 km/h + Δv</text:p>
          </table:table-cell>
          <table:table-cell table:formula="of:=[.B9]-[.B8]" office:value-type="float" office:value="-2.5" calcext:value-type="float">
            <text:p>-2,5 Min</text:p>
          </table:table-cell>
          <table:table-cell table:formula="of:=[.C9]-[.C8]" office:value-type="float" office:value="-4.16666666666666" calcext:value-type="float">
            <text:p>-4,2 Min</text:p>
          </table:table-cell>
          <table:table-cell table:formula="of:=[.D9]-[.D8]" office:value-type="float" office:value="-6.25" calcext:value-type="float">
            <text:p>-6,3 Min</text:p>
          </table:table-cell>
          <table:table-cell table:formula="of:=[.E9]-[.E8]" office:value-type="float" office:value="-8.33333333333333" calcext:value-type="float">
            <text:p>-8,3 Min</text:p>
          </table:table-cell>
          <table:table-cell table:formula="of:=[.F9]-[.F8]" office:value-type="float" office:value="-12.5" calcext:value-type="float">
            <text:p>-12,5 Min</text:p>
          </table:table-cell>
          <table:table-cell table:formula="of:=[.G9]-[.G8]" office:value-type="float" office:value="-16.6666666666667" calcext:value-type="float">
            <text:p>-16,7 Min</text:p>
          </table:table-cell>
          <table:table-cell table:formula="of:=[.H9]-[.H8]" office:value-type="float" office:value="-25" calcext:value-type="float">
            <text:p>-25,0 Min</text:p>
          </table:table-cell>
          <table:table-cell table:formula="of:=[.I9]-[.I8]" office:value-type="float" office:value="-33.3333333333333" calcext:value-type="float">
            <text:p>-33,3 Min</text:p>
          </table:table-cell>
          <table:table-cell table:formula="of:=[.J9]-[.J8]" office:value-type="float" office:value="-41.6666666666667" calcext:value-type="float">
            <text:p>-41,7 Min</text:p>
          </table:table-cell>
          <table:table-cell table:formula="of:=[.K9]-[.K8]" office:value-type="float" office:value="-50" calcext:value-type="float">
            <text:p>-50,0 Min</text:p>
          </table:table-cell>
          <table:table-cell table:number-columns-repeated="6"/>
        </table:table-row>
        <table:table-row table:style-name="ro1">
          <table:table-cell table:style-name="ce5" table:formula="of:=[.A40]+10" office:value-type="float" office:value="90" calcext:value-type="float">
            <text:p>90 km/h + Δv</text:p>
          </table:table-cell>
          <table:table-cell table:formula="of:=[.B10]-[.B9]" office:value-type="float" office:value="-2" calcext:value-type="float">
            <text:p>-2,0 Min</text:p>
          </table:table-cell>
          <table:table-cell table:formula="of:=[.C10]-[.C9]" office:value-type="float" office:value="-3.33333333333334" calcext:value-type="float">
            <text:p>-3,3 Min</text:p>
          </table:table-cell>
          <table:table-cell table:formula="of:=[.D10]-[.D9]" office:value-type="float" office:value="-5" calcext:value-type="float">
            <text:p>-5,0 Min</text:p>
          </table:table-cell>
          <table:table-cell table:formula="of:=[.E10]-[.E9]" office:value-type="float" office:value="-6.66666666666667" calcext:value-type="float">
            <text:p>-6,7 Min</text:p>
          </table:table-cell>
          <table:table-cell table:formula="of:=[.F10]-[.F9]" office:value-type="float" office:value="-10" calcext:value-type="float">
            <text:p>-10,0 Min</text:p>
          </table:table-cell>
          <table:table-cell table:formula="of:=[.G10]-[.G9]" office:value-type="float" office:value="-13.3333333333333" calcext:value-type="float">
            <text:p>-13,3 Min</text:p>
          </table:table-cell>
          <table:table-cell table:formula="of:=[.H10]-[.H9]" office:value-type="float" office:value="-20" calcext:value-type="float">
            <text:p>-20,0 Min</text:p>
          </table:table-cell>
          <table:table-cell table:formula="of:=[.I10]-[.I9]" office:value-type="float" office:value="-26.6666666666667" calcext:value-type="float">
            <text:p>-26,7 Min</text:p>
          </table:table-cell>
          <table:table-cell table:formula="of:=[.J10]-[.J9]" office:value-type="float" office:value="-33.3333333333333" calcext:value-type="float">
            <text:p>-33,3 Min</text:p>
          </table:table-cell>
          <table:table-cell table:formula="of:=[.K10]-[.K9]" office:value-type="float" office:value="-40" calcext:value-type="float">
            <text:p>-40,0 Min</text:p>
          </table:table-cell>
          <table:table-cell table:number-columns-repeated="6"/>
        </table:table-row>
        <table:table-row table:style-name="ro1">
          <table:table-cell table:style-name="ce5" table:formula="of:=[.A41]+10" office:value-type="float" office:value="100" calcext:value-type="float">
            <text:p>100 km/h + Δv</text:p>
          </table:table-cell>
          <table:table-cell table:formula="of:=[.B11]-[.B10]" office:value-type="float" office:value="-1.63636363636364" calcext:value-type="float">
            <text:p>-1,6 Min</text:p>
          </table:table-cell>
          <table:table-cell table:formula="of:=[.C11]-[.C10]" office:value-type="float" office:value="-2.72727272727273" calcext:value-type="float">
            <text:p>-2,7 Min</text:p>
          </table:table-cell>
          <table:table-cell table:formula="of:=[.D11]-[.D10]" office:value-type="float" office:value="-4.09090909090909" calcext:value-type="float">
            <text:p>-4,1 Min</text:p>
          </table:table-cell>
          <table:table-cell table:formula="of:=[.E11]-[.E10]" office:value-type="float" office:value="-5.45454545454545" calcext:value-type="float">
            <text:p>-5,5 Min</text:p>
          </table:table-cell>
          <table:table-cell table:formula="of:=[.F11]-[.F10]" office:value-type="float" office:value="-8.18181818181819" calcext:value-type="float">
            <text:p>-8,2 Min</text:p>
          </table:table-cell>
          <table:table-cell table:formula="of:=[.G11]-[.G10]" office:value-type="float" office:value="-10.9090909090909" calcext:value-type="float">
            <text:p>-10,9 Min</text:p>
          </table:table-cell>
          <table:table-cell table:formula="of:=[.H11]-[.H10]" office:value-type="float" office:value="-16.3636363636364" calcext:value-type="float">
            <text:p>-16,4 Min</text:p>
          </table:table-cell>
          <table:table-cell table:formula="of:=[.I11]-[.I10]" office:value-type="float" office:value="-21.8181818181818" calcext:value-type="float">
            <text:p>-21,8 Min</text:p>
          </table:table-cell>
          <table:table-cell table:formula="of:=[.J11]-[.J10]" office:value-type="float" office:value="-27.2727272727273" calcext:value-type="float">
            <text:p>-27,3 Min</text:p>
          </table:table-cell>
          <table:table-cell table:formula="of:=[.K11]-[.K10]" office:value-type="float" office:value="-32.7272727272728" calcext:value-type="float">
            <text:p>-32,7 Min</text:p>
          </table:table-cell>
          <table:table-cell table:number-columns-repeated="6"/>
        </table:table-row>
        <table:table-row table:style-name="ro1">
          <table:table-cell table:style-name="ce5" table:formula="of:=[.A42]+10" office:value-type="float" office:value="110" calcext:value-type="float">
            <text:p>110 km/h + Δv</text:p>
          </table:table-cell>
          <table:table-cell table:formula="of:=[.B12]-[.B11]" office:value-type="float" office:value="-1.36363636363636" calcext:value-type="float">
            <text:p>-1,4 Min</text:p>
          </table:table-cell>
          <table:table-cell table:formula="of:=[.C12]-[.C11]" office:value-type="float" office:value="-2.27272727272727" calcext:value-type="float">
            <text:p>-2,3 Min</text:p>
          </table:table-cell>
          <table:table-cell table:formula="of:=[.D12]-[.D11]" office:value-type="float" office:value="-3.40909090909091" calcext:value-type="float">
            <text:p>-3,4 Min</text:p>
          </table:table-cell>
          <table:table-cell table:formula="of:=[.E12]-[.E11]" office:value-type="float" office:value="-4.54545454545455" calcext:value-type="float">
            <text:p>-4,5 Min</text:p>
          </table:table-cell>
          <table:table-cell table:formula="of:=[.F12]-[.F11]" office:value-type="float" office:value="-6.81818181818181" calcext:value-type="float">
            <text:p>-6,8 Min</text:p>
          </table:table-cell>
          <table:table-cell table:formula="of:=[.G12]-[.G11]" office:value-type="float" office:value="-9.09090909090909" calcext:value-type="float">
            <text:p>-9,1 Min</text:p>
          </table:table-cell>
          <table:table-cell table:formula="of:=[.H12]-[.H11]" office:value-type="float" office:value="-13.6363636363636" calcext:value-type="float">
            <text:p>-13,6 Min</text:p>
          </table:table-cell>
          <table:table-cell table:formula="of:=[.I12]-[.I11]" office:value-type="float" office:value="-18.1818181818182" calcext:value-type="float">
            <text:p>-18,2 Min</text:p>
          </table:table-cell>
          <table:table-cell table:formula="of:=[.J12]-[.J11]" office:value-type="float" office:value="-22.7272727272727" calcext:value-type="float">
            <text:p>-22,7 Min</text:p>
          </table:table-cell>
          <table:table-cell table:formula="of:=[.K12]-[.K11]" office:value-type="float" office:value="-27.2727272727273" calcext:value-type="float">
            <text:p>-27,3 Min</text:p>
          </table:table-cell>
          <table:table-cell table:number-columns-repeated="6"/>
        </table:table-row>
        <table:table-row table:style-name="ro1">
          <table:table-cell table:style-name="ce5" table:formula="of:=[.A43]+10" office:value-type="float" office:value="120" calcext:value-type="float">
            <text:p>120 km/h + Δv</text:p>
          </table:table-cell>
          <table:table-cell table:formula="of:=[.B13]-[.B12]" office:value-type="float" office:value="-1.15384615384615" calcext:value-type="float">
            <text:p>-1,2 Min</text:p>
          </table:table-cell>
          <table:table-cell table:formula="of:=[.C13]-[.C12]" office:value-type="float" office:value="-1.92307692307692" calcext:value-type="float">
            <text:p>-1,9 Min</text:p>
          </table:table-cell>
          <table:table-cell table:formula="of:=[.D13]-[.D12]" office:value-type="float" office:value="-2.88461538461539" calcext:value-type="float">
            <text:p>-2,9 Min</text:p>
          </table:table-cell>
          <table:table-cell table:formula="of:=[.E13]-[.E12]" office:value-type="float" office:value="-3.84615384615385" calcext:value-type="float">
            <text:p>-3,8 Min</text:p>
          </table:table-cell>
          <table:table-cell table:formula="of:=[.F13]-[.F12]" office:value-type="float" office:value="-5.76923076923077" calcext:value-type="float">
            <text:p>-5,8 Min</text:p>
          </table:table-cell>
          <table:table-cell table:formula="of:=[.G13]-[.G12]" office:value-type="float" office:value="-7.69230769230769" calcext:value-type="float">
            <text:p>-7,7 Min</text:p>
          </table:table-cell>
          <table:table-cell table:formula="of:=[.H13]-[.H12]" office:value-type="float" office:value="-11.5384615384615" calcext:value-type="float">
            <text:p>-11,5 Min</text:p>
          </table:table-cell>
          <table:table-cell table:formula="of:=[.I13]-[.I12]" office:value-type="float" office:value="-15.3846153846154" calcext:value-type="float">
            <text:p>-15,4 Min</text:p>
          </table:table-cell>
          <table:table-cell table:formula="of:=[.J13]-[.J12]" office:value-type="float" office:value="-19.2307692307693" calcext:value-type="float">
            <text:p>-19,2 Min</text:p>
          </table:table-cell>
          <table:table-cell table:formula="of:=[.K13]-[.K12]" office:value-type="float" office:value="-23.0769230769231" calcext:value-type="float">
            <text:p>-23,1 Min</text:p>
          </table:table-cell>
          <table:table-cell table:number-columns-repeated="6"/>
        </table:table-row>
        <table:table-row table:style-name="ro1">
          <table:table-cell table:style-name="ce5" table:formula="of:=[.A44]+10" office:value-type="float" office:value="130" calcext:value-type="float">
            <text:p>130 km/h + Δv</text:p>
          </table:table-cell>
          <table:table-cell table:formula="of:=[.B14]-[.B13]" office:value-type="float" office:value="-0.989010989010991" calcext:value-type="float">
            <text:p>-1,0 Min</text:p>
          </table:table-cell>
          <table:table-cell table:formula="of:=[.C14]-[.C13]" office:value-type="float" office:value="-1.64835164835165" calcext:value-type="float">
            <text:p>-1,6 Min</text:p>
          </table:table-cell>
          <table:table-cell table:formula="of:=[.D14]-[.D13]" office:value-type="float" office:value="-2.47252747252747" calcext:value-type="float">
            <text:p>-2,5 Min</text:p>
          </table:table-cell>
          <table:table-cell table:formula="of:=[.E14]-[.E13]" office:value-type="float" office:value="-3.29670329670329" calcext:value-type="float">
            <text:p>-3,3 Min</text:p>
          </table:table-cell>
          <table:table-cell table:formula="of:=[.F14]-[.F13]" office:value-type="float" office:value="-4.94505494505495" calcext:value-type="float">
            <text:p>-4,9 Min</text:p>
          </table:table-cell>
          <table:table-cell table:formula="of:=[.G14]-[.G13]" office:value-type="float" office:value="-6.59340659340658" calcext:value-type="float">
            <text:p>-6,6 Min</text:p>
          </table:table-cell>
          <table:table-cell table:formula="of:=[.H14]-[.H13]" office:value-type="float" office:value="-9.8901098901099" calcext:value-type="float">
            <text:p>-9,9 Min</text:p>
          </table:table-cell>
          <table:table-cell table:formula="of:=[.I14]-[.I13]" office:value-type="float" office:value="-13.1868131868132" calcext:value-type="float">
            <text:p>-13,2 Min</text:p>
          </table:table-cell>
          <table:table-cell table:formula="of:=[.J14]-[.J13]" office:value-type="float" office:value="-16.4835164835165" calcext:value-type="float">
            <text:p>-16,5 Min</text:p>
          </table:table-cell>
          <table:table-cell table:formula="of:=[.K14]-[.K13]" office:value-type="float" office:value="-19.7802197802198" calcext:value-type="float">
            <text:p>-19,8 Min</text:p>
          </table:table-cell>
          <table:table-cell table:number-columns-repeated="6"/>
        </table:table-row>
        <table:table-row table:style-name="ro1">
          <table:table-cell table:style-name="ce5" table:formula="of:=[.A45]+10" office:value-type="float" office:value="140" calcext:value-type="float">
            <text:p>140 km/h + Δv</text:p>
          </table:table-cell>
          <table:table-cell table:formula="of:=[.B15]-[.B14]" office:value-type="float" office:value="-0.857142857142856" calcext:value-type="float">
            <text:p>-0,9 Min</text:p>
          </table:table-cell>
          <table:table-cell table:formula="of:=[.C15]-[.C14]" office:value-type="float" office:value="-1.42857142857143" calcext:value-type="float">
            <text:p>-1,4 Min</text:p>
          </table:table-cell>
          <table:table-cell table:formula="of:=[.D15]-[.D14]" office:value-type="float" office:value="-2.14285714285714" calcext:value-type="float">
            <text:p>-2,1 Min</text:p>
          </table:table-cell>
          <table:table-cell table:formula="of:=[.E15]-[.E14]" office:value-type="float" office:value="-2.85714285714286" calcext:value-type="float">
            <text:p>-2,9 Min</text:p>
          </table:table-cell>
          <table:table-cell table:formula="of:=[.F15]-[.F14]" office:value-type="float" office:value="-4.28571428571428" calcext:value-type="float">
            <text:p>-4,3 Min</text:p>
          </table:table-cell>
          <table:table-cell table:formula="of:=[.G15]-[.G14]" office:value-type="float" office:value="-5.71428571428572" calcext:value-type="float">
            <text:p>-5,7 Min</text:p>
          </table:table-cell>
          <table:table-cell table:formula="of:=[.H15]-[.H14]" office:value-type="float" office:value="-8.57142857142856" calcext:value-type="float">
            <text:p>-8,6 Min</text:p>
          </table:table-cell>
          <table:table-cell table:formula="of:=[.I15]-[.I14]" office:value-type="float" office:value="-11.4285714285714" calcext:value-type="float">
            <text:p>-11,4 Min</text:p>
          </table:table-cell>
          <table:table-cell table:formula="of:=[.J15]-[.J14]" office:value-type="float" office:value="-14.2857142857143" calcext:value-type="float">
            <text:p>-14,3 Min</text:p>
          </table:table-cell>
          <table:table-cell table:formula="of:=[.K15]-[.K14]" office:value-type="float" office:value="-17.1428571428571" calcext:value-type="float">
            <text:p>-17,1 Min</text:p>
          </table:table-cell>
          <table:table-cell table:number-columns-repeated="6"/>
        </table:table-row>
        <table:table-row table:style-name="ro1">
          <table:table-cell table:style-name="ce5" table:formula="of:=[.A46]+10" office:value-type="float" office:value="150" calcext:value-type="float">
            <text:p>150 km/h + Δv</text:p>
          </table:table-cell>
          <table:table-cell table:formula="of:=[.B16]-[.B15]" office:value-type="float" office:value="-0.75" calcext:value-type="float">
            <text:p>-0,8 Min</text:p>
          </table:table-cell>
          <table:table-cell table:formula="of:=[.C16]-[.C15]" office:value-type="float" office:value="-1.25" calcext:value-type="float">
            <text:p>-1,3 Min</text:p>
          </table:table-cell>
          <table:table-cell table:formula="of:=[.D16]-[.D15]" office:value-type="float" office:value="-1.875" calcext:value-type="float">
            <text:p>-1,9 Min</text:p>
          </table:table-cell>
          <table:table-cell table:formula="of:=[.E16]-[.E15]" office:value-type="float" office:value="-2.5" calcext:value-type="float">
            <text:p>-2,5 Min</text:p>
          </table:table-cell>
          <table:table-cell table:formula="of:=[.F16]-[.F15]" office:value-type="float" office:value="-3.75" calcext:value-type="float">
            <text:p>-3,8 Min</text:p>
          </table:table-cell>
          <table:table-cell table:formula="of:=[.G16]-[.G15]" office:value-type="float" office:value="-5" calcext:value-type="float">
            <text:p>-5,0 Min</text:p>
          </table:table-cell>
          <table:table-cell table:formula="of:=[.H16]-[.H15]" office:value-type="float" office:value="-7.5" calcext:value-type="float">
            <text:p>-7,5 Min</text:p>
          </table:table-cell>
          <table:table-cell table:formula="of:=[.I16]-[.I15]" office:value-type="float" office:value="-10" calcext:value-type="float">
            <text:p>-10,0 Min</text:p>
          </table:table-cell>
          <table:table-cell table:formula="of:=[.J16]-[.J15]" office:value-type="float" office:value="-12.5" calcext:value-type="float">
            <text:p>-12,5 Min</text:p>
          </table:table-cell>
          <table:table-cell table:formula="of:=[.K16]-[.K15]" office:value-type="float" office:value="-15" calcext:value-type="float">
            <text:p>-15,0 Min</text:p>
          </table:table-cell>
          <table:table-cell table:number-columns-repeated="6"/>
        </table:table-row>
        <table:table-row table:style-name="ro1">
          <table:table-cell table:style-name="ce5" table:formula="of:=[.A47]+10" office:value-type="float" office:value="160" calcext:value-type="float">
            <text:p>160 km/h + Δv</text:p>
          </table:table-cell>
          <table:table-cell table:formula="of:=[.B17]-[.B16]" office:value-type="float" office:value="-0.661764705882352" calcext:value-type="float">
            <text:p>-0,7 Min</text:p>
          </table:table-cell>
          <table:table-cell table:formula="of:=[.C17]-[.C16]" office:value-type="float" office:value="-1.10294117647059" calcext:value-type="float">
            <text:p>-1,1 Min</text:p>
          </table:table-cell>
          <table:table-cell table:formula="of:=[.D17]-[.D16]" office:value-type="float" office:value="-1.65441176470588" calcext:value-type="float">
            <text:p>-1,7 Min</text:p>
          </table:table-cell>
          <table:table-cell table:formula="of:=[.E17]-[.E16]" office:value-type="float" office:value="-2.20588235294117" calcext:value-type="float">
            <text:p>-2,2 Min</text:p>
          </table:table-cell>
          <table:table-cell table:formula="of:=[.F17]-[.F16]" office:value-type="float" office:value="-3.30882352941177" calcext:value-type="float">
            <text:p>-3,3 Min</text:p>
          </table:table-cell>
          <table:table-cell table:formula="of:=[.G17]-[.G16]" office:value-type="float" office:value="-4.41176470588235" calcext:value-type="float">
            <text:p>-4,4 Min</text:p>
          </table:table-cell>
          <table:table-cell table:formula="of:=[.H17]-[.H16]" office:value-type="float" office:value="-6.61764705882354" calcext:value-type="float">
            <text:p>-6,6 Min</text:p>
          </table:table-cell>
          <table:table-cell table:formula="of:=[.I17]-[.I16]" office:value-type="float" office:value="-8.8235294117647" calcext:value-type="float">
            <text:p>-8,8 Min</text:p>
          </table:table-cell>
          <table:table-cell table:formula="of:=[.J17]-[.J16]" office:value-type="float" office:value="-11.0294117647059" calcext:value-type="float">
            <text:p>-11,0 Min</text:p>
          </table:table-cell>
          <table:table-cell table:formula="of:=[.K17]-[.K16]" office:value-type="float" office:value="-13.2352941176471" calcext:value-type="float">
            <text:p>-13,2 Min</text:p>
          </table:table-cell>
          <table:table-cell table:number-columns-repeated="6"/>
        </table:table-row>
        <table:table-row table:style-name="ro1">
          <table:table-cell table:style-name="ce5" table:formula="of:=[.A48]+10" office:value-type="float" office:value="170" calcext:value-type="float">
            <text:p>170 km/h + Δv</text:p>
          </table:table-cell>
          <table:table-cell table:formula="of:=[.B18]-[.B17]" office:value-type="float" office:value="-0.588235294117649" calcext:value-type="float">
            <text:p>-0,6 Min</text:p>
          </table:table-cell>
          <table:table-cell table:formula="of:=[.C18]-[.C17]" office:value-type="float" office:value="-0.980392156862745" calcext:value-type="float">
            <text:p>-1,0 Min</text:p>
          </table:table-cell>
          <table:table-cell table:formula="of:=[.D18]-[.D17]" office:value-type="float" office:value="-1.47058823529412" calcext:value-type="float">
            <text:p>-1,5 Min</text:p>
          </table:table-cell>
          <table:table-cell table:formula="of:=[.E18]-[.E17]" office:value-type="float" office:value="-1.96078431372549" calcext:value-type="float">
            <text:p>-2,0 Min</text:p>
          </table:table-cell>
          <table:table-cell table:formula="of:=[.F18]-[.F17]" office:value-type="float" office:value="-2.94117647058823" calcext:value-type="float">
            <text:p>-2,9 Min</text:p>
          </table:table-cell>
          <table:table-cell table:formula="of:=[.G18]-[.G17]" office:value-type="float" office:value="-3.92156862745098" calcext:value-type="float">
            <text:p>-3,9 Min</text:p>
          </table:table-cell>
          <table:table-cell table:formula="of:=[.H18]-[.H17]" office:value-type="float" office:value="-5.88235294117646" calcext:value-type="float">
            <text:p>-5,9 Min</text:p>
          </table:table-cell>
          <table:table-cell table:formula="of:=[.I18]-[.I17]" office:value-type="float" office:value="-7.84313725490196" calcext:value-type="float">
            <text:p>-7,8 Min</text:p>
          </table:table-cell>
          <table:table-cell table:formula="of:=[.J18]-[.J17]" office:value-type="float" office:value="-9.80392156862749" calcext:value-type="float">
            <text:p>-9,8 Min</text:p>
          </table:table-cell>
          <table:table-cell table:formula="of:=[.K18]-[.K17]" office:value-type="float" office:value="-11.7647058823529" calcext:value-type="float">
            <text:p>-11,8 Min</text:p>
          </table:table-cell>
          <table:table-cell table:number-columns-repeated="6"/>
        </table:table-row>
        <table:table-row table:style-name="ro1">
          <table:table-cell table:style-name="ce5" table:formula="of:=[.A49]+10" office:value-type="float" office:value="180" calcext:value-type="float">
            <text:p>180 km/h + Δv</text:p>
          </table:table-cell>
          <table:table-cell table:formula="of:=[.B19]-[.B18]" office:value-type="float" office:value="-0.526315789473685" calcext:value-type="float">
            <text:p>-0,5 Min</text:p>
          </table:table-cell>
          <table:table-cell table:formula="of:=[.C19]-[.C18]" office:value-type="float" office:value="-0.877192982456142" calcext:value-type="float">
            <text:p>-0,9 Min</text:p>
          </table:table-cell>
          <table:table-cell table:formula="of:=[.D19]-[.D18]" office:value-type="float" office:value="-1.31578947368421" calcext:value-type="float">
            <text:p>-1,3 Min</text:p>
          </table:table-cell>
          <table:table-cell table:formula="of:=[.E19]-[.E18]" office:value-type="float" office:value="-1.75438596491228" calcext:value-type="float">
            <text:p>-1,8 Min</text:p>
          </table:table-cell>
          <table:table-cell table:formula="of:=[.F19]-[.F18]" office:value-type="float" office:value="-2.63157894736842" calcext:value-type="float">
            <text:p>-2,6 Min</text:p>
          </table:table-cell>
          <table:table-cell table:formula="of:=[.G19]-[.G18]" office:value-type="float" office:value="-3.50877192982457" calcext:value-type="float">
            <text:p>-3,5 Min</text:p>
          </table:table-cell>
          <table:table-cell table:formula="of:=[.H19]-[.H18]" office:value-type="float" office:value="-5.26315789473684" calcext:value-type="float">
            <text:p>-5,3 Min</text:p>
          </table:table-cell>
          <table:table-cell table:formula="of:=[.I19]-[.I18]" office:value-type="float" office:value="-7.01754385964914" calcext:value-type="float">
            <text:p>-7,0 Min</text:p>
          </table:table-cell>
          <table:table-cell table:formula="of:=[.J19]-[.J18]" office:value-type="float" office:value="-8.7719298245614" calcext:value-type="float">
            <text:p>-8,8 Min</text:p>
          </table:table-cell>
          <table:table-cell table:formula="of:=[.K19]-[.K18]" office:value-type="float" office:value="-10.5263157894737" calcext:value-type="float">
            <text:p>-10,5 Min</text:p>
          </table:table-cell>
          <table:table-cell table:number-columns-repeated="6"/>
        </table:table-row>
        <table:table-row table:style-name="ro1">
          <table:table-cell table:style-name="ce5" table:formula="of:=[.A50]+10" office:value-type="float" office:value="190" calcext:value-type="float">
            <text:p>190 km/h + Δv</text:p>
          </table:table-cell>
          <table:table-cell table:formula="of:=[.B20]-[.B19]" office:value-type="float" office:value="-0.473684210526315" calcext:value-type="float">
            <text:p>-0,5 Min</text:p>
          </table:table-cell>
          <table:table-cell table:formula="of:=[.C20]-[.C19]" office:value-type="float" office:value="-0.789473684210526" calcext:value-type="float">
            <text:p>-0,8 Min</text:p>
          </table:table-cell>
          <table:table-cell table:formula="of:=[.D20]-[.D19]" office:value-type="float" office:value="-1.18421052631579" calcext:value-type="float">
            <text:p>-1,2 Min</text:p>
          </table:table-cell>
          <table:table-cell table:formula="of:=[.E20]-[.E19]" office:value-type="float" office:value="-1.57894736842105" calcext:value-type="float">
            <text:p>-1,6 Min</text:p>
          </table:table-cell>
          <table:table-cell table:formula="of:=[.F20]-[.F19]" office:value-type="float" office:value="-2.36842105263158" calcext:value-type="float">
            <text:p>-2,4 Min</text:p>
          </table:table-cell>
          <table:table-cell table:formula="of:=[.G20]-[.G19]" office:value-type="float" office:value="-3.1578947368421" calcext:value-type="float">
            <text:p>-3,2 Min</text:p>
          </table:table-cell>
          <table:table-cell table:formula="of:=[.H20]-[.H19]" office:value-type="float" office:value="-4.73684210526317" calcext:value-type="float">
            <text:p>-4,7 Min</text:p>
          </table:table-cell>
          <table:table-cell table:formula="of:=[.I20]-[.I19]" office:value-type="float" office:value="-6.31578947368421" calcext:value-type="float">
            <text:p>-6,3 Min</text:p>
          </table:table-cell>
          <table:table-cell table:formula="of:=[.J20]-[.J19]" office:value-type="float" office:value="-7.89473684210526" calcext:value-type="float">
            <text:p>-7,9 Min</text:p>
          </table:table-cell>
          <table:table-cell table:formula="of:=[.K20]-[.K19]" office:value-type="float" office:value="-9.47368421052633" calcext:value-type="float">
            <text:p>-9,5 Min</text:p>
          </table:table-cell>
          <table:table-cell table:number-columns-repeated="6"/>
        </table:table-row>
        <table:table-row table:style-name="ro1">
          <table:table-cell table:style-name="ce5" table:formula="of:=[.A51]+10" office:value-type="float" office:value="200" calcext:value-type="float">
            <text:p>200 km/h + Δv</text:p>
          </table:table-cell>
          <table:table-cell table:formula="of:=[.B21]-[.B20]" office:value-type="float" office:value="-0.428571428571429" calcext:value-type="float">
            <text:p>-0,4 Min</text:p>
          </table:table-cell>
          <table:table-cell table:formula="of:=[.C21]-[.C20]" office:value-type="float" office:value="-0.714285714285715" calcext:value-type="float">
            <text:p>-0,7 Min</text:p>
          </table:table-cell>
          <table:table-cell table:formula="of:=[.D21]-[.D20]" office:value-type="float" office:value="-1.07142857142857" calcext:value-type="float">
            <text:p>-1,1 Min</text:p>
          </table:table-cell>
          <table:table-cell table:formula="of:=[.E21]-[.E20]" office:value-type="float" office:value="-1.42857142857143" calcext:value-type="float">
            <text:p>-1,4 Min</text:p>
          </table:table-cell>
          <table:table-cell table:formula="of:=[.F21]-[.F20]" office:value-type="float" office:value="-2.14285714285714" calcext:value-type="float">
            <text:p>-2,1 Min</text:p>
          </table:table-cell>
          <table:table-cell table:formula="of:=[.G21]-[.G20]" office:value-type="float" office:value="-2.85714285714286" calcext:value-type="float">
            <text:p>-2,9 Min</text:p>
          </table:table-cell>
          <table:table-cell table:formula="of:=[.H21]-[.H20]" office:value-type="float" office:value="-4.28571428571428" calcext:value-type="float">
            <text:p>-4,3 Min</text:p>
          </table:table-cell>
          <table:table-cell table:formula="of:=[.I21]-[.I20]" office:value-type="float" office:value="-5.71428571428572" calcext:value-type="float">
            <text:p>-5,7 Min</text:p>
          </table:table-cell>
          <table:table-cell table:formula="of:=[.J21]-[.J20]" office:value-type="float" office:value="-7.14285714285714" calcext:value-type="float">
            <text:p>-7,1 Min</text:p>
          </table:table-cell>
          <table:table-cell table:formula="of:=[.K21]-[.K20]" office:value-type="float" office:value="-8.57142857142856" calcext:value-type="float">
            <text:p>-8,6 Min</text:p>
          </table:table-cell>
          <table:table-cell table:number-columns-repeated="6"/>
        </table:table-row>
        <table:table-row table:style-name="ro1">
          <table:table-cell table:style-name="ce5" table:formula="of:=[.A52]+10" office:value-type="float" office:value="210" calcext:value-type="float">
            <text:p>210 km/h + Δv</text:p>
          </table:table-cell>
          <table:table-cell table:formula="of:=[.B22]-[.B21]" office:value-type="float" office:value="-0.38961038961039" calcext:value-type="float">
            <text:p>-0,4 Min</text:p>
          </table:table-cell>
          <table:table-cell table:formula="of:=[.C22]-[.C21]" office:value-type="float" office:value="-0.649350649350648" calcext:value-type="float">
            <text:p>-0,6 Min</text:p>
          </table:table-cell>
          <table:table-cell table:formula="of:=[.D22]-[.D21]" office:value-type="float" office:value="-0.974025974025977" calcext:value-type="float">
            <text:p>-1,0 Min</text:p>
          </table:table-cell>
          <table:table-cell table:formula="of:=[.E22]-[.E21]" office:value-type="float" office:value="-1.2987012987013" calcext:value-type="float">
            <text:p>-1,3 Min</text:p>
          </table:table-cell>
          <table:table-cell table:formula="of:=[.F22]-[.F21]" office:value-type="float" office:value="-1.94805194805195" calcext:value-type="float">
            <text:p>-1,9 Min</text:p>
          </table:table-cell>
          <table:table-cell table:formula="of:=[.G22]-[.G21]" office:value-type="float" office:value="-2.59740259740259" calcext:value-type="float">
            <text:p>-2,6 Min</text:p>
          </table:table-cell>
          <table:table-cell table:formula="of:=[.H22]-[.H21]" office:value-type="float" office:value="-3.89610389610391" calcext:value-type="float">
            <text:p>-3,9 Min</text:p>
          </table:table-cell>
          <table:table-cell table:formula="of:=[.I22]-[.I21]" office:value-type="float" office:value="-5.19480519480518" calcext:value-type="float">
            <text:p>-5,2 Min</text:p>
          </table:table-cell>
          <table:table-cell table:formula="of:=[.J22]-[.J21]" office:value-type="float" office:value="-6.49350649350649" calcext:value-type="float">
            <text:p>-6,5 Min</text:p>
          </table:table-cell>
          <table:table-cell table:formula="of:=[.K22]-[.K21]" office:value-type="float" office:value="-7.79220779220782" calcext:value-type="float">
            <text:p>-7,8 Min</text:p>
          </table:table-cell>
          <table:table-cell table:number-columns-repeated="6"/>
        </table:table-row>
        <table:table-row table:style-name="ro1">
          <table:table-cell table:style-name="ce5" table:formula="of:=[.A53]+10" office:value-type="float" office:value="220" calcext:value-type="float">
            <text:p>220 km/h + Δv</text:p>
          </table:table-cell>
          <table:table-cell table:formula="of:=[.B23]-[.B22]" office:value-type="float" office:value="-0.355731225296442" calcext:value-type="float">
            <text:p>-0,4 Min</text:p>
          </table:table-cell>
          <table:table-cell table:formula="of:=[.C23]-[.C22]" office:value-type="float" office:value="-0.592885375494072" calcext:value-type="float">
            <text:p>-0,6 Min</text:p>
          </table:table-cell>
          <table:table-cell table:formula="of:=[.D23]-[.D22]" office:value-type="float" office:value="-0.889328063241106" calcext:value-type="float">
            <text:p>-0,9 Min</text:p>
          </table:table-cell>
          <table:table-cell table:formula="of:=[.E23]-[.E22]" office:value-type="float" office:value="-1.18577075098814" calcext:value-type="float">
            <text:p>-1,2 Min</text:p>
          </table:table-cell>
          <table:table-cell table:formula="of:=[.F23]-[.F22]" office:value-type="float" office:value="-1.77865612648221" calcext:value-type="float">
            <text:p>-1,8 Min</text:p>
          </table:table-cell>
          <table:table-cell table:formula="of:=[.G23]-[.G22]" office:value-type="float" office:value="-2.37154150197629" calcext:value-type="float">
            <text:p>-2,4 Min</text:p>
          </table:table-cell>
          <table:table-cell table:formula="of:=[.H23]-[.H22]" office:value-type="float" office:value="-3.55731225296442" calcext:value-type="float">
            <text:p>-3,6 Min</text:p>
          </table:table-cell>
          <table:table-cell table:formula="of:=[.I23]-[.I22]" office:value-type="float" office:value="-4.74308300395258" calcext:value-type="float">
            <text:p>-4,7 Min</text:p>
          </table:table-cell>
          <table:table-cell table:formula="of:=[.J23]-[.J22]" office:value-type="float" office:value="-5.92885375494072" calcext:value-type="float">
            <text:p>-5,9 Min</text:p>
          </table:table-cell>
          <table:table-cell table:formula="of:=[.K23]-[.K22]" office:value-type="float" office:value="-7.11462450592885" calcext:value-type="float">
            <text:p>-7,1 Min</text:p>
          </table:table-cell>
          <table:table-cell table:number-columns-repeated="6"/>
        </table:table-row>
        <table:table-row table:style-name="ro1">
          <table:table-cell table:style-name="ce5" table:formula="of:=[.A54]+10" office:value-type="float" office:value="230" calcext:value-type="float">
            <text:p>230 km/h + Δv</text:p>
          </table:table-cell>
          <table:table-cell table:formula="of:=[.B24]-[.B23]" office:value-type="float" office:value="-0.326086956521739" calcext:value-type="float">
            <text:p>-0,3 Min</text:p>
          </table:table-cell>
          <table:table-cell table:formula="of:=[.C24]-[.C23]" office:value-type="float" office:value="-0.543478260869565" calcext:value-type="float">
            <text:p>-0,5 Min</text:p>
          </table:table-cell>
          <table:table-cell table:formula="of:=[.D24]-[.D23]" office:value-type="float" office:value="-0.815217391304348" calcext:value-type="float">
            <text:p>-0,8 Min</text:p>
          </table:table-cell>
          <table:table-cell table:formula="of:=[.E24]-[.E23]" office:value-type="float" office:value="-1.08695652173913" calcext:value-type="float">
            <text:p>-1,1 Min</text:p>
          </table:table-cell>
          <table:table-cell table:formula="of:=[.F24]-[.F23]" office:value-type="float" office:value="-1.6304347826087" calcext:value-type="float">
            <text:p>-1,6 Min</text:p>
          </table:table-cell>
          <table:table-cell table:formula="of:=[.G24]-[.G23]" office:value-type="float" office:value="-2.17391304347826" calcext:value-type="float">
            <text:p>-2,2 Min</text:p>
          </table:table-cell>
          <table:table-cell table:formula="of:=[.H24]-[.H23]" office:value-type="float" office:value="-3.26086956521739" calcext:value-type="float">
            <text:p>-3,3 Min</text:p>
          </table:table-cell>
          <table:table-cell table:formula="of:=[.I24]-[.I23]" office:value-type="float" office:value="-4.34782608695652" calcext:value-type="float">
            <text:p>-4,3 Min</text:p>
          </table:table-cell>
          <table:table-cell table:formula="of:=[.J24]-[.J23]" office:value-type="float" office:value="-5.43478260869564" calcext:value-type="float">
            <text:p>-5,4 Min</text:p>
          </table:table-cell>
          <table:table-cell table:formula="of:=[.K24]-[.K23]" office:value-type="float" office:value="-6.52173913043478" calcext:value-type="float">
            <text:p>-6,5 Min</text:p>
          </table:table-cell>
          <table:table-cell table:number-columns-repeated="6"/>
        </table:table-row>
        <table:table-row table:style-name="ro1">
          <table:table-cell table:style-name="ce5" table:formula="of:=[.A55]+10" office:value-type="float" office:value="240" calcext:value-type="float">
            <text:p>240 km/h + Δv</text:p>
          </table:table-cell>
          <table:table-cell table:formula="of:=[.B25]-[.B24]" office:value-type="float" office:value="-0.300000000000001" calcext:value-type="float">
            <text:p>-0,3 Min</text:p>
          </table:table-cell>
          <table:table-cell table:formula="of:=[.C25]-[.C24]" office:value-type="float" office:value="-0.5" calcext:value-type="float">
            <text:p>-0,5 Min</text:p>
          </table:table-cell>
          <table:table-cell table:formula="of:=[.D25]-[.D24]" office:value-type="float" office:value="-0.75" calcext:value-type="float">
            <text:p>-0,8 Min</text:p>
          </table:table-cell>
          <table:table-cell table:formula="of:=[.E25]-[.E24]" office:value-type="float" office:value="-1" calcext:value-type="float">
            <text:p>-1,0 Min</text:p>
          </table:table-cell>
          <table:table-cell table:formula="of:=[.F25]-[.F24]" office:value-type="float" office:value="-1.5" calcext:value-type="float">
            <text:p>-1,5 Min</text:p>
          </table:table-cell>
          <table:table-cell table:formula="of:=[.G25]-[.G24]" office:value-type="float" office:value="-2" calcext:value-type="float">
            <text:p>-2,0 Min</text:p>
          </table:table-cell>
          <table:table-cell table:formula="of:=[.H25]-[.H24]" office:value-type="float" office:value="-3" calcext:value-type="float">
            <text:p>-3,0 Min</text:p>
          </table:table-cell>
          <table:table-cell table:formula="of:=[.I25]-[.I24]" office:value-type="float" office:value="-4" calcext:value-type="float">
            <text:p>-4,0 Min</text:p>
          </table:table-cell>
          <table:table-cell table:formula="of:=[.J25]-[.J24]" office:value-type="float" office:value="-5.00000000000001" calcext:value-type="float">
            <text:p>-5,0 Min</text:p>
          </table:table-cell>
          <table:table-cell table:formula="of:=[.K25]-[.K24]" office:value-type="float" office:value="-6" calcext:value-type="float">
            <text:p>-6,0 Min</text:p>
          </table:table-cell>
          <table:table-cell table:number-columns-repeated="6"/>
        </table:table-row>
        <table:table-row table:style-name="ro1">
          <table:table-cell table:style-name="ce5" table:formula="of:=[.A56]+10" office:value-type="float" office:value="250" calcext:value-type="float">
            <text:p>250 km/h + Δv</text:p>
          </table:table-cell>
          <table:table-cell table:formula="of:=[.B26]-[.B25]" office:value-type="float" office:value="-0.276923076923076" calcext:value-type="float">
            <text:p>-0,3 Min</text:p>
          </table:table-cell>
          <table:table-cell table:formula="of:=[.C26]-[.C25]" office:value-type="float" office:value="-0.461538461538462" calcext:value-type="float">
            <text:p>-0,5 Min</text:p>
          </table:table-cell>
          <table:table-cell table:formula="of:=[.D26]-[.D25]" office:value-type="float" office:value="-0.692307692307693" calcext:value-type="float">
            <text:p>-0,7 Min</text:p>
          </table:table-cell>
          <table:table-cell table:formula="of:=[.E26]-[.E25]" office:value-type="float" office:value="-0.923076923076923" calcext:value-type="float">
            <text:p>-0,9 Min</text:p>
          </table:table-cell>
          <table:table-cell table:formula="of:=[.F26]-[.F25]" office:value-type="float" office:value="-1.38461538461539" calcext:value-type="float">
            <text:p>-1,4 Min</text:p>
          </table:table-cell>
          <table:table-cell table:formula="of:=[.G26]-[.G25]" office:value-type="float" office:value="-1.84615384615385" calcext:value-type="float">
            <text:p>-1,8 Min</text:p>
          </table:table-cell>
          <table:table-cell table:formula="of:=[.H26]-[.H25]" office:value-type="float" office:value="-2.76923076923077" calcext:value-type="float">
            <text:p>-2,8 Min</text:p>
          </table:table-cell>
          <table:table-cell table:formula="of:=[.I26]-[.I25]" office:value-type="float" office:value="-3.69230769230769" calcext:value-type="float">
            <text:p>-3,7 Min</text:p>
          </table:table-cell>
          <table:table-cell table:formula="of:=[.J26]-[.J25]" office:value-type="float" office:value="-4.61538461538461" calcext:value-type="float">
            <text:p>-4,6 Min</text:p>
          </table:table-cell>
          <table:table-cell table:formula="of:=[.K26]-[.K25]" office:value-type="float" office:value="-5.53846153846155" calcext:value-type="float">
            <text:p>-5,5 Min</text:p>
          </table:table-cell>
          <table:table-cell table:number-columns-repeated="6"/>
        </table:table-row>
        <table:table-row table:style-name="ro1">
          <table:table-cell table:style-name="ce5" table:formula="of:=[.A57]+10" office:value-type="float" office:value="260" calcext:value-type="float">
            <text:p>260 km/h + Δv</text:p>
          </table:table-cell>
          <table:table-cell table:formula="of:=[.B27]-[.B26]" office:value-type="float" office:value="-0.256410256410257" calcext:value-type="float">
            <text:p>-0,3 Min</text:p>
          </table:table-cell>
          <table:table-cell table:formula="of:=[.C27]-[.C26]" office:value-type="float" office:value="-0.427350427350428" calcext:value-type="float">
            <text:p>-0,4 Min</text:p>
          </table:table-cell>
          <table:table-cell table:formula="of:=[.D27]-[.D26]" office:value-type="float" office:value="-0.641025641025639" calcext:value-type="float">
            <text:p>-0,6 Min</text:p>
          </table:table-cell>
          <table:table-cell table:formula="of:=[.E27]-[.E26]" office:value-type="float" office:value="-0.854700854700855" calcext:value-type="float">
            <text:p>-0,9 Min</text:p>
          </table:table-cell>
          <table:table-cell table:formula="of:=[.F27]-[.F26]" office:value-type="float" office:value="-1.28205128205128" calcext:value-type="float">
            <text:p>-1,3 Min</text:p>
          </table:table-cell>
          <table:table-cell table:formula="of:=[.G27]-[.G26]" office:value-type="float" office:value="-1.70940170940171" calcext:value-type="float">
            <text:p>-1,7 Min</text:p>
          </table:table-cell>
          <table:table-cell table:formula="of:=[.H27]-[.H26]" office:value-type="float" office:value="-2.56410256410256" calcext:value-type="float">
            <text:p>-2,6 Min</text:p>
          </table:table-cell>
          <table:table-cell table:formula="of:=[.I27]-[.I26]" office:value-type="float" office:value="-3.41880341880342" calcext:value-type="float">
            <text:p>-3,4 Min</text:p>
          </table:table-cell>
          <table:table-cell table:formula="of:=[.J27]-[.J26]" office:value-type="float" office:value="-4.27350427350427" calcext:value-type="float">
            <text:p>-4,3 Min</text:p>
          </table:table-cell>
          <table:table-cell table:formula="of:=[.K27]-[.K26]" office:value-type="float" office:value="-5.12820512820511" calcext:value-type="float">
            <text:p>-5,1 Min</text:p>
          </table:table-cell>
          <table:table-cell table:number-columns-repeated="6"/>
        </table:table-row>
        <table:table-row table:style-name="ro1">
          <table:table-cell table:style-name="ce5" table:formula="of:=[.A58]+10" office:value-type="float" office:value="270" calcext:value-type="float">
            <text:p>270 km/h + Δv</text:p>
          </table:table-cell>
          <table:table-cell table:formula="of:=[.B28]-[.B27]" office:value-type="float" office:value="-0.238095238095238" calcext:value-type="float">
            <text:p>-0,2 Min</text:p>
          </table:table-cell>
          <table:table-cell table:formula="of:=[.C28]-[.C27]" office:value-type="float" office:value="-0.396825396825395" calcext:value-type="float">
            <text:p>-0,4 Min</text:p>
          </table:table-cell>
          <table:table-cell table:formula="of:=[.D28]-[.D27]" office:value-type="float" office:value="-0.595238095238099" calcext:value-type="float">
            <text:p>-0,6 Min</text:p>
          </table:table-cell>
          <table:table-cell table:formula="of:=[.E28]-[.E27]" office:value-type="float" office:value="-0.793650793650791" calcext:value-type="float">
            <text:p>-0,8 Min</text:p>
          </table:table-cell>
          <table:table-cell table:formula="of:=[.F28]-[.F27]" office:value-type="float" office:value="-1.1904761904762" calcext:value-type="float">
            <text:p>-1,2 Min</text:p>
          </table:table-cell>
          <table:table-cell table:formula="of:=[.G28]-[.G27]" office:value-type="float" office:value="-1.58730158730158" calcext:value-type="float">
            <text:p>-1,6 Min</text:p>
          </table:table-cell>
          <table:table-cell table:formula="of:=[.H28]-[.H27]" office:value-type="float" office:value="-2.38095238095239" calcext:value-type="float">
            <text:p>-2,4 Min</text:p>
          </table:table-cell>
          <table:table-cell table:formula="of:=[.I28]-[.I27]" office:value-type="float" office:value="-3.17460317460316" calcext:value-type="float">
            <text:p>-3,2 Min</text:p>
          </table:table-cell>
          <table:table-cell table:formula="of:=[.J28]-[.J27]" office:value-type="float" office:value="-3.96825396825396" calcext:value-type="float">
            <text:p>-4,0 Min</text:p>
          </table:table-cell>
          <table:table-cell table:formula="of:=[.K28]-[.K27]" office:value-type="float" office:value="-4.76190476190479" calcext:value-type="float">
            <text:p>-4,8 Min</text:p>
          </table:table-cell>
          <table:table-cell table:number-columns-repeated="6"/>
        </table:table-row>
        <table:table-row table:style-name="ro1">
          <table:table-cell table:style-name="ce5" table:formula="of:=[.A59]+10" office:value-type="float" office:value="280" calcext:value-type="float">
            <text:p>280 km/h + Δv</text:p>
          </table:table-cell>
          <table:table-cell table:formula="of:=[.B29]-[.B28]" office:value-type="float" office:value="-0.22167487684729" calcext:value-type="float">
            <text:p>-0,2 Min</text:p>
          </table:table-cell>
          <table:table-cell table:formula="of:=[.C29]-[.C28]" office:value-type="float" office:value="-0.369458128078819" calcext:value-type="float">
            <text:p>-0,4 Min</text:p>
          </table:table-cell>
          <table:table-cell table:formula="of:=[.D29]-[.D28]" office:value-type="float" office:value="-0.554187192118224" calcext:value-type="float">
            <text:p>-0,6 Min</text:p>
          </table:table-cell>
          <table:table-cell table:formula="of:=[.E29]-[.E28]" office:value-type="float" office:value="-0.738916256157637" calcext:value-type="float">
            <text:p>-0,7 Min</text:p>
          </table:table-cell>
          <table:table-cell table:formula="of:=[.F29]-[.F28]" office:value-type="float" office:value="-1.10837438423645" calcext:value-type="float">
            <text:p>-1,1 Min</text:p>
          </table:table-cell>
          <table:table-cell table:formula="of:=[.G29]-[.G28]" office:value-type="float" office:value="-1.47783251231527" calcext:value-type="float">
            <text:p>-1,5 Min</text:p>
          </table:table-cell>
          <table:table-cell table:formula="of:=[.H29]-[.H28]" office:value-type="float" office:value="-2.2167487684729" calcext:value-type="float">
            <text:p>-2,2 Min</text:p>
          </table:table-cell>
          <table:table-cell table:formula="of:=[.I29]-[.I28]" office:value-type="float" office:value="-2.95566502463055" calcext:value-type="float">
            <text:p>-3,0 Min</text:p>
          </table:table-cell>
          <table:table-cell table:formula="of:=[.J29]-[.J28]" office:value-type="float" office:value="-3.6945812807882" calcext:value-type="float">
            <text:p>-3,7 Min</text:p>
          </table:table-cell>
          <table:table-cell table:formula="of:=[.K29]-[.K28]" office:value-type="float" office:value="-4.43349753694579" calcext:value-type="float">
            <text:p>-4,4 Min</text:p>
          </table:table-cell>
          <table:table-cell table:number-columns-repeated="6"/>
        </table:table-row>
        <table:table-row table:style-name="ro1">
          <table:table-cell table:style-name="ce5" table:formula="of:=[.A60]+10" office:value-type="float" office:value="290" calcext:value-type="float">
            <text:p>290 km/h + Δv</text:p>
          </table:table-cell>
          <table:table-cell table:formula="of:=[.B30]-[.B29]" office:value-type="float" office:value="-0.206896551724138" calcext:value-type="float">
            <text:p>-0,2 Min</text:p>
          </table:table-cell>
          <table:table-cell table:formula="of:=[.C30]-[.C29]" office:value-type="float" office:value="-0.344827586206897" calcext:value-type="float">
            <text:p>-0,3 Min</text:p>
          </table:table-cell>
          <table:table-cell table:formula="of:=[.D30]-[.D29]" office:value-type="float" office:value="-0.517241379310345" calcext:value-type="float">
            <text:p>-0,5 Min</text:p>
          </table:table-cell>
          <table:table-cell table:formula="of:=[.E30]-[.E29]" office:value-type="float" office:value="-0.689655172413794" calcext:value-type="float">
            <text:p>-0,7 Min</text:p>
          </table:table-cell>
          <table:table-cell table:formula="of:=[.F30]-[.F29]" office:value-type="float" office:value="-1.03448275862069" calcext:value-type="float">
            <text:p>-1,0 Min</text:p>
          </table:table-cell>
          <table:table-cell table:formula="of:=[.G30]-[.G29]" office:value-type="float" office:value="-1.37931034482759" calcext:value-type="float">
            <text:p>-1,4 Min</text:p>
          </table:table-cell>
          <table:table-cell table:formula="of:=[.H30]-[.H29]" office:value-type="float" office:value="-2.06896551724138" calcext:value-type="float">
            <text:p>-2,1 Min</text:p>
          </table:table-cell>
          <table:table-cell table:formula="of:=[.I30]-[.I29]" office:value-type="float" office:value="-2.75862068965517" calcext:value-type="float">
            <text:p>-2,8 Min</text:p>
          </table:table-cell>
          <table:table-cell table:formula="of:=[.J30]-[.J29]" office:value-type="float" office:value="-3.44827586206895" calcext:value-type="float">
            <text:p>-3,4 Min</text:p>
          </table:table-cell>
          <table:table-cell table:formula="of:=[.K30]-[.K29]" office:value-type="float" office:value="-4.13793103448276" calcext:value-type="float">
            <text:p>-4,1 Min</text:p>
          </table:table-cell>
          <table:table-cell table:number-columns-repeated="6"/>
        </table:table-row>
        <table:table-row table:style-name="ro1">
          <table:table-cell table:style-name="ce5" table:formula="of:=[.A61]+10" office:value-type="float" office:value="300" calcext:value-type="float">
            <text:p>300 km/h + Δv</text:p>
          </table:table-cell>
          <table:table-cell table:formula="of:=[.B31]-[.B30]" office:value-type="float" office:value="-0.193548387096774" calcext:value-type="float">
            <text:p>-0,2 Min</text:p>
          </table:table-cell>
          <table:table-cell table:formula="of:=[.C31]-[.C30]" office:value-type="float" office:value="-0.32258064516129" calcext:value-type="float">
            <text:p>-0,3 Min</text:p>
          </table:table-cell>
          <table:table-cell table:formula="of:=[.D31]-[.D30]" office:value-type="float" office:value="-0.483870967741936" calcext:value-type="float">
            <text:p>-0,5 Min</text:p>
          </table:table-cell>
          <table:table-cell table:formula="of:=[.E31]-[.E30]" office:value-type="float" office:value="-0.64516129032258" calcext:value-type="float">
            <text:p>-0,6 Min</text:p>
          </table:table-cell>
          <table:table-cell table:formula="of:=[.F31]-[.F30]" office:value-type="float" office:value="-0.967741935483872" calcext:value-type="float">
            <text:p>-1,0 Min</text:p>
          </table:table-cell>
          <table:table-cell table:formula="of:=[.G31]-[.G30]" office:value-type="float" office:value="-1.29032258064516" calcext:value-type="float">
            <text:p>-1,3 Min</text:p>
          </table:table-cell>
          <table:table-cell table:formula="of:=[.H31]-[.H30]" office:value-type="float" office:value="-1.93548387096774" calcext:value-type="float">
            <text:p>-1,9 Min</text:p>
          </table:table-cell>
          <table:table-cell table:formula="of:=[.I31]-[.I30]" office:value-type="float" office:value="-2.58064516129032" calcext:value-type="float">
            <text:p>-2,6 Min</text:p>
          </table:table-cell>
          <table:table-cell table:formula="of:=[.J31]-[.J30]" office:value-type="float" office:value="-3.22580645161291" calcext:value-type="float">
            <text:p>-3,2 Min</text:p>
          </table:table-cell>
          <table:table-cell table:formula="of:=[.K31]-[.K30]" office:value-type="float" office:value="-3.87096774193549" calcext:value-type="float">
            <text:p>-3,9 Min</text:p>
          </table:table-cell>
          <table:table-cell table:number-columns-repeated="6"/>
        </table:table-row>
        <table:table-row table:style-name="ro1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1" table:number-rows-spanned="1">
            <text:p>Grenzdauer mit infinitesimalen Geschwindigkeitsdifferenzen</text:p>
          </table:table-cell>
          <table:covered-table-cell table:number-columns-repeated="10" table:style-name="Default"/>
          <table:table-cell table:number-columns-repeated="6"/>
        </table:table-row>
        <table:table-row table:style-name="ro1">
          <table:table-cell table:style-name="Default"/>
          <table:table-cell table:style-name="ce6" table:formula="of:=[.B2]" office:value-type="float" office:value="30" calcext:value-type="float">
            <text:p>30 km</text:p>
          </table:table-cell>
          <table:table-cell table:style-name="ce6" table:formula="of:=[.C2]" office:value-type="float" office:value="50" calcext:value-type="float">
            <text:p>50 km</text:p>
          </table:table-cell>
          <table:table-cell table:style-name="ce6" table:formula="of:=[.D2]" office:value-type="float" office:value="75" calcext:value-type="float">
            <text:p>75 km</text:p>
          </table:table-cell>
          <table:table-cell table:style-name="ce6" table:formula="of:=[.E2]" office:value-type="float" office:value="100" calcext:value-type="float">
            <text:p>100 km</text:p>
          </table:table-cell>
          <table:table-cell table:style-name="ce6" table:formula="of:=[.F2]" office:value-type="float" office:value="150" calcext:value-type="float">
            <text:p>150 km</text:p>
          </table:table-cell>
          <table:table-cell table:style-name="ce6" table:formula="of:=[.G2]" office:value-type="float" office:value="200" calcext:value-type="float">
            <text:p>200 km</text:p>
          </table:table-cell>
          <table:table-cell table:style-name="ce6" table:formula="of:=[.H2]" office:value-type="float" office:value="300" calcext:value-type="float">
            <text:p>300 km</text:p>
          </table:table-cell>
          <table:table-cell table:style-name="ce6" table:formula="of:=[.I2]" office:value-type="float" office:value="400" calcext:value-type="float">
            <text:p>400 km</text:p>
          </table:table-cell>
          <table:table-cell table:style-name="ce6" table:formula="of:=[.J2]" office:value-type="float" office:value="500" calcext:value-type="float">
            <text:p>500 km</text:p>
          </table:table-cell>
          <table:table-cell table:style-name="ce6" table:formula="of:=[.K2]" office:value-type="float" office:value="600" calcext:value-type="float">
            <text:p>600 km</text:p>
          </table:table-cell>
          <table:table-cell>
            <draw:frame draw:z-index="5" draw:style-name="gr1" draw:text-style-name="P1" svg:width="22.577cm" svg:height="12.699cm" svg:x="0.249cm" svg:y="0.237cm">
              <draw:object draw:notify-on-update-of-ranges="'Grenznutzen des Schnellerfahrens'.A66:'Grenznutzen des Schnellerfahrens'.A93 'Grenznutzen des Schnellerfahrens'.A66:'Grenznutzen des Schnellerfahrens'.A93 'Grenznutzen des Schnellerfahrens'.B65:'Grenznutzen des Schnellerfahrens'.B65 'Grenznutzen des Schnellerfahrens'.B66:'Grenznutzen des Schnellerfahrens'.B93 'Grenznutzen des Schnellerfahrens'.A66:'Grenznutzen des Schnellerfahrens'.A93 'Grenznutzen des Schnellerfahrens'.C65:'Grenznutzen des Schnellerfahrens'.C65 'Grenznutzen des Schnellerfahrens'.C66:'Grenznutzen des Schnellerfahrens'.C93 'Grenznutzen des Schnellerfahrens'.A66:'Grenznutzen des Schnellerfahrens'.A93 'Grenznutzen des Schnellerfahrens'.D65:'Grenznutzen des Schnellerfahrens'.D65 'Grenznutzen des Schnellerfahrens'.D66:'Grenznutzen des Schnellerfahrens'.D93 'Grenznutzen des Schnellerfahrens'.A66:'Grenznutzen des Schnellerfahrens'.A93 'Grenznutzen des Schnellerfahrens'.E65:'Grenznutzen des Schnellerfahrens'.E65 'Grenznutzen des Schnellerfahrens'.E66:'Grenznutzen des Schnellerfahrens'.E93 'Grenznutzen des Schnellerfahrens'.A66:'Grenznutzen des Schnellerfahrens'.A93 'Grenznutzen des Schnellerfahrens'.F65:'Grenznutzen des Schnellerfahrens'.F65 'Grenznutzen des Schnellerfahrens'.F66:'Grenznutzen des Schnellerfahrens'.F93 'Grenznutzen des Schnellerfahrens'.A66:'Grenznutzen des Schnellerfahrens'.A93 'Grenznutzen des Schnellerfahrens'.G65:'Grenznutzen des Schnellerfahrens'.G65 'Grenznutzen des Schnellerfahrens'.G66:'Grenznutzen des Schnellerfahrens'.G93 'Grenznutzen des Schnellerfahrens'.A66:'Grenznutzen des Schnellerfahrens'.A93 'Grenznutzen des Schnellerfahrens'.H65:'Grenznutzen des Schnellerfahrens'.H65 'Grenznutzen des Schnellerfahrens'.H66:'Grenznutzen des Schnellerfahrens'.H93 'Grenznutzen des Schnellerfahrens'.A66:'Grenznutzen des Schnellerfahrens'.A93 'Grenznutzen des Schnellerfahrens'.I65:'Grenznutzen des Schnellerfahrens'.I65 'Grenznutzen des Schnellerfahrens'.I66:'Grenznutzen des Schnellerfahrens'.I93 'Grenznutzen des Schnellerfahrens'.A66:'Grenznutzen des Schnellerfahrens'.A93 'Grenznutzen des Schnellerfahrens'.J65:'Grenznutzen des Schnellerfahrens'.J65 'Grenznutzen des Schnellerfahrens'.J66:'Grenznutzen des Schnellerfahrens'.J93 'Grenznutzen des Schnellerfahrens'.A66:'Grenznutzen des Schnellerfahrens'.A93 'Grenznutzen des Schnellerfahrens'.K65:'Grenznutzen des Schnellerfahrens'.K65 'Grenznutzen des Schnellerfahrens'.K66:'Grenznutzen des Schnellerfahrens'.K9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 km/h</text:p>
          </table:table-cell>
          <table:table-cell table:formula="of:=-60*[.B$65]/[.$A66]^2" office:value-type="float" office:value="-2" calcext:value-type="float">
            <text:p>-2,0 Min</text:p>
          </table:table-cell>
          <table:table-cell table:formula="of:=-60*[.C$65]/[.$A66]^2" office:value-type="float" office:value="-3.33333333333333" calcext:value-type="float">
            <text:p>-3,3 Min</text:p>
          </table:table-cell>
          <table:table-cell table:formula="of:=-60*[.D$65]/[.$A66]^2" office:value-type="float" office:value="-5" calcext:value-type="float">
            <text:p>-5,0 Min</text:p>
          </table:table-cell>
          <table:table-cell table:formula="of:=-60*[.E$65]/[.$A66]^2" office:value-type="float" office:value="-6.66666666666667" calcext:value-type="float">
            <text:p>-6,7 Min</text:p>
          </table:table-cell>
          <table:table-cell table:formula="of:=-60*[.F$65]/[.$A66]^2" office:value-type="float" office:value="-10" calcext:value-type="float">
            <text:p>-10,0 Min</text:p>
          </table:table-cell>
          <table:table-cell table:formula="of:=-60*[.G$65]/[.$A66]^2" office:value-type="float" office:value="-13.3333333333333" calcext:value-type="float">
            <text:p>-13,3 Min</text:p>
          </table:table-cell>
          <table:table-cell table:formula="of:=-60*[.H$65]/[.$A66]^2" office:value-type="float" office:value="-20" calcext:value-type="float">
            <text:p>-20,0 Min</text:p>
          </table:table-cell>
          <table:table-cell table:formula="of:=-60*[.I$65]/[.$A66]^2" office:value-type="float" office:value="-26.6666666666667" calcext:value-type="float">
            <text:p>-26,7 Min</text:p>
          </table:table-cell>
          <table:table-cell table:formula="of:=-60*[.J$65]/[.$A66]^2" office:value-type="float" office:value="-33.3333333333333" calcext:value-type="float">
            <text:p>-33,3 Min</text:p>
          </table:table-cell>
          <table:table-cell table:formula="of:=-60*[.K$65]/[.$A66]^2" office:value-type="float" office:value="-40" calcext:value-type="float">
            <text:p>-40,0 Min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 km/h</text:p>
          </table:table-cell>
          <table:table-cell table:formula="of:=-60*[.B$65]/[.$A67]^2" office:value-type="float" office:value="-1.125" calcext:value-type="float">
            <text:p>-1,1 Min</text:p>
          </table:table-cell>
          <table:table-cell table:formula="of:=-60*[.C$65]/[.$A67]^2" office:value-type="float" office:value="-1.875" calcext:value-type="float">
            <text:p>-1,9 Min</text:p>
          </table:table-cell>
          <table:table-cell table:formula="of:=-60*[.D$65]/[.$A67]^2" office:value-type="float" office:value="-2.8125" calcext:value-type="float">
            <text:p>-2,8 Min</text:p>
          </table:table-cell>
          <table:table-cell table:formula="of:=-60*[.E$65]/[.$A67]^2" office:value-type="float" office:value="-3.75" calcext:value-type="float">
            <text:p>-3,8 Min</text:p>
          </table:table-cell>
          <table:table-cell table:formula="of:=-60*[.F$65]/[.$A67]^2" office:value-type="float" office:value="-5.625" calcext:value-type="float">
            <text:p>-5,6 Min</text:p>
          </table:table-cell>
          <table:table-cell table:formula="of:=-60*[.G$65]/[.$A67]^2" office:value-type="float" office:value="-7.5" calcext:value-type="float">
            <text:p>-7,5 Min</text:p>
          </table:table-cell>
          <table:table-cell table:formula="of:=-60*[.H$65]/[.$A67]^2" office:value-type="float" office:value="-11.25" calcext:value-type="float">
            <text:p>-11,3 Min</text:p>
          </table:table-cell>
          <table:table-cell table:formula="of:=-60*[.I$65]/[.$A67]^2" office:value-type="float" office:value="-15" calcext:value-type="float">
            <text:p>-15,0 Min</text:p>
          </table:table-cell>
          <table:table-cell table:formula="of:=-60*[.J$65]/[.$A67]^2" office:value-type="float" office:value="-18.75" calcext:value-type="float">
            <text:p>-18,8 Min</text:p>
          </table:table-cell>
          <table:table-cell table:formula="of:=-60*[.K$65]/[.$A67]^2" office:value-type="float" office:value="-22.5" calcext:value-type="float">
            <text:p>-22,5 Min</text:p>
          </table:table-cell>
          <table:table-cell table:number-columns-repeated="6"/>
        </table:table-row>
        <table:table-row table:style-name="ro1">
          <table:table-cell table:formula="of:=[.A67]+10" office:value-type="float" office:value="50" calcext:value-type="float">
            <text:p>50 km/h</text:p>
          </table:table-cell>
          <table:table-cell table:formula="of:=-60*[.B$65]/[.$A68]^2" office:value-type="float" office:value="-0.72" calcext:value-type="float">
            <text:p>-0,7 Min</text:p>
          </table:table-cell>
          <table:table-cell table:formula="of:=-60*[.C$65]/[.$A68]^2" office:value-type="float" office:value="-1.2" calcext:value-type="float">
            <text:p>-1,2 Min</text:p>
          </table:table-cell>
          <table:table-cell table:formula="of:=-60*[.D$65]/[.$A68]^2" office:value-type="float" office:value="-1.8" calcext:value-type="float">
            <text:p>-1,8 Min</text:p>
          </table:table-cell>
          <table:table-cell table:formula="of:=-60*[.E$65]/[.$A68]^2" office:value-type="float" office:value="-2.4" calcext:value-type="float">
            <text:p>-2,4 Min</text:p>
          </table:table-cell>
          <table:table-cell table:formula="of:=-60*[.F$65]/[.$A68]^2" office:value-type="float" office:value="-3.6" calcext:value-type="float">
            <text:p>-3,6 Min</text:p>
          </table:table-cell>
          <table:table-cell table:formula="of:=-60*[.G$65]/[.$A68]^2" office:value-type="float" office:value="-4.8" calcext:value-type="float">
            <text:p>-4,8 Min</text:p>
          </table:table-cell>
          <table:table-cell table:formula="of:=-60*[.H$65]/[.$A68]^2" office:value-type="float" office:value="-7.2" calcext:value-type="float">
            <text:p>-7,2 Min</text:p>
          </table:table-cell>
          <table:table-cell table:formula="of:=-60*[.I$65]/[.$A68]^2" office:value-type="float" office:value="-9.6" calcext:value-type="float">
            <text:p>-9,6 Min</text:p>
          </table:table-cell>
          <table:table-cell table:formula="of:=-60*[.J$65]/[.$A68]^2" office:value-type="float" office:value="-12" calcext:value-type="float">
            <text:p>-12,0 Min</text:p>
          </table:table-cell>
          <table:table-cell table:formula="of:=-60*[.K$65]/[.$A68]^2" office:value-type="float" office:value="-14.4" calcext:value-type="float">
            <text:p>-14,4 Min</text:p>
          </table:table-cell>
          <table:table-cell table:number-columns-repeated="6"/>
        </table:table-row>
        <table:table-row table:style-name="ro1">
          <table:table-cell table:formula="of:=[.A68]+10" office:value-type="float" office:value="60" calcext:value-type="float">
            <text:p>60 km/h</text:p>
          </table:table-cell>
          <table:table-cell table:formula="of:=-60*[.B$65]/[.$A69]^2" office:value-type="float" office:value="-0.5" calcext:value-type="float">
            <text:p>-0,5 Min</text:p>
          </table:table-cell>
          <table:table-cell table:formula="of:=-60*[.C$65]/[.$A69]^2" office:value-type="float" office:value="-0.833333333333333" calcext:value-type="float">
            <text:p>-0,8 Min</text:p>
          </table:table-cell>
          <table:table-cell table:formula="of:=-60*[.D$65]/[.$A69]^2" office:value-type="float" office:value="-1.25" calcext:value-type="float">
            <text:p>-1,3 Min</text:p>
          </table:table-cell>
          <table:table-cell table:formula="of:=-60*[.E$65]/[.$A69]^2" office:value-type="float" office:value="-1.66666666666667" calcext:value-type="float">
            <text:p>-1,7 Min</text:p>
          </table:table-cell>
          <table:table-cell table:formula="of:=-60*[.F$65]/[.$A69]^2" office:value-type="float" office:value="-2.5" calcext:value-type="float">
            <text:p>-2,5 Min</text:p>
          </table:table-cell>
          <table:table-cell table:formula="of:=-60*[.G$65]/[.$A69]^2" office:value-type="float" office:value="-3.33333333333333" calcext:value-type="float">
            <text:p>-3,3 Min</text:p>
          </table:table-cell>
          <table:table-cell table:formula="of:=-60*[.H$65]/[.$A69]^2" office:value-type="float" office:value="-5" calcext:value-type="float">
            <text:p>-5,0 Min</text:p>
          </table:table-cell>
          <table:table-cell table:formula="of:=-60*[.I$65]/[.$A69]^2" office:value-type="float" office:value="-6.66666666666667" calcext:value-type="float">
            <text:p>-6,7 Min</text:p>
          </table:table-cell>
          <table:table-cell table:formula="of:=-60*[.J$65]/[.$A69]^2" office:value-type="float" office:value="-8.33333333333333" calcext:value-type="float">
            <text:p>-8,3 Min</text:p>
          </table:table-cell>
          <table:table-cell table:formula="of:=-60*[.K$65]/[.$A69]^2" office:value-type="float" office:value="-10" calcext:value-type="float">
            <text:p>-10,0 Min</text:p>
          </table:table-cell>
          <table:table-cell table:number-columns-repeated="6"/>
        </table:table-row>
        <table:table-row table:style-name="ro1">
          <table:table-cell table:formula="of:=[.A69]+10" office:value-type="float" office:value="70" calcext:value-type="float">
            <text:p>70 km/h</text:p>
          </table:table-cell>
          <table:table-cell table:formula="of:=-60*[.B$65]/[.$A70]^2" office:value-type="float" office:value="-0.36734693877551" calcext:value-type="float">
            <text:p>-0,4 Min</text:p>
          </table:table-cell>
          <table:table-cell table:formula="of:=-60*[.C$65]/[.$A70]^2" office:value-type="float" office:value="-0.612244897959184" calcext:value-type="float">
            <text:p>-0,6 Min</text:p>
          </table:table-cell>
          <table:table-cell table:formula="of:=-60*[.D$65]/[.$A70]^2" office:value-type="float" office:value="-0.918367346938776" calcext:value-type="float">
            <text:p>-0,9 Min</text:p>
          </table:table-cell>
          <table:table-cell table:formula="of:=-60*[.E$65]/[.$A70]^2" office:value-type="float" office:value="-1.22448979591837" calcext:value-type="float">
            <text:p>-1,2 Min</text:p>
          </table:table-cell>
          <table:table-cell table:formula="of:=-60*[.F$65]/[.$A70]^2" office:value-type="float" office:value="-1.83673469387755" calcext:value-type="float">
            <text:p>-1,8 Min</text:p>
          </table:table-cell>
          <table:table-cell table:formula="of:=-60*[.G$65]/[.$A70]^2" office:value-type="float" office:value="-2.44897959183673" calcext:value-type="float">
            <text:p>-2,4 Min</text:p>
          </table:table-cell>
          <table:table-cell table:formula="of:=-60*[.H$65]/[.$A70]^2" office:value-type="float" office:value="-3.6734693877551" calcext:value-type="float">
            <text:p>-3,7 Min</text:p>
          </table:table-cell>
          <table:table-cell table:formula="of:=-60*[.I$65]/[.$A70]^2" office:value-type="float" office:value="-4.89795918367347" calcext:value-type="float">
            <text:p>-4,9 Min</text:p>
          </table:table-cell>
          <table:table-cell table:formula="of:=-60*[.J$65]/[.$A70]^2" office:value-type="float" office:value="-6.12244897959184" calcext:value-type="float">
            <text:p>-6,1 Min</text:p>
          </table:table-cell>
          <table:table-cell table:formula="of:=-60*[.K$65]/[.$A70]^2" office:value-type="float" office:value="-7.3469387755102" calcext:value-type="float">
            <text:p>-7,3 Min</text:p>
          </table:table-cell>
          <table:table-cell table:number-columns-repeated="6"/>
        </table:table-row>
        <table:table-row table:style-name="ro1">
          <table:table-cell table:formula="of:=[.A70]+10" office:value-type="float" office:value="80" calcext:value-type="float">
            <text:p>80 km/h</text:p>
          </table:table-cell>
          <table:table-cell table:formula="of:=-60*[.B$65]/[.$A71]^2" office:value-type="float" office:value="-0.28125" calcext:value-type="float">
            <text:p>-0,3 Min</text:p>
          </table:table-cell>
          <table:table-cell table:formula="of:=-60*[.C$65]/[.$A71]^2" office:value-type="float" office:value="-0.46875" calcext:value-type="float">
            <text:p>-0,5 Min</text:p>
          </table:table-cell>
          <table:table-cell table:formula="of:=-60*[.D$65]/[.$A71]^2" office:value-type="float" office:value="-0.703125" calcext:value-type="float">
            <text:p>-0,7 Min</text:p>
          </table:table-cell>
          <table:table-cell table:formula="of:=-60*[.E$65]/[.$A71]^2" office:value-type="float" office:value="-0.9375" calcext:value-type="float">
            <text:p>-0,9 Min</text:p>
          </table:table-cell>
          <table:table-cell table:formula="of:=-60*[.F$65]/[.$A71]^2" office:value-type="float" office:value="-1.40625" calcext:value-type="float">
            <text:p>-1,4 Min</text:p>
          </table:table-cell>
          <table:table-cell table:formula="of:=-60*[.G$65]/[.$A71]^2" office:value-type="float" office:value="-1.875" calcext:value-type="float">
            <text:p>-1,9 Min</text:p>
          </table:table-cell>
          <table:table-cell table:formula="of:=-60*[.H$65]/[.$A71]^2" office:value-type="float" office:value="-2.8125" calcext:value-type="float">
            <text:p>-2,8 Min</text:p>
          </table:table-cell>
          <table:table-cell table:formula="of:=-60*[.I$65]/[.$A71]^2" office:value-type="float" office:value="-3.75" calcext:value-type="float">
            <text:p>-3,8 Min</text:p>
          </table:table-cell>
          <table:table-cell table:formula="of:=-60*[.J$65]/[.$A71]^2" office:value-type="float" office:value="-4.6875" calcext:value-type="float">
            <text:p>-4,7 Min</text:p>
          </table:table-cell>
          <table:table-cell table:formula="of:=-60*[.K$65]/[.$A71]^2" office:value-type="float" office:value="-5.625" calcext:value-type="float">
            <text:p>-5,6 Min</text:p>
          </table:table-cell>
          <table:table-cell table:number-columns-repeated="6"/>
        </table:table-row>
        <table:table-row table:style-name="ro1">
          <table:table-cell table:formula="of:=[.A71]+10" office:value-type="float" office:value="90" calcext:value-type="float">
            <text:p>90 km/h</text:p>
          </table:table-cell>
          <table:table-cell table:formula="of:=-60*[.B$65]/[.$A72]^2" office:value-type="float" office:value="-0.222222222222222" calcext:value-type="float">
            <text:p>-0,2 Min</text:p>
          </table:table-cell>
          <table:table-cell table:formula="of:=-60*[.C$65]/[.$A72]^2" office:value-type="float" office:value="-0.37037037037037" calcext:value-type="float">
            <text:p>-0,4 Min</text:p>
          </table:table-cell>
          <table:table-cell table:formula="of:=-60*[.D$65]/[.$A72]^2" office:value-type="float" office:value="-0.555555555555556" calcext:value-type="float">
            <text:p>-0,6 Min</text:p>
          </table:table-cell>
          <table:table-cell table:formula="of:=-60*[.E$65]/[.$A72]^2" office:value-type="float" office:value="-0.740740740740741" calcext:value-type="float">
            <text:p>-0,7 Min</text:p>
          </table:table-cell>
          <table:table-cell table:formula="of:=-60*[.F$65]/[.$A72]^2" office:value-type="float" office:value="-1.11111111111111" calcext:value-type="float">
            <text:p>-1,1 Min</text:p>
          </table:table-cell>
          <table:table-cell table:formula="of:=-60*[.G$65]/[.$A72]^2" office:value-type="float" office:value="-1.48148148148148" calcext:value-type="float">
            <text:p>-1,5 Min</text:p>
          </table:table-cell>
          <table:table-cell table:formula="of:=-60*[.H$65]/[.$A72]^2" office:value-type="float" office:value="-2.22222222222222" calcext:value-type="float">
            <text:p>-2,2 Min</text:p>
          </table:table-cell>
          <table:table-cell table:formula="of:=-60*[.I$65]/[.$A72]^2" office:value-type="float" office:value="-2.96296296296296" calcext:value-type="float">
            <text:p>-3,0 Min</text:p>
          </table:table-cell>
          <table:table-cell table:formula="of:=-60*[.J$65]/[.$A72]^2" office:value-type="float" office:value="-3.7037037037037" calcext:value-type="float">
            <text:p>-3,7 Min</text:p>
          </table:table-cell>
          <table:table-cell table:formula="of:=-60*[.K$65]/[.$A72]^2" office:value-type="float" office:value="-4.44444444444445" calcext:value-type="float">
            <text:p>-4,4 Min</text:p>
          </table:table-cell>
          <table:table-cell table:number-columns-repeated="6"/>
        </table:table-row>
        <table:table-row table:style-name="ro1">
          <table:table-cell table:formula="of:=[.A72]+10" office:value-type="float" office:value="100" calcext:value-type="float">
            <text:p>100 km/h</text:p>
          </table:table-cell>
          <table:table-cell table:formula="of:=-60*[.B$65]/[.$A73]^2" office:value-type="float" office:value="-0.18" calcext:value-type="float">
            <text:p>-0,2 Min</text:p>
          </table:table-cell>
          <table:table-cell table:formula="of:=-60*[.C$65]/[.$A73]^2" office:value-type="float" office:value="-0.3" calcext:value-type="float">
            <text:p>-0,3 Min</text:p>
          </table:table-cell>
          <table:table-cell table:formula="of:=-60*[.D$65]/[.$A73]^2" office:value-type="float" office:value="-0.45" calcext:value-type="float">
            <text:p>-0,5 Min</text:p>
          </table:table-cell>
          <table:table-cell table:formula="of:=-60*[.E$65]/[.$A73]^2" office:value-type="float" office:value="-0.6" calcext:value-type="float">
            <text:p>-0,6 Min</text:p>
          </table:table-cell>
          <table:table-cell table:formula="of:=-60*[.F$65]/[.$A73]^2" office:value-type="float" office:value="-0.9" calcext:value-type="float">
            <text:p>-0,9 Min</text:p>
          </table:table-cell>
          <table:table-cell table:formula="of:=-60*[.G$65]/[.$A73]^2" office:value-type="float" office:value="-1.2" calcext:value-type="float">
            <text:p>-1,2 Min</text:p>
          </table:table-cell>
          <table:table-cell table:formula="of:=-60*[.H$65]/[.$A73]^2" office:value-type="float" office:value="-1.8" calcext:value-type="float">
            <text:p>-1,8 Min</text:p>
          </table:table-cell>
          <table:table-cell table:formula="of:=-60*[.I$65]/[.$A73]^2" office:value-type="float" office:value="-2.4" calcext:value-type="float">
            <text:p>-2,4 Min</text:p>
          </table:table-cell>
          <table:table-cell table:formula="of:=-60*[.J$65]/[.$A73]^2" office:value-type="float" office:value="-3" calcext:value-type="float">
            <text:p>-3,0 Min</text:p>
          </table:table-cell>
          <table:table-cell table:formula="of:=-60*[.K$65]/[.$A73]^2" office:value-type="float" office:value="-3.6" calcext:value-type="float">
            <text:p>-3,6 Min</text:p>
          </table:table-cell>
          <table:table-cell table:number-columns-repeated="6"/>
        </table:table-row>
        <table:table-row table:style-name="ro1">
          <table:table-cell table:formula="of:=[.A73]+10" office:value-type="float" office:value="110" calcext:value-type="float">
            <text:p>110 km/h</text:p>
          </table:table-cell>
          <table:table-cell table:formula="of:=-60*[.B$65]/[.$A74]^2" office:value-type="float" office:value="-0.148760330578512" calcext:value-type="float">
            <text:p>-0,1 Min</text:p>
          </table:table-cell>
          <table:table-cell table:formula="of:=-60*[.C$65]/[.$A74]^2" office:value-type="float" office:value="-0.247933884297521" calcext:value-type="float">
            <text:p>-0,2 Min</text:p>
          </table:table-cell>
          <table:table-cell table:formula="of:=-60*[.D$65]/[.$A74]^2" office:value-type="float" office:value="-0.371900826446281" calcext:value-type="float">
            <text:p>-0,4 Min</text:p>
          </table:table-cell>
          <table:table-cell table:formula="of:=-60*[.E$65]/[.$A74]^2" office:value-type="float" office:value="-0.495867768595041" calcext:value-type="float">
            <text:p>-0,5 Min</text:p>
          </table:table-cell>
          <table:table-cell table:formula="of:=-60*[.F$65]/[.$A74]^2" office:value-type="float" office:value="-0.743801652892562" calcext:value-type="float">
            <text:p>-0,7 Min</text:p>
          </table:table-cell>
          <table:table-cell table:formula="of:=-60*[.G$65]/[.$A74]^2" office:value-type="float" office:value="-0.991735537190083" calcext:value-type="float">
            <text:p>-1,0 Min</text:p>
          </table:table-cell>
          <table:table-cell table:formula="of:=-60*[.H$65]/[.$A74]^2" office:value-type="float" office:value="-1.48760330578512" calcext:value-type="float">
            <text:p>-1,5 Min</text:p>
          </table:table-cell>
          <table:table-cell table:formula="of:=-60*[.I$65]/[.$A74]^2" office:value-type="float" office:value="-1.98347107438017" calcext:value-type="float">
            <text:p>-2,0 Min</text:p>
          </table:table-cell>
          <table:table-cell table:formula="of:=-60*[.J$65]/[.$A74]^2" office:value-type="float" office:value="-2.47933884297521" calcext:value-type="float">
            <text:p>-2,5 Min</text:p>
          </table:table-cell>
          <table:table-cell table:formula="of:=-60*[.K$65]/[.$A74]^2" office:value-type="float" office:value="-2.97520661157025" calcext:value-type="float">
            <text:p>-3,0 Min</text:p>
          </table:table-cell>
          <table:table-cell table:number-columns-repeated="6"/>
        </table:table-row>
        <table:table-row table:style-name="ro1">
          <table:table-cell table:formula="of:=[.A74]+10" office:value-type="float" office:value="120" calcext:value-type="float">
            <text:p>120 km/h</text:p>
          </table:table-cell>
          <table:table-cell table:formula="of:=-60*[.B$65]/[.$A75]^2" office:value-type="float" office:value="-0.125" calcext:value-type="float">
            <text:p>-0,1 Min</text:p>
          </table:table-cell>
          <table:table-cell table:formula="of:=-60*[.C$65]/[.$A75]^2" office:value-type="float" office:value="-0.208333333333333" calcext:value-type="float">
            <text:p>-0,2 Min</text:p>
          </table:table-cell>
          <table:table-cell table:formula="of:=-60*[.D$65]/[.$A75]^2" office:value-type="float" office:value="-0.3125" calcext:value-type="float">
            <text:p>-0,3 Min</text:p>
          </table:table-cell>
          <table:table-cell table:formula="of:=-60*[.E$65]/[.$A75]^2" office:value-type="float" office:value="-0.416666666666667" calcext:value-type="float">
            <text:p>-0,4 Min</text:p>
          </table:table-cell>
          <table:table-cell table:formula="of:=-60*[.F$65]/[.$A75]^2" office:value-type="float" office:value="-0.625" calcext:value-type="float">
            <text:p>-0,6 Min</text:p>
          </table:table-cell>
          <table:table-cell table:formula="of:=-60*[.G$65]/[.$A75]^2" office:value-type="float" office:value="-0.833333333333333" calcext:value-type="float">
            <text:p>-0,8 Min</text:p>
          </table:table-cell>
          <table:table-cell table:formula="of:=-60*[.H$65]/[.$A75]^2" office:value-type="float" office:value="-1.25" calcext:value-type="float">
            <text:p>-1,3 Min</text:p>
          </table:table-cell>
          <table:table-cell table:formula="of:=-60*[.I$65]/[.$A75]^2" office:value-type="float" office:value="-1.66666666666667" calcext:value-type="float">
            <text:p>-1,7 Min</text:p>
          </table:table-cell>
          <table:table-cell table:formula="of:=-60*[.J$65]/[.$A75]^2" office:value-type="float" office:value="-2.08333333333333" calcext:value-type="float">
            <text:p>-2,1 Min</text:p>
          </table:table-cell>
          <table:table-cell table:formula="of:=-60*[.K$65]/[.$A75]^2" office:value-type="float" office:value="-2.5" calcext:value-type="float">
            <text:p>-2,5 Min</text:p>
          </table:table-cell>
          <table:table-cell table:number-columns-repeated="6"/>
        </table:table-row>
        <table:table-row table:style-name="ro1">
          <table:table-cell table:formula="of:=[.A75]+10" office:value-type="float" office:value="130" calcext:value-type="float">
            <text:p>130 km/h</text:p>
          </table:table-cell>
          <table:table-cell table:formula="of:=-60*[.B$65]/[.$A76]^2" office:value-type="float" office:value="-0.106508875739645" calcext:value-type="float">
            <text:p>-0,1 Min</text:p>
          </table:table-cell>
          <table:table-cell table:formula="of:=-60*[.C$65]/[.$A76]^2" office:value-type="float" office:value="-0.177514792899408" calcext:value-type="float">
            <text:p>-0,2 Min</text:p>
          </table:table-cell>
          <table:table-cell table:formula="of:=-60*[.D$65]/[.$A76]^2" office:value-type="float" office:value="-0.266272189349112" calcext:value-type="float">
            <text:p>-0,3 Min</text:p>
          </table:table-cell>
          <table:table-cell table:formula="of:=-60*[.E$65]/[.$A76]^2" office:value-type="float" office:value="-0.355029585798817" calcext:value-type="float">
            <text:p>-0,4 Min</text:p>
          </table:table-cell>
          <table:table-cell table:formula="of:=-60*[.F$65]/[.$A76]^2" office:value-type="float" office:value="-0.532544378698225" calcext:value-type="float">
            <text:p>-0,5 Min</text:p>
          </table:table-cell>
          <table:table-cell table:formula="of:=-60*[.G$65]/[.$A76]^2" office:value-type="float" office:value="-0.710059171597633" calcext:value-type="float">
            <text:p>-0,7 Min</text:p>
          </table:table-cell>
          <table:table-cell table:formula="of:=-60*[.H$65]/[.$A76]^2" office:value-type="float" office:value="-1.06508875739645" calcext:value-type="float">
            <text:p>-1,1 Min</text:p>
          </table:table-cell>
          <table:table-cell table:formula="of:=-60*[.I$65]/[.$A76]^2" office:value-type="float" office:value="-1.42011834319527" calcext:value-type="float">
            <text:p>-1,4 Min</text:p>
          </table:table-cell>
          <table:table-cell table:formula="of:=-60*[.J$65]/[.$A76]^2" office:value-type="float" office:value="-1.77514792899408" calcext:value-type="float">
            <text:p>-1,8 Min</text:p>
          </table:table-cell>
          <table:table-cell table:formula="of:=-60*[.K$65]/[.$A76]^2" office:value-type="float" office:value="-2.1301775147929" calcext:value-type="float">
            <text:p>-2,1 Min</text:p>
          </table:table-cell>
          <table:table-cell table:number-columns-repeated="6"/>
        </table:table-row>
        <table:table-row table:style-name="ro1">
          <table:table-cell table:formula="of:=[.A76]+10" office:value-type="float" office:value="140" calcext:value-type="float">
            <text:p>140 km/h</text:p>
          </table:table-cell>
          <table:table-cell table:formula="of:=-60*[.B$65]/[.$A77]^2" office:value-type="float" office:value="-0.0918367346938776" calcext:value-type="float">
            <text:p>-0,1 Min</text:p>
          </table:table-cell>
          <table:table-cell table:formula="of:=-60*[.C$65]/[.$A77]^2" office:value-type="float" office:value="-0.153061224489796" calcext:value-type="float">
            <text:p>-0,2 Min</text:p>
          </table:table-cell>
          <table:table-cell table:formula="of:=-60*[.D$65]/[.$A77]^2" office:value-type="float" office:value="-0.229591836734694" calcext:value-type="float">
            <text:p>-0,2 Min</text:p>
          </table:table-cell>
          <table:table-cell table:formula="of:=-60*[.E$65]/[.$A77]^2" office:value-type="float" office:value="-0.306122448979592" calcext:value-type="float">
            <text:p>-0,3 Min</text:p>
          </table:table-cell>
          <table:table-cell table:formula="of:=-60*[.F$65]/[.$A77]^2" office:value-type="float" office:value="-0.459183673469388" calcext:value-type="float">
            <text:p>-0,5 Min</text:p>
          </table:table-cell>
          <table:table-cell table:formula="of:=-60*[.G$65]/[.$A77]^2" office:value-type="float" office:value="-0.612244897959184" calcext:value-type="float">
            <text:p>-0,6 Min</text:p>
          </table:table-cell>
          <table:table-cell table:formula="of:=-60*[.H$65]/[.$A77]^2" office:value-type="float" office:value="-0.918367346938776" calcext:value-type="float">
            <text:p>-0,9 Min</text:p>
          </table:table-cell>
          <table:table-cell table:formula="of:=-60*[.I$65]/[.$A77]^2" office:value-type="float" office:value="-1.22448979591837" calcext:value-type="float">
            <text:p>-1,2 Min</text:p>
          </table:table-cell>
          <table:table-cell table:formula="of:=-60*[.J$65]/[.$A77]^2" office:value-type="float" office:value="-1.53061224489796" calcext:value-type="float">
            <text:p>-1,5 Min</text:p>
          </table:table-cell>
          <table:table-cell table:formula="of:=-60*[.K$65]/[.$A77]^2" office:value-type="float" office:value="-1.83673469387755" calcext:value-type="float">
            <text:p>-1,8 Min</text:p>
          </table:table-cell>
          <table:table-cell table:number-columns-repeated="6"/>
        </table:table-row>
        <table:table-row table:style-name="ro1">
          <table:table-cell table:formula="of:=[.A77]+10" office:value-type="float" office:value="150" calcext:value-type="float">
            <text:p>150 km/h</text:p>
          </table:table-cell>
          <table:table-cell table:formula="of:=-60*[.B$65]/[.$A78]^2" office:value-type="float" office:value="-0.08" calcext:value-type="float">
            <text:p>-0,1 Min</text:p>
          </table:table-cell>
          <table:table-cell table:formula="of:=-60*[.C$65]/[.$A78]^2" office:value-type="float" office:value="-0.133333333333333" calcext:value-type="float">
            <text:p>-0,1 Min</text:p>
          </table:table-cell>
          <table:table-cell table:formula="of:=-60*[.D$65]/[.$A78]^2" office:value-type="float" office:value="-0.2" calcext:value-type="float">
            <text:p>-0,2 Min</text:p>
          </table:table-cell>
          <table:table-cell table:formula="of:=-60*[.E$65]/[.$A78]^2" office:value-type="float" office:value="-0.266666666666667" calcext:value-type="float">
            <text:p>-0,3 Min</text:p>
          </table:table-cell>
          <table:table-cell table:formula="of:=-60*[.F$65]/[.$A78]^2" office:value-type="float" office:value="-0.4" calcext:value-type="float">
            <text:p>-0,4 Min</text:p>
          </table:table-cell>
          <table:table-cell table:formula="of:=-60*[.G$65]/[.$A78]^2" office:value-type="float" office:value="-0.533333333333333" calcext:value-type="float">
            <text:p>-0,5 Min</text:p>
          </table:table-cell>
          <table:table-cell table:formula="of:=-60*[.H$65]/[.$A78]^2" office:value-type="float" office:value="-0.8" calcext:value-type="float">
            <text:p>-0,8 Min</text:p>
          </table:table-cell>
          <table:table-cell table:formula="of:=-60*[.I$65]/[.$A78]^2" office:value-type="float" office:value="-1.06666666666667" calcext:value-type="float">
            <text:p>-1,1 Min</text:p>
          </table:table-cell>
          <table:table-cell table:formula="of:=-60*[.J$65]/[.$A78]^2" office:value-type="float" office:value="-1.33333333333333" calcext:value-type="float">
            <text:p>-1,3 Min</text:p>
          </table:table-cell>
          <table:table-cell table:formula="of:=-60*[.K$65]/[.$A78]^2" office:value-type="float" office:value="-1.6" calcext:value-type="float">
            <text:p>-1,6 Min</text:p>
          </table:table-cell>
          <table:table-cell table:number-columns-repeated="6"/>
        </table:table-row>
        <table:table-row table:style-name="ro1">
          <table:table-cell table:formula="of:=[.A78]+10" office:value-type="float" office:value="160" calcext:value-type="float">
            <text:p>160 km/h</text:p>
          </table:table-cell>
          <table:table-cell table:formula="of:=-60*[.B$65]/[.$A79]^2" office:value-type="float" office:value="-0.0703125" calcext:value-type="float">
            <text:p>-0,1 Min</text:p>
          </table:table-cell>
          <table:table-cell table:formula="of:=-60*[.C$65]/[.$A79]^2" office:value-type="float" office:value="-0.1171875" calcext:value-type="float">
            <text:p>-0,1 Min</text:p>
          </table:table-cell>
          <table:table-cell table:formula="of:=-60*[.D$65]/[.$A79]^2" office:value-type="float" office:value="-0.17578125" calcext:value-type="float">
            <text:p>-0,2 Min</text:p>
          </table:table-cell>
          <table:table-cell table:formula="of:=-60*[.E$65]/[.$A79]^2" office:value-type="float" office:value="-0.234375" calcext:value-type="float">
            <text:p>-0,2 Min</text:p>
          </table:table-cell>
          <table:table-cell table:formula="of:=-60*[.F$65]/[.$A79]^2" office:value-type="float" office:value="-0.3515625" calcext:value-type="float">
            <text:p>-0,4 Min</text:p>
          </table:table-cell>
          <table:table-cell table:formula="of:=-60*[.G$65]/[.$A79]^2" office:value-type="float" office:value="-0.46875" calcext:value-type="float">
            <text:p>-0,5 Min</text:p>
          </table:table-cell>
          <table:table-cell table:formula="of:=-60*[.H$65]/[.$A79]^2" office:value-type="float" office:value="-0.703125" calcext:value-type="float">
            <text:p>-0,7 Min</text:p>
          </table:table-cell>
          <table:table-cell table:formula="of:=-60*[.I$65]/[.$A79]^2" office:value-type="float" office:value="-0.9375" calcext:value-type="float">
            <text:p>-0,9 Min</text:p>
          </table:table-cell>
          <table:table-cell table:formula="of:=-60*[.J$65]/[.$A79]^2" office:value-type="float" office:value="-1.171875" calcext:value-type="float">
            <text:p>-1,2 Min</text:p>
          </table:table-cell>
          <table:table-cell table:formula="of:=-60*[.K$65]/[.$A79]^2" office:value-type="float" office:value="-1.40625" calcext:value-type="float">
            <text:p>-1,4 Min</text:p>
          </table:table-cell>
          <table:table-cell table:number-columns-repeated="6"/>
        </table:table-row>
        <table:table-row table:style-name="ro1">
          <table:table-cell table:formula="of:=[.A79]+10" office:value-type="float" office:value="170" calcext:value-type="float">
            <text:p>170 km/h</text:p>
          </table:table-cell>
          <table:table-cell table:formula="of:=-60*[.B$65]/[.$A80]^2" office:value-type="float" office:value="-0.0622837370242215" calcext:value-type="float">
            <text:p>-0,1 Min</text:p>
          </table:table-cell>
          <table:table-cell table:formula="of:=-60*[.C$65]/[.$A80]^2" office:value-type="float" office:value="-0.103806228373702" calcext:value-type="float">
            <text:p>-0,1 Min</text:p>
          </table:table-cell>
          <table:table-cell table:formula="of:=-60*[.D$65]/[.$A80]^2" office:value-type="float" office:value="-0.155709342560554" calcext:value-type="float">
            <text:p>-0,2 Min</text:p>
          </table:table-cell>
          <table:table-cell table:formula="of:=-60*[.E$65]/[.$A80]^2" office:value-type="float" office:value="-0.207612456747405" calcext:value-type="float">
            <text:p>-0,2 Min</text:p>
          </table:table-cell>
          <table:table-cell table:formula="of:=-60*[.F$65]/[.$A80]^2" office:value-type="float" office:value="-0.311418685121107" calcext:value-type="float">
            <text:p>-0,3 Min</text:p>
          </table:table-cell>
          <table:table-cell table:formula="of:=-60*[.G$65]/[.$A80]^2" office:value-type="float" office:value="-0.41522491349481" calcext:value-type="float">
            <text:p>-0,4 Min</text:p>
          </table:table-cell>
          <table:table-cell table:formula="of:=-60*[.H$65]/[.$A80]^2" office:value-type="float" office:value="-0.622837370242215" calcext:value-type="float">
            <text:p>-0,6 Min</text:p>
          </table:table-cell>
          <table:table-cell table:formula="of:=-60*[.I$65]/[.$A80]^2" office:value-type="float" office:value="-0.830449826989619" calcext:value-type="float">
            <text:p>-0,8 Min</text:p>
          </table:table-cell>
          <table:table-cell table:formula="of:=-60*[.J$65]/[.$A80]^2" office:value-type="float" office:value="-1.03806228373702" calcext:value-type="float">
            <text:p>-1,0 Min</text:p>
          </table:table-cell>
          <table:table-cell table:formula="of:=-60*[.K$65]/[.$A80]^2" office:value-type="float" office:value="-1.24567474048443" calcext:value-type="float">
            <text:p>-1,2 Min</text:p>
          </table:table-cell>
          <table:table-cell table:number-columns-repeated="6"/>
        </table:table-row>
        <table:table-row table:style-name="ro1">
          <table:table-cell table:formula="of:=[.A80]+10" office:value-type="float" office:value="180" calcext:value-type="float">
            <text:p>180 km/h</text:p>
          </table:table-cell>
          <table:table-cell table:formula="of:=-60*[.B$65]/[.$A81]^2" office:value-type="float" office:value="-0.0555555555555556" calcext:value-type="float">
            <text:p>-0,1 Min</text:p>
          </table:table-cell>
          <table:table-cell table:formula="of:=-60*[.C$65]/[.$A81]^2" office:value-type="float" office:value="-0.0925925925925926" calcext:value-type="float">
            <text:p>-0,1 Min</text:p>
          </table:table-cell>
          <table:table-cell table:formula="of:=-60*[.D$65]/[.$A81]^2" office:value-type="float" office:value="-0.138888888888889" calcext:value-type="float">
            <text:p>-0,1 Min</text:p>
          </table:table-cell>
          <table:table-cell table:formula="of:=-60*[.E$65]/[.$A81]^2" office:value-type="float" office:value="-0.185185185185185" calcext:value-type="float">
            <text:p>-0,2 Min</text:p>
          </table:table-cell>
          <table:table-cell table:formula="of:=-60*[.F$65]/[.$A81]^2" office:value-type="float" office:value="-0.277777777777778" calcext:value-type="float">
            <text:p>-0,3 Min</text:p>
          </table:table-cell>
          <table:table-cell table:formula="of:=-60*[.G$65]/[.$A81]^2" office:value-type="float" office:value="-0.37037037037037" calcext:value-type="float">
            <text:p>-0,4 Min</text:p>
          </table:table-cell>
          <table:table-cell table:formula="of:=-60*[.H$65]/[.$A81]^2" office:value-type="float" office:value="-0.555555555555556" calcext:value-type="float">
            <text:p>-0,6 Min</text:p>
          </table:table-cell>
          <table:table-cell table:formula="of:=-60*[.I$65]/[.$A81]^2" office:value-type="float" office:value="-0.740740740740741" calcext:value-type="float">
            <text:p>-0,7 Min</text:p>
          </table:table-cell>
          <table:table-cell table:formula="of:=-60*[.J$65]/[.$A81]^2" office:value-type="float" office:value="-0.925925925925926" calcext:value-type="float">
            <text:p>-0,9 Min</text:p>
          </table:table-cell>
          <table:table-cell table:formula="of:=-60*[.K$65]/[.$A81]^2" office:value-type="float" office:value="-1.11111111111111" calcext:value-type="float">
            <text:p>-1,1 Min</text:p>
          </table:table-cell>
          <table:table-cell table:number-columns-repeated="6"/>
        </table:table-row>
        <table:table-row table:style-name="ro1">
          <table:table-cell table:formula="of:=[.A81]+10" office:value-type="float" office:value="190" calcext:value-type="float">
            <text:p>190 km/h</text:p>
          </table:table-cell>
          <table:table-cell table:formula="of:=-60*[.B$65]/[.$A82]^2" office:value-type="float" office:value="-0.0498614958448754" calcext:value-type="float">
            <text:p>0,0 Min</text:p>
          </table:table-cell>
          <table:table-cell table:formula="of:=-60*[.C$65]/[.$A82]^2" office:value-type="float" office:value="-0.0831024930747922" calcext:value-type="float">
            <text:p>-0,1 Min</text:p>
          </table:table-cell>
          <table:table-cell table:formula="of:=-60*[.D$65]/[.$A82]^2" office:value-type="float" office:value="-0.124653739612188" calcext:value-type="float">
            <text:p>-0,1 Min</text:p>
          </table:table-cell>
          <table:table-cell table:formula="of:=-60*[.E$65]/[.$A82]^2" office:value-type="float" office:value="-0.166204986149584" calcext:value-type="float">
            <text:p>-0,2 Min</text:p>
          </table:table-cell>
          <table:table-cell table:formula="of:=-60*[.F$65]/[.$A82]^2" office:value-type="float" office:value="-0.249307479224377" calcext:value-type="float">
            <text:p>-0,2 Min</text:p>
          </table:table-cell>
          <table:table-cell table:formula="of:=-60*[.G$65]/[.$A82]^2" office:value-type="float" office:value="-0.332409972299169" calcext:value-type="float">
            <text:p>-0,3 Min</text:p>
          </table:table-cell>
          <table:table-cell table:formula="of:=-60*[.H$65]/[.$A82]^2" office:value-type="float" office:value="-0.498614958448754" calcext:value-type="float">
            <text:p>-0,5 Min</text:p>
          </table:table-cell>
          <table:table-cell table:formula="of:=-60*[.I$65]/[.$A82]^2" office:value-type="float" office:value="-0.664819944598338" calcext:value-type="float">
            <text:p>-0,7 Min</text:p>
          </table:table-cell>
          <table:table-cell table:formula="of:=-60*[.J$65]/[.$A82]^2" office:value-type="float" office:value="-0.831024930747922" calcext:value-type="float">
            <text:p>-0,8 Min</text:p>
          </table:table-cell>
          <table:table-cell table:formula="of:=-60*[.K$65]/[.$A82]^2" office:value-type="float" office:value="-0.997229916897507" calcext:value-type="float">
            <text:p>-1,0 Min</text:p>
          </table:table-cell>
          <table:table-cell table:number-columns-repeated="6"/>
        </table:table-row>
        <table:table-row table:style-name="ro1">
          <table:table-cell table:formula="of:=[.A82]+10" office:value-type="float" office:value="200" calcext:value-type="float">
            <text:p>200 km/h</text:p>
          </table:table-cell>
          <table:table-cell table:formula="of:=-60*[.B$65]/[.$A83]^2" office:value-type="float" office:value="-0.045" calcext:value-type="float">
            <text:p>0,0 Min</text:p>
          </table:table-cell>
          <table:table-cell table:formula="of:=-60*[.C$65]/[.$A83]^2" office:value-type="float" office:value="-0.075" calcext:value-type="float">
            <text:p>-0,1 Min</text:p>
          </table:table-cell>
          <table:table-cell table:formula="of:=-60*[.D$65]/[.$A83]^2" office:value-type="float" office:value="-0.1125" calcext:value-type="float">
            <text:p>-0,1 Min</text:p>
          </table:table-cell>
          <table:table-cell table:formula="of:=-60*[.E$65]/[.$A83]^2" office:value-type="float" office:value="-0.15" calcext:value-type="float">
            <text:p>-0,2 Min</text:p>
          </table:table-cell>
          <table:table-cell table:formula="of:=-60*[.F$65]/[.$A83]^2" office:value-type="float" office:value="-0.225" calcext:value-type="float">
            <text:p>-0,2 Min</text:p>
          </table:table-cell>
          <table:table-cell table:formula="of:=-60*[.G$65]/[.$A83]^2" office:value-type="float" office:value="-0.3" calcext:value-type="float">
            <text:p>-0,3 Min</text:p>
          </table:table-cell>
          <table:table-cell table:formula="of:=-60*[.H$65]/[.$A83]^2" office:value-type="float" office:value="-0.45" calcext:value-type="float">
            <text:p>-0,5 Min</text:p>
          </table:table-cell>
          <table:table-cell table:formula="of:=-60*[.I$65]/[.$A83]^2" office:value-type="float" office:value="-0.6" calcext:value-type="float">
            <text:p>-0,6 Min</text:p>
          </table:table-cell>
          <table:table-cell table:formula="of:=-60*[.J$65]/[.$A83]^2" office:value-type="float" office:value="-0.75" calcext:value-type="float">
            <text:p>-0,8 Min</text:p>
          </table:table-cell>
          <table:table-cell table:formula="of:=-60*[.K$65]/[.$A83]^2" office:value-type="float" office:value="-0.9" calcext:value-type="float">
            <text:p>-0,9 Min</text:p>
          </table:table-cell>
          <table:table-cell table:number-columns-repeated="6"/>
        </table:table-row>
        <table:table-row table:style-name="ro1">
          <table:table-cell table:formula="of:=[.A83]+10" office:value-type="float" office:value="210" calcext:value-type="float">
            <text:p>210 km/h</text:p>
          </table:table-cell>
          <table:table-cell table:formula="of:=-60*[.B$65]/[.$A84]^2" office:value-type="float" office:value="-0.0408163265306122" calcext:value-type="float">
            <text:p>0,0 Min</text:p>
          </table:table-cell>
          <table:table-cell table:formula="of:=-60*[.C$65]/[.$A84]^2" office:value-type="float" office:value="-0.0680272108843538" calcext:value-type="float">
            <text:p>-0,1 Min</text:p>
          </table:table-cell>
          <table:table-cell table:formula="of:=-60*[.D$65]/[.$A84]^2" office:value-type="float" office:value="-0.102040816326531" calcext:value-type="float">
            <text:p>-0,1 Min</text:p>
          </table:table-cell>
          <table:table-cell table:formula="of:=-60*[.E$65]/[.$A84]^2" office:value-type="float" office:value="-0.136054421768708" calcext:value-type="float">
            <text:p>-0,1 Min</text:p>
          </table:table-cell>
          <table:table-cell table:formula="of:=-60*[.F$65]/[.$A84]^2" office:value-type="float" office:value="-0.204081632653061" calcext:value-type="float">
            <text:p>-0,2 Min</text:p>
          </table:table-cell>
          <table:table-cell table:formula="of:=-60*[.G$65]/[.$A84]^2" office:value-type="float" office:value="-0.272108843537415" calcext:value-type="float">
            <text:p>-0,3 Min</text:p>
          </table:table-cell>
          <table:table-cell table:formula="of:=-60*[.H$65]/[.$A84]^2" office:value-type="float" office:value="-0.408163265306122" calcext:value-type="float">
            <text:p>-0,4 Min</text:p>
          </table:table-cell>
          <table:table-cell table:formula="of:=-60*[.I$65]/[.$A84]^2" office:value-type="float" office:value="-0.54421768707483" calcext:value-type="float">
            <text:p>-0,5 Min</text:p>
          </table:table-cell>
          <table:table-cell table:formula="of:=-60*[.J$65]/[.$A84]^2" office:value-type="float" office:value="-0.680272108843537" calcext:value-type="float">
            <text:p>-0,7 Min</text:p>
          </table:table-cell>
          <table:table-cell table:formula="of:=-60*[.K$65]/[.$A84]^2" office:value-type="float" office:value="-0.816326530612245" calcext:value-type="float">
            <text:p>-0,8 Min</text:p>
          </table:table-cell>
          <table:table-cell table:number-columns-repeated="6"/>
        </table:table-row>
        <table:table-row table:style-name="ro1">
          <table:table-cell table:formula="of:=[.A84]+10" office:value-type="float" office:value="220" calcext:value-type="float">
            <text:p>220 km/h</text:p>
          </table:table-cell>
          <table:table-cell table:formula="of:=-60*[.B$65]/[.$A85]^2" office:value-type="float" office:value="-0.0371900826446281" calcext:value-type="float">
            <text:p>0,0 Min</text:p>
          </table:table-cell>
          <table:table-cell table:formula="of:=-60*[.C$65]/[.$A85]^2" office:value-type="float" office:value="-0.0619834710743802" calcext:value-type="float">
            <text:p>-0,1 Min</text:p>
          </table:table-cell>
          <table:table-cell table:formula="of:=-60*[.D$65]/[.$A85]^2" office:value-type="float" office:value="-0.0929752066115702" calcext:value-type="float">
            <text:p>-0,1 Min</text:p>
          </table:table-cell>
          <table:table-cell table:formula="of:=-60*[.E$65]/[.$A85]^2" office:value-type="float" office:value="-0.12396694214876" calcext:value-type="float">
            <text:p>-0,1 Min</text:p>
          </table:table-cell>
          <table:table-cell table:formula="of:=-60*[.F$65]/[.$A85]^2" office:value-type="float" office:value="-0.185950413223141" calcext:value-type="float">
            <text:p>-0,2 Min</text:p>
          </table:table-cell>
          <table:table-cell table:formula="of:=-60*[.G$65]/[.$A85]^2" office:value-type="float" office:value="-0.247933884297521" calcext:value-type="float">
            <text:p>-0,2 Min</text:p>
          </table:table-cell>
          <table:table-cell table:formula="of:=-60*[.H$65]/[.$A85]^2" office:value-type="float" office:value="-0.371900826446281" calcext:value-type="float">
            <text:p>-0,4 Min</text:p>
          </table:table-cell>
          <table:table-cell table:formula="of:=-60*[.I$65]/[.$A85]^2" office:value-type="float" office:value="-0.495867768595041" calcext:value-type="float">
            <text:p>-0,5 Min</text:p>
          </table:table-cell>
          <table:table-cell table:formula="of:=-60*[.J$65]/[.$A85]^2" office:value-type="float" office:value="-0.619834710743802" calcext:value-type="float">
            <text:p>-0,6 Min</text:p>
          </table:table-cell>
          <table:table-cell table:formula="of:=-60*[.K$65]/[.$A85]^2" office:value-type="float" office:value="-0.743801652892562" calcext:value-type="float">
            <text:p>-0,7 Min</text:p>
          </table:table-cell>
          <table:table-cell table:number-columns-repeated="6"/>
        </table:table-row>
        <table:table-row table:style-name="ro1">
          <table:table-cell table:formula="of:=[.A85]+10" office:value-type="float" office:value="230" calcext:value-type="float">
            <text:p>230 km/h</text:p>
          </table:table-cell>
          <table:table-cell table:formula="of:=-60*[.B$65]/[.$A86]^2" office:value-type="float" office:value="-0.0340264650283554" calcext:value-type="float">
            <text:p>0,0 Min</text:p>
          </table:table-cell>
          <table:table-cell table:formula="of:=-60*[.C$65]/[.$A86]^2" office:value-type="float" office:value="-0.056710775047259" calcext:value-type="float">
            <text:p>-0,1 Min</text:p>
          </table:table-cell>
          <table:table-cell table:formula="of:=-60*[.D$65]/[.$A86]^2" office:value-type="float" office:value="-0.0850661625708885" calcext:value-type="float">
            <text:p>-0,1 Min</text:p>
          </table:table-cell>
          <table:table-cell table:formula="of:=-60*[.E$65]/[.$A86]^2" office:value-type="float" office:value="-0.113421550094518" calcext:value-type="float">
            <text:p>-0,1 Min</text:p>
          </table:table-cell>
          <table:table-cell table:formula="of:=-60*[.F$65]/[.$A86]^2" office:value-type="float" office:value="-0.170132325141777" calcext:value-type="float">
            <text:p>-0,2 Min</text:p>
          </table:table-cell>
          <table:table-cell table:formula="of:=-60*[.G$65]/[.$A86]^2" office:value-type="float" office:value="-0.226843100189036" calcext:value-type="float">
            <text:p>-0,2 Min</text:p>
          </table:table-cell>
          <table:table-cell table:formula="of:=-60*[.H$65]/[.$A86]^2" office:value-type="float" office:value="-0.340264650283554" calcext:value-type="float">
            <text:p>-0,3 Min</text:p>
          </table:table-cell>
          <table:table-cell table:formula="of:=-60*[.I$65]/[.$A86]^2" office:value-type="float" office:value="-0.453686200378072" calcext:value-type="float">
            <text:p>-0,5 Min</text:p>
          </table:table-cell>
          <table:table-cell table:formula="of:=-60*[.J$65]/[.$A86]^2" office:value-type="float" office:value="-0.56710775047259" calcext:value-type="float">
            <text:p>-0,6 Min</text:p>
          </table:table-cell>
          <table:table-cell table:formula="of:=-60*[.K$65]/[.$A86]^2" office:value-type="float" office:value="-0.680529300567108" calcext:value-type="float">
            <text:p>-0,7 Min</text:p>
          </table:table-cell>
          <table:table-cell table:number-columns-repeated="6"/>
        </table:table-row>
        <table:table-row table:style-name="ro1">
          <table:table-cell table:formula="of:=[.A86]+10" office:value-type="float" office:value="240" calcext:value-type="float">
            <text:p>240 km/h</text:p>
          </table:table-cell>
          <table:table-cell table:formula="of:=-60*[.B$65]/[.$A87]^2" office:value-type="float" office:value="-0.03125" calcext:value-type="float">
            <text:p>0,0 Min</text:p>
          </table:table-cell>
          <table:table-cell table:formula="of:=-60*[.C$65]/[.$A87]^2" office:value-type="float" office:value="-0.0520833333333333" calcext:value-type="float">
            <text:p>-0,1 Min</text:p>
          </table:table-cell>
          <table:table-cell table:formula="of:=-60*[.D$65]/[.$A87]^2" office:value-type="float" office:value="-0.078125" calcext:value-type="float">
            <text:p>-0,1 Min</text:p>
          </table:table-cell>
          <table:table-cell table:formula="of:=-60*[.E$65]/[.$A87]^2" office:value-type="float" office:value="-0.104166666666667" calcext:value-type="float">
            <text:p>-0,1 Min</text:p>
          </table:table-cell>
          <table:table-cell table:formula="of:=-60*[.F$65]/[.$A87]^2" office:value-type="float" office:value="-0.15625" calcext:value-type="float">
            <text:p>-0,2 Min</text:p>
          </table:table-cell>
          <table:table-cell table:formula="of:=-60*[.G$65]/[.$A87]^2" office:value-type="float" office:value="-0.208333333333333" calcext:value-type="float">
            <text:p>-0,2 Min</text:p>
          </table:table-cell>
          <table:table-cell table:formula="of:=-60*[.H$65]/[.$A87]^2" office:value-type="float" office:value="-0.3125" calcext:value-type="float">
            <text:p>-0,3 Min</text:p>
          </table:table-cell>
          <table:table-cell table:formula="of:=-60*[.I$65]/[.$A87]^2" office:value-type="float" office:value="-0.416666666666667" calcext:value-type="float">
            <text:p>-0,4 Min</text:p>
          </table:table-cell>
          <table:table-cell table:formula="of:=-60*[.J$65]/[.$A87]^2" office:value-type="float" office:value="-0.520833333333333" calcext:value-type="float">
            <text:p>-0,5 Min</text:p>
          </table:table-cell>
          <table:table-cell table:formula="of:=-60*[.K$65]/[.$A87]^2" office:value-type="float" office:value="-0.625" calcext:value-type="float">
            <text:p>-0,6 Min</text:p>
          </table:table-cell>
          <table:table-cell table:number-columns-repeated="6"/>
        </table:table-row>
        <table:table-row table:style-name="ro1">
          <table:table-cell table:formula="of:=[.A87]+10" office:value-type="float" office:value="250" calcext:value-type="float">
            <text:p>250 km/h</text:p>
          </table:table-cell>
          <table:table-cell table:formula="of:=-60*[.B$65]/[.$A88]^2" office:value-type="float" office:value="-0.0288" calcext:value-type="float">
            <text:p>0,0 Min</text:p>
          </table:table-cell>
          <table:table-cell table:formula="of:=-60*[.C$65]/[.$A88]^2" office:value-type="float" office:value="-0.048" calcext:value-type="float">
            <text:p>0,0 Min</text:p>
          </table:table-cell>
          <table:table-cell table:formula="of:=-60*[.D$65]/[.$A88]^2" office:value-type="float" office:value="-0.072" calcext:value-type="float">
            <text:p>-0,1 Min</text:p>
          </table:table-cell>
          <table:table-cell table:formula="of:=-60*[.E$65]/[.$A88]^2" office:value-type="float" office:value="-0.096" calcext:value-type="float">
            <text:p>-0,1 Min</text:p>
          </table:table-cell>
          <table:table-cell table:formula="of:=-60*[.F$65]/[.$A88]^2" office:value-type="float" office:value="-0.144" calcext:value-type="float">
            <text:p>-0,1 Min</text:p>
          </table:table-cell>
          <table:table-cell table:formula="of:=-60*[.G$65]/[.$A88]^2" office:value-type="float" office:value="-0.192" calcext:value-type="float">
            <text:p>-0,2 Min</text:p>
          </table:table-cell>
          <table:table-cell table:formula="of:=-60*[.H$65]/[.$A88]^2" office:value-type="float" office:value="-0.288" calcext:value-type="float">
            <text:p>-0,3 Min</text:p>
          </table:table-cell>
          <table:table-cell table:formula="of:=-60*[.I$65]/[.$A88]^2" office:value-type="float" office:value="-0.384" calcext:value-type="float">
            <text:p>-0,4 Min</text:p>
          </table:table-cell>
          <table:table-cell table:formula="of:=-60*[.J$65]/[.$A88]^2" office:value-type="float" office:value="-0.48" calcext:value-type="float">
            <text:p>-0,5 Min</text:p>
          </table:table-cell>
          <table:table-cell table:formula="of:=-60*[.K$65]/[.$A88]^2" office:value-type="float" office:value="-0.576" calcext:value-type="float">
            <text:p>-0,6 Min</text:p>
          </table:table-cell>
          <table:table-cell table:number-columns-repeated="6"/>
        </table:table-row>
        <table:table-row table:style-name="ro1">
          <table:table-cell table:formula="of:=[.A88]+10" office:value-type="float" office:value="260" calcext:value-type="float">
            <text:p>260 km/h</text:p>
          </table:table-cell>
          <table:table-cell table:formula="of:=-60*[.B$65]/[.$A89]^2" office:value-type="float" office:value="-0.0266272189349112" calcext:value-type="float">
            <text:p>0,0 Min</text:p>
          </table:table-cell>
          <table:table-cell table:formula="of:=-60*[.C$65]/[.$A89]^2" office:value-type="float" office:value="-0.0443786982248521" calcext:value-type="float">
            <text:p>0,0 Min</text:p>
          </table:table-cell>
          <table:table-cell table:formula="of:=-60*[.D$65]/[.$A89]^2" office:value-type="float" office:value="-0.0665680473372781" calcext:value-type="float">
            <text:p>-0,1 Min</text:p>
          </table:table-cell>
          <table:table-cell table:formula="of:=-60*[.E$65]/[.$A89]^2" office:value-type="float" office:value="-0.0887573964497041" calcext:value-type="float">
            <text:p>-0,1 Min</text:p>
          </table:table-cell>
          <table:table-cell table:formula="of:=-60*[.F$65]/[.$A89]^2" office:value-type="float" office:value="-0.133136094674556" calcext:value-type="float">
            <text:p>-0,1 Min</text:p>
          </table:table-cell>
          <table:table-cell table:formula="of:=-60*[.G$65]/[.$A89]^2" office:value-type="float" office:value="-0.177514792899408" calcext:value-type="float">
            <text:p>-0,2 Min</text:p>
          </table:table-cell>
          <table:table-cell table:formula="of:=-60*[.H$65]/[.$A89]^2" office:value-type="float" office:value="-0.266272189349112" calcext:value-type="float">
            <text:p>-0,3 Min</text:p>
          </table:table-cell>
          <table:table-cell table:formula="of:=-60*[.I$65]/[.$A89]^2" office:value-type="float" office:value="-0.355029585798817" calcext:value-type="float">
            <text:p>-0,4 Min</text:p>
          </table:table-cell>
          <table:table-cell table:formula="of:=-60*[.J$65]/[.$A89]^2" office:value-type="float" office:value="-0.443786982248521" calcext:value-type="float">
            <text:p>-0,4 Min</text:p>
          </table:table-cell>
          <table:table-cell table:formula="of:=-60*[.K$65]/[.$A89]^2" office:value-type="float" office:value="-0.532544378698225" calcext:value-type="float">
            <text:p>-0,5 Min</text:p>
          </table:table-cell>
          <table:table-cell table:number-columns-repeated="6"/>
        </table:table-row>
        <table:table-row table:style-name="ro1">
          <table:table-cell table:formula="of:=[.A89]+10" office:value-type="float" office:value="270" calcext:value-type="float">
            <text:p>270 km/h</text:p>
          </table:table-cell>
          <table:table-cell table:formula="of:=-60*[.B$65]/[.$A90]^2" office:value-type="float" office:value="-0.0246913580246914" calcext:value-type="float">
            <text:p>0,0 Min</text:p>
          </table:table-cell>
          <table:table-cell table:formula="of:=-60*[.C$65]/[.$A90]^2" office:value-type="float" office:value="-0.0411522633744856" calcext:value-type="float">
            <text:p>0,0 Min</text:p>
          </table:table-cell>
          <table:table-cell table:formula="of:=-60*[.D$65]/[.$A90]^2" office:value-type="float" office:value="-0.0617283950617284" calcext:value-type="float">
            <text:p>-0,1 Min</text:p>
          </table:table-cell>
          <table:table-cell table:formula="of:=-60*[.E$65]/[.$A90]^2" office:value-type="float" office:value="-0.0823045267489712" calcext:value-type="float">
            <text:p>-0,1 Min</text:p>
          </table:table-cell>
          <table:table-cell table:formula="of:=-60*[.F$65]/[.$A90]^2" office:value-type="float" office:value="-0.123456790123457" calcext:value-type="float">
            <text:p>-0,1 Min</text:p>
          </table:table-cell>
          <table:table-cell table:formula="of:=-60*[.G$65]/[.$A90]^2" office:value-type="float" office:value="-0.164609053497942" calcext:value-type="float">
            <text:p>-0,2 Min</text:p>
          </table:table-cell>
          <table:table-cell table:formula="of:=-60*[.H$65]/[.$A90]^2" office:value-type="float" office:value="-0.246913580246914" calcext:value-type="float">
            <text:p>-0,2 Min</text:p>
          </table:table-cell>
          <table:table-cell table:formula="of:=-60*[.I$65]/[.$A90]^2" office:value-type="float" office:value="-0.329218106995885" calcext:value-type="float">
            <text:p>-0,3 Min</text:p>
          </table:table-cell>
          <table:table-cell table:formula="of:=-60*[.J$65]/[.$A90]^2" office:value-type="float" office:value="-0.411522633744856" calcext:value-type="float">
            <text:p>-0,4 Min</text:p>
          </table:table-cell>
          <table:table-cell table:formula="of:=-60*[.K$65]/[.$A90]^2" office:value-type="float" office:value="-0.493827160493827" calcext:value-type="float">
            <text:p>-0,5 Min</text:p>
          </table:table-cell>
          <table:table-cell table:number-columns-repeated="6"/>
        </table:table-row>
        <table:table-row table:style-name="ro1">
          <table:table-cell table:formula="of:=[.A90]+10" office:value-type="float" office:value="280" calcext:value-type="float">
            <text:p>280 km/h</text:p>
          </table:table-cell>
          <table:table-cell table:formula="of:=-60*[.B$65]/[.$A91]^2" office:value-type="float" office:value="-0.0229591836734694" calcext:value-type="float">
            <text:p>0,0 Min</text:p>
          </table:table-cell>
          <table:table-cell table:formula="of:=-60*[.C$65]/[.$A91]^2" office:value-type="float" office:value="-0.038265306122449" calcext:value-type="float">
            <text:p>0,0 Min</text:p>
          </table:table-cell>
          <table:table-cell table:formula="of:=-60*[.D$65]/[.$A91]^2" office:value-type="float" office:value="-0.0573979591836735" calcext:value-type="float">
            <text:p>-0,1 Min</text:p>
          </table:table-cell>
          <table:table-cell table:formula="of:=-60*[.E$65]/[.$A91]^2" office:value-type="float" office:value="-0.076530612244898" calcext:value-type="float">
            <text:p>-0,1 Min</text:p>
          </table:table-cell>
          <table:table-cell table:formula="of:=-60*[.F$65]/[.$A91]^2" office:value-type="float" office:value="-0.114795918367347" calcext:value-type="float">
            <text:p>-0,1 Min</text:p>
          </table:table-cell>
          <table:table-cell table:formula="of:=-60*[.G$65]/[.$A91]^2" office:value-type="float" office:value="-0.153061224489796" calcext:value-type="float">
            <text:p>-0,2 Min</text:p>
          </table:table-cell>
          <table:table-cell table:formula="of:=-60*[.H$65]/[.$A91]^2" office:value-type="float" office:value="-0.229591836734694" calcext:value-type="float">
            <text:p>-0,2 Min</text:p>
          </table:table-cell>
          <table:table-cell table:formula="of:=-60*[.I$65]/[.$A91]^2" office:value-type="float" office:value="-0.306122448979592" calcext:value-type="float">
            <text:p>-0,3 Min</text:p>
          </table:table-cell>
          <table:table-cell table:formula="of:=-60*[.J$65]/[.$A91]^2" office:value-type="float" office:value="-0.38265306122449" calcext:value-type="float">
            <text:p>-0,4 Min</text:p>
          </table:table-cell>
          <table:table-cell table:formula="of:=-60*[.K$65]/[.$A91]^2" office:value-type="float" office:value="-0.459183673469388" calcext:value-type="float">
            <text:p>-0,5 Min</text:p>
          </table:table-cell>
          <table:table-cell table:number-columns-repeated="6"/>
        </table:table-row>
        <table:table-row table:style-name="ro1">
          <table:table-cell table:formula="of:=[.A91]+10" office:value-type="float" office:value="290" calcext:value-type="float">
            <text:p>290 km/h</text:p>
          </table:table-cell>
          <table:table-cell table:formula="of:=-60*[.B$65]/[.$A92]^2" office:value-type="float" office:value="-0.0214030915576694" calcext:value-type="float">
            <text:p>0,0 Min</text:p>
          </table:table-cell>
          <table:table-cell table:formula="of:=-60*[.C$65]/[.$A92]^2" office:value-type="float" office:value="-0.0356718192627824" calcext:value-type="float">
            <text:p>0,0 Min</text:p>
          </table:table-cell>
          <table:table-cell table:formula="of:=-60*[.D$65]/[.$A92]^2" office:value-type="float" office:value="-0.0535077288941736" calcext:value-type="float">
            <text:p>-0,1 Min</text:p>
          </table:table-cell>
          <table:table-cell table:formula="of:=-60*[.E$65]/[.$A92]^2" office:value-type="float" office:value="-0.0713436385255648" calcext:value-type="float">
            <text:p>-0,1 Min</text:p>
          </table:table-cell>
          <table:table-cell table:formula="of:=-60*[.F$65]/[.$A92]^2" office:value-type="float" office:value="-0.107015457788347" calcext:value-type="float">
            <text:p>-0,1 Min</text:p>
          </table:table-cell>
          <table:table-cell table:formula="of:=-60*[.G$65]/[.$A92]^2" office:value-type="float" office:value="-0.14268727705113" calcext:value-type="float">
            <text:p>-0,1 Min</text:p>
          </table:table-cell>
          <table:table-cell table:formula="of:=-60*[.H$65]/[.$A92]^2" office:value-type="float" office:value="-0.214030915576694" calcext:value-type="float">
            <text:p>-0,2 Min</text:p>
          </table:table-cell>
          <table:table-cell table:formula="of:=-60*[.I$65]/[.$A92]^2" office:value-type="float" office:value="-0.285374554102259" calcext:value-type="float">
            <text:p>-0,3 Min</text:p>
          </table:table-cell>
          <table:table-cell table:formula="of:=-60*[.J$65]/[.$A92]^2" office:value-type="float" office:value="-0.356718192627824" calcext:value-type="float">
            <text:p>-0,4 Min</text:p>
          </table:table-cell>
          <table:table-cell table:formula="of:=-60*[.K$65]/[.$A92]^2" office:value-type="float" office:value="-0.428061831153389" calcext:value-type="float">
            <text:p>-0,4 Min</text:p>
          </table:table-cell>
          <table:table-cell table:number-columns-repeated="6"/>
        </table:table-row>
        <table:table-row table:style-name="ro1">
          <table:table-cell table:formula="of:=[.A92]+10" office:value-type="float" office:value="300" calcext:value-type="float">
            <text:p>300 km/h</text:p>
          </table:table-cell>
          <table:table-cell table:formula="of:=-60*[.B$65]/[.$A93]^2" office:value-type="float" office:value="-0.02" calcext:value-type="float">
            <text:p>0,0 Min</text:p>
          </table:table-cell>
          <table:table-cell table:formula="of:=-60*[.C$65]/[.$A93]^2" office:value-type="float" office:value="-0.0333333333333333" calcext:value-type="float">
            <text:p>0,0 Min</text:p>
          </table:table-cell>
          <table:table-cell table:formula="of:=-60*[.D$65]/[.$A93]^2" office:value-type="float" office:value="-0.05" calcext:value-type="float">
            <text:p>-0,1 Min</text:p>
          </table:table-cell>
          <table:table-cell table:formula="of:=-60*[.E$65]/[.$A93]^2" office:value-type="float" office:value="-0.0666666666666667" calcext:value-type="float">
            <text:p>-0,1 Min</text:p>
          </table:table-cell>
          <table:table-cell table:formula="of:=-60*[.F$65]/[.$A93]^2" office:value-type="float" office:value="-0.1" calcext:value-type="float">
            <text:p>-0,1 Min</text:p>
          </table:table-cell>
          <table:table-cell table:formula="of:=-60*[.G$65]/[.$A93]^2" office:value-type="float" office:value="-0.133333333333333" calcext:value-type="float">
            <text:p>-0,1 Min</text:p>
          </table:table-cell>
          <table:table-cell table:formula="of:=-60*[.H$65]/[.$A93]^2" office:value-type="float" office:value="-0.2" calcext:value-type="float">
            <text:p>-0,2 Min</text:p>
          </table:table-cell>
          <table:table-cell table:formula="of:=-60*[.I$65]/[.$A93]^2" office:value-type="float" office:value="-0.266666666666667" calcext:value-type="float">
            <text:p>-0,3 Min</text:p>
          </table:table-cell>
          <table:table-cell table:formula="of:=-60*[.J$65]/[.$A93]^2" office:value-type="float" office:value="-0.333333333333333" calcext:value-type="float">
            <text:p>-0,3 Min</text:p>
          </table:table-cell>
          <table:table-cell table:formula="of:=-60*[.K$65]/[.$A93]^2" office:value-type="float" office:value="-0.4" calcext:value-type="float">
            <text:p>-0,4 Mi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0" number:min-decimal-places="0" number:min-integer-digits="1"/>
      <number:text> km</number:text>
    </number:number-style>
    <number:number-style style:name="N118">
      <number:number number:decimal-places="0" number:min-decimal-places="0" number:min-integer-digits="1"/>
      <number:text> km/h</number:text>
    </number:number-style>
    <number:number-style style:name="N119">
      <number:number number:decimal-places="0" number:min-decimal-places="0" number:min-integer-digits="1"/>
      <number:text> Min</number:text>
    </number:number-style>
    <number:number-style style:name="N120">
      <number:number number:decimal-places="0" number:min-decimal-places="0" number:min-integer-digits="1"/>
      <number:text> km/h + Δv</number:text>
    </number:number-style>
    <number:number-style style:name="N121">
      <number:number number:decimal-places="1" number:min-decimal-places="1" number:min-integer-digits="1"/>
      <number:text> Min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.00.0000</text:date>, <text:time style:data-style-name="N2" text:time-value="12:58:06.950034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ico Litschke</meta:initial-creator>
    <meta:creation-date>2025-11-16T12:16:40.647382100</meta:creation-date>
    <dc:date>2025-11-18T13:27:48.989027800</dc:date>
    <dc:creator>Nico Litschke</dc:creator>
    <meta:editing-duration>PT2H24M59S</meta:editing-duration>
    <meta:editing-cycles>5</meta:editing-cycles>
    <meta:generator>LibreOffice/25.8.2.2$Windows_X86_64 LibreOffice_project/d401f2107ccab8f924a8e2df40f573aab7605b6f</meta:generator>
    <dc:publisher>Nico Litschke</dc:publisher>
    <dc:source>https://www.nicolitschke.com</dc:source>
    <dc:title>Grenzdauer des Schnellverfahren</dc:title>
    <meta:document-statistic meta:table-count="1" meta:cell-count="968" meta:object-count="6"/>
  </office:meta>
</office:document-meta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30" chart:maximum="3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5" style:family="chart" style:data-style-name="N1">
      <style:chart-properties chart:display-label="true" chart:logarithmic="false" chart:maximum="6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6" style:family="chart">
      <style:chart-properties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5cm" svg:stroke-color="#333000" draw:fill-color="#333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family="Roboto" style:font-style-name="Standard" style:letter-kerning="false"/>
    </style:style>
    <style:style style:name="T2" style:family="text">
      <style:text-properties style:text-position="0% 100%" fo:font-family="Roboto" style:font-style-name="Standard" fo:font-size="11pt" style:letter-kerning="false" style:font-size-asian="11pt" style:font-size-complex="11pt"/>
    </style:style>
    <style:style style:name="T3" style:family="text">
      <style:text-properties style:text-position="0% 100%" fo:font-family="Roboto" style:font-style-name="Standard" fo:font-size="11pt" style:letter-kerning="false" style:font-size-asian="9pt" style:font-size-complex="9pt"/>
    </style:style>
    <style:style style:name="T4" style:family="text">
      <style:text-properties fo:font-family="Roboto" style:font-style-name="Standard" fo:font-size="11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148cm" svg:y="-0.011cm" chart:style-name="ch2">
          <text:p><text:span text:style-name="T1">Fahrtdauer in Abhängigkeit der Geschwindigkeit</text:span></text:p>
        </chart:title>
        <chart:subtitle svg:x="6.96cm" svg:y="0.793cm" chart:style-name="ch2">
          <text:p><text:span text:style-name="T2">s = 100 km</text:span></text:p>
        </chart:subtitle>
        <chart:plot-area chart:style-name="ch3" svg:x="0.98cm" svg:y="1.266cm" svg:width="14.355cm" svg:height="6.97cm">
          <chart:coordinate-region svg:x="1.677cm" svg:y="1.505cm" svg:width="13.658cm" svg:height="6.005cm"/>
          <chart:axis chart:dimension="x" chart:name="primary-x" chart:style-name="ch4">
            <chart:title svg:x="6.438cm" svg:y="8.239cm" chart:style-name="ch2">
              <text:p><text:span text:style-name="T3">Geschwindigkeit [km/h]</text:span></text:p>
            </chart:title>
          </chart:axis>
          <chart:axis chart:dimension="y" chart:name="primary-y" chart:style-name="ch5">
            <chart:title svg:x="0cm" svg:y="5.693cm" chart:style-name="ch6">
              <text:p><text:span text:style-name="T4">Dauer [Min]</text:span></text:p>
            </chart:title>
            <chart:grid chart:style-name="ch7" chart:class="major"/>
          </chart:axis>
          <chart:series chart:style-name="ch8" chart:values-cell-range-address="'Grenznutzen des Schnellerfahrens'.B3:'Grenznutzen des Schnellerfahrens'.B31" chart:label-cell-address="'Grenznutzen des Schnellerfahrens'.A1:'Grenznutzen des Schnellerfahrens'.A1" chart:class="chart:scatter">
            <chart:domain table:cell-range-address="'Grenznutzen des Schnellerfahrens'.A3:'Grenznutzen des Schnellerfahrens'.A31"/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ahrtdauer in Abhängigkeit von Strecken und Geschwindigkeit</text:p>
                <draw:g>
                  <svg:desc>'Grenznutzen des Schnellerfahrens'.A1:'Grenznutzen des Schnellerfahren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Grenznutzen des Schnellerfahrens'.A3:'Grenznutzen des Schnellerfahrens'.A31</svg:desc>
                </draw:g>
              </table:table-cell>
              <table:table-cell office:value-type="float" office:value="60">
                <text:p>60</text:p>
                <draw:g>
                  <svg:desc>'Grenznutzen des Schnellerfahrens'.B3:'Grenznutzen des Schnellerfahrens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5.7142857142857">
                <text:p>25.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6.3636363636364">
                <text:p>16.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3.8461538461538">
                <text:p>13.8461538461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.8571428571429">
                <text:p>12.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0.5882352941176">
                <text:p>10.5882352941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9.47368421052632">
                <text:p>9.4736842105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">
                <text:p>230</text:p>
              </table:table-cell>
              <table:table-cell office:value-type="float" office:value="7.82608695652174">
                <text:p>7.82608695652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">
                <text:p>2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">
                <text:p>260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">
                <text:p>270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">
                <text:p>280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">
                <text:p>290</text:p>
              </table:table-cell>
              <table:table-cell office:value-type="float" office:value="6.20689655172414">
                <text:p>6.20689655172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">
                <text:p>310</text:p>
              </table:table-cell>
              <table:table-cell office:value-type="float" office:value="5.80645161290323">
                <text:p>5.806451612903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">
      <number:number number:decimal-places="0" number:min-decimal-places="0" number:min-integer-digits="1"/>
    </number:number-style>
    <number:number-style style:name="N120">
      <number:number number:decimal-places="0" number:min-decimal-places="0" number:min-integer-digits="1"/>
      <number:text> km/h + Δv</number:text>
    </number:number-style>
    <number:number-style style:name="N121">
      <number:number number:decimal-places="1" number:min-decimal-places="1" number:min-integer-digits="1"/>
      <number:text> Min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end" style:rotation-angle="30"/>
      <style:graphic-properties svg:stroke-color="#b3b3b3"/>
      <style:text-properties fo:font-family="Roboto" style:font-style-name="Standard" fo:font-size="9pt" style:font-size-asian="10pt" style:font-size-complex="10pt"/>
    </style:style>
    <style:style style:name="ch5" style:family="chart" style:data-style-name="N1">
      <style:chart-properties chart:display-label="true" chart:logarithmic="false" chart:minimum="-50" chart:maximum="0" chart:reverse-direction="false" text:line-break="false" loext:try-staggering-first="false" chart:link-data-style-to-source="false" chart:axis-position="1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6" style:family="chart">
      <style:chart-properties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family="Roboto" style:font-style-name="Standard"/>
    </style:style>
    <style:style style:name="T2" style:family="text">
      <style:text-properties fo:font-family="Roboto" style:font-style-name="Standard" fo:font-size="11pt" style:font-size-asian="11pt" style:font-size-complex="11pt"/>
    </style:style>
    <style:style style:name="T3" style:family="text">
      <style:text-properties fo:font-family="Roboto" style:font-style-name="Standard" fo:font-size="11pt" style:font-size-asian="9pt" style:font-size-complex="9pt"/>
    </style:style>
  </office:automatic-styles>
  <office:body>
    <office:chart>
      <chart:chart svg:width="20.926cm" svg:height="11.768cm" xlink:href=".." xlink:type="simple" chart:class="chart:bar" chart:style-name="ch1">
        <chart:title svg:x="5.634cm" svg:y="0.165cm" chart:style-name="ch2">
          <text:p><text:span text:style-name="T1">Abnehmende Grenzdauer des Schnellerfahrens </text:span></text:p>
        </chart:title>
        <chart:subtitle svg:x="9.212cm" svg:y="0.919cm" chart:style-name="ch2">
          <text:p><text:span text:style-name="T2">Δv = 10 km/h</text:span></text:p>
        </chart:subtitle>
        <chart:plot-area chart:style-name="ch3" svg:x="1.089cm" svg:y="1.968cm" svg:width="20.691cm" svg:height="8.948cm">
          <chart:coordinate-region svg:x="1.895cm" svg:y="3.577cm" svg:width="18.322cm" svg:height="7.101cm"/>
          <chart:axis chart:dimension="x" chart:name="primary-x" chart:style-name="ch4" chartooo:axis-type="auto">
            <chartooo:date-scale/>
            <chart:title svg:x="8.51cm" svg:y="10.881cm" chart:style-name="ch2">
              <text:p><text:span text:style-name="T3">Geschwindigkeit [km/h]</text:span></text:p>
            </chart:title>
            <chart:categories table:cell-range-address="'Grenznutzen des Schnellerfahrens'.A35:'Grenznutzen des Schnellerfahrens'.A62"/>
          </chart:axis>
          <chart:axis chart:dimension="y" chart:name="primary-y" chart:style-name="ch5">
            <chart:title svg:x="0.285cm" svg:y="8.227cm" chart:style-name="ch6">
              <text:p><text:span text:style-name="T3">Grenzdauer [Min]</text:span></text:p>
            </chart:title>
            <chart:grid chart:style-name="ch7" chart:class="major"/>
          </chart:axis>
          <chart:series chart:style-name="ch8" chart:values-cell-range-address="'Grenznutzen des Schnellerfahrens'.E35:'Grenznutzen des Schnellerfahrens'.E62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Grenznutzen des Schnellerfahrens'.A35:'Grenznutzen des Schnellerfahrens'.A62</svg:desc>
                </draw:g>
              </table:table-cell>
              <table:table-cell office:value-type="float" office:value="-50">
                <text:p>-50</text:p>
                <draw:g>
                  <svg:desc>'Grenznutzen des Schnellerfahrens'.E35:'Grenznutzen des Schnellerfahrens'.E6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4.2857142857143">
                <text:p>-14.28571428571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0.7142857142857">
                <text:p>-10.71428571428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45454545454545">
                <text:p>-5.454545454545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4.54545454545455">
                <text:p>-4.545454545454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3.84615384615385">
                <text:p>-3.846153846153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3.29670329670329">
                <text:p>-3.296703296703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2.85714285714286">
                <text:p>-2.857142857142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2.20588235294117">
                <text:p>-2.205882352941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1.96078431372549">
                <text:p>-1.960784313725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75438596491228">
                <text:p>-1.754385964912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1.57894736842105">
                <text:p>-1.578947368421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1.2987012987013">
                <text:p>-1.298701298701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1.18577075098814">
                <text:p>-1.185770750988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1.08695652173913">
                <text:p>-1.0869565217391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23076923076923">
                <text:p>-0.92307692307692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854700854700855">
                <text:p>-0.8547008547008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793650793650791">
                <text:p>-0.79365079365079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738916256157637">
                <text:p>-0.73891625615763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689655172413794">
                <text:p>-0.6896551724137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64516129032258">
                <text:p>-0.645161290322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">
      <number:number number:decimal-places="0" number:min-decimal-places="0" number:min-integer-digits="1"/>
    </number:number-style>
    <number:number-style style:name="N118">
      <number:number number:decimal-places="0" number:min-decimal-places="0" number:min-integer-digits="1"/>
      <number:text> km/h</number:text>
    </number:number-style>
    <number:number-style style:name="N121">
      <number:number number:decimal-places="1" number:min-decimal-places="1" number:min-integer-digits="1"/>
      <number:text> Min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end" style:rotation-angle="30"/>
      <style:graphic-properties svg:stroke-color="#b3b3b3"/>
      <style:text-properties fo:font-family="Roboto" style:font-style-name="Standard" fo:font-size="9pt" style:font-size-asian="10pt" style:font-size-complex="10pt"/>
    </style:style>
    <style:style style:name="ch5" style:family="chart" style:data-style-name="N1">
      <style:chart-properties chart:display-label="true" chart:logarithmic="false" chart:minimum="-7" chart:maximum="0" chart:reverse-direction="false" text:line-break="false" loext:try-staggering-first="false" chart:link-data-style-to-source="false" chart:axis-position="1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6" style:family="chart">
      <style:chart-properties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fals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family="Roboto" style:font-style-name="Standard"/>
    </style:style>
    <style:style style:name="T2" style:family="text">
      <style:text-properties style:text-position="0% 100%" fo:font-family="Roboto" style:font-style-name="Standard" fo:font-size="11pt" style:letter-kerning="false" style:font-size-asian="11pt" style:font-size-complex="11pt"/>
    </style:style>
    <style:style style:name="T3" style:family="text">
      <style:text-properties fo:font-family="Roboto" style:font-style-name="Standard" fo:font-size="11pt" style:font-size-asian="9pt" style:font-size-complex="9pt"/>
    </style:style>
  </office:automatic-styles>
  <office:body>
    <office:chart>
      <chart:chart svg:width="20.926cm" svg:height="11.768cm" xlink:href=".." xlink:type="simple" chart:class="chart:line" chart:style-name="ch1">
        <chart:title svg:x="5.634cm" svg:y="0.167cm" chart:style-name="ch2">
          <text:p><text:span text:style-name="T1">Abnehmende Grenzdauer des Schnellerfahrens </text:span></text:p>
        </chart:title>
        <chart:subtitle svg:x="9.212cm" svg:y="0.919cm" chart:style-name="ch2">
          <text:p><text:span text:style-name="T2">dv, s = 100 km</text:span></text:p>
        </chart:subtitle>
        <chart:plot-area chart:style-name="ch3" svg:x="1.311cm" svg:y="2.073cm" svg:width="19.496cm" svg:height="8.841cm">
          <chart:coordinate-region svg:x="1.894cm" svg:y="3.325cm" svg:width="18.321cm" svg:height="7.351cm"/>
          <chart:axis chart:dimension="x" chart:name="primary-x" chart:style-name="ch4" chartooo:axis-type="auto">
            <chartooo:date-scale/>
            <chart:title svg:x="8.51cm" svg:y="10.881cm" chart:style-name="ch2">
              <text:p><text:span text:style-name="T3">Geschwindigkeit [km/h]</text:span></text:p>
            </chart:title>
            <chart:categories table:cell-range-address="'Grenznutzen des Schnellerfahrens'.A66:'Grenznutzen des Schnellerfahrens'.A93"/>
          </chart:axis>
          <chart:axis chart:dimension="y" chart:name="primary-y" chart:style-name="ch5">
            <chart:title svg:x="0.285cm" svg:y="8.225cm" chart:style-name="ch6">
              <text:p><text:span text:style-name="T3">Grenzdauer [Min]</text:span></text:p>
            </chart:title>
            <chart:grid chart:style-name="ch7" chart:class="major"/>
          </chart:axis>
          <chart:series chart:style-name="ch8" chart:values-cell-range-address="'Grenznutzen des Schnellerfahrens'.E66:'Grenznutzen des Schnellerfahrens'.E9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Grenznutzen des Schnellerfahrens'.A66:'Grenznutzen des Schnellerfahrens'.A93</svg:desc>
                </draw:g>
              </table:table-cell>
              <table:table-cell office:value-type="float" office:value="-6.66666666666667">
                <text:p>-6.66666666666667</text:p>
                <draw:g>
                  <svg:desc>'Grenznutzen des Schnellerfahrens'.E66:'Grenznutzen des Schnellerfahrens'.E9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22448979591837">
                <text:p>-1.224489795918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740740740740741">
                <text:p>-0.740740740740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495867768595041">
                <text:p>-0.4958677685950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355029585798817">
                <text:p>-0.3550295857988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306122448979592">
                <text:p>-0.3061224489795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266666666666667">
                <text:p>-0.2666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234375">
                <text:p>-0.2343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207612456747405">
                <text:p>-0.20761245674740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185185185185185">
                <text:p>-0.18518518518518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66204986149584">
                <text:p>-0.1662049861495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136054421768708">
                <text:p>-0.1360544217687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12396694214876">
                <text:p>-0.1239669421487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113421550094518">
                <text:p>-0.1134215500945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0887573964497041">
                <text:p>-0.08875739644970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0823045267489712">
                <text:p>-0.08230452674897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76530612244898">
                <text:p>-0.07653061224489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713436385255648">
                <text:p>-0.07134363852556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0666666666666667">
                <text:p>-0.06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20">
      <number:number number:decimal-places="0" number:min-decimal-places="0" number:min-integer-digits="1"/>
      <number:text> km/h + Δv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family="Roboto" style:font-style-name="Standard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end" style:rotation-angle="3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6" style:family="chart" style:data-style-name="N3">
      <style:chart-properties chart:display-label="true" chart:logarithmic="false" chart:minimum="-300" chart:maximum="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18a303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false"/>
      <style:graphic-properties draw:stroke="none" draw:fill-color="#0369a3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false"/>
      <style:graphic-properties draw:stroke="none" draw:fill-color="#a33e03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false"/>
      <style:graphic-properties draw:stroke="none" draw:fill-color="#8e03a3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false"/>
      <style:graphic-properties draw:stroke="none" draw:fill-color="#c99c00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false"/>
      <style:graphic-properties draw:stroke="none" draw:fill-color="#c9211e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false"/>
      <style:graphic-properties draw:stroke="none" draw:fill-color="#18a30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fo:font-family="Roboto" style:font-style-name="Standard" style:letter-kerning="false"/>
    </style:style>
    <style:style style:name="T2" style:family="text">
      <style:text-properties style:text-position="0% 100%" fo:font-family="Roboto" style:font-style-name="Standard" fo:font-size="11pt" style:letter-kerning="false" style:font-size-asian="11pt" style:font-size-complex="11pt"/>
    </style:style>
    <style:style style:name="T3" style:family="text">
      <style:text-properties fo:font-family="Roboto" style:font-style-name="Standard" fo:font-size="11pt" style:font-size-asian="9pt" style:font-size-complex="9pt"/>
    </style:style>
    <style:style style:name="T4" style:family="text">
      <style:text-properties style:text-position="0% 100%" fo:font-family="Roboto" style:font-style-name="Standard" fo:font-size="11pt" style:letter-kerning="false" style:font-size-asian="9pt" style:font-size-complex="9pt"/>
    </style:style>
  </office:automatic-styles>
  <office:body>
    <office:chart>
      <chart:chart svg:width="22.578cm" svg:height="12.7cm" xlink:href=".." xlink:type="simple" chart:class="chart:bar" chart:style-name="ch1">
        <chart:title svg:x="6.477cm" svg:y="0.053cm" chart:style-name="ch2">
          <text:p><text:span text:style-name="T1">Abnehmende Grenzdauer des Schnellerfahrens</text:span></text:p>
        </chart:title>
        <chart:subtitle svg:x="7.945cm" svg:y="0.859cm" chart:style-name="ch2">
          <text:p><text:span text:style-name="T2">Δv = 10 km/h, verschiedene Strecken</text:span></text:p>
        </chart:subtitle>
        <chart:legend chart:legend-position="end" svg:x="15.208cm" svg:y="8.616cm" style:legend-expansion="custom" svg:width="6.412cm" svg:height="1.871cm" style:legend-expansion-aspect-ratio="3.42704436130412" chart:style-name="ch3"/>
        <chart:plot-area chart:style-name="ch4" svg:x="1.336cm" svg:y="1.982cm" svg:width="20.299cm" svg:height="9.675cm">
          <chart:coordinate-region svg:x="2.365cm" svg:y="3.944cm" svg:width="19.27cm" svg:height="7.475cm"/>
          <chart:axis chart:dimension="x" chart:name="primary-x" chart:style-name="ch5" chartooo:axis-type="auto">
            <chartooo:date-scale/>
            <chart:title svg:x="9.236cm" svg:y="11.626cm" chart:style-name="ch2">
              <text:p><text:span text:style-name="T3">Gechwindigkeit [km/h]</text:span></text:p>
            </chart:title>
            <chart:categories table:cell-range-address="'Grenznutzen des Schnellerfahrens'.A35:'Grenznutzen des Schnellerfahrens'.A62"/>
          </chart:axis>
          <chart:axis chart:dimension="y" chart:name="primary-y" chart:style-name="ch6">
            <chart:title svg:x="0cm" svg:y="8.029cm" chart:style-name="ch7">
              <text:p><text:span text:style-name="T4">Grenzdauer [Min]</text:span></text:p>
            </chart:title>
            <chart:grid chart:style-name="ch8" chart:class="major"/>
          </chart:axis>
          <chart:series chart:style-name="ch9" chart:values-cell-range-address="'Grenznutzen des Schnellerfahrens'.B35:'Grenznutzen des Schnellerfahrens'.B62" chart:label-cell-address="'Grenznutzen des Schnellerfahrens'.B34:'Grenznutzen des Schnellerfahrens'.B34" chart:class="chart:bar">
            <chart:data-point chart:repeated="28"/>
          </chart:series>
          <chart:series chart:style-name="ch10" chart:values-cell-range-address="'Grenznutzen des Schnellerfahrens'.C35:'Grenznutzen des Schnellerfahrens'.C62" chart:label-cell-address="'Grenznutzen des Schnellerfahrens'.C34:'Grenznutzen des Schnellerfahrens'.C34" chart:class="chart:bar">
            <chart:data-point chart:repeated="28"/>
          </chart:series>
          <chart:series chart:style-name="ch11" chart:values-cell-range-address="'Grenznutzen des Schnellerfahrens'.D35:'Grenznutzen des Schnellerfahrens'.D62" chart:label-cell-address="'Grenznutzen des Schnellerfahrens'.D34:'Grenznutzen des Schnellerfahrens'.D34" chart:class="chart:bar">
            <chart:data-point chart:repeated="28"/>
          </chart:series>
          <chart:series chart:style-name="ch12" chart:values-cell-range-address="'Grenznutzen des Schnellerfahrens'.E35:'Grenznutzen des Schnellerfahrens'.E62" chart:label-cell-address="'Grenznutzen des Schnellerfahrens'.E34:'Grenznutzen des Schnellerfahrens'.E34" chart:class="chart:bar">
            <chart:data-point chart:repeated="28"/>
          </chart:series>
          <chart:series chart:style-name="ch13" chart:values-cell-range-address="'Grenznutzen des Schnellerfahrens'.F35:'Grenznutzen des Schnellerfahrens'.F62" chart:label-cell-address="'Grenznutzen des Schnellerfahrens'.F34:'Grenznutzen des Schnellerfahrens'.F34" chart:class="chart:bar">
            <chart:data-point chart:repeated="28"/>
          </chart:series>
          <chart:series chart:style-name="ch14" chart:values-cell-range-address="'Grenznutzen des Schnellerfahrens'.G35:'Grenznutzen des Schnellerfahrens'.G62" chart:label-cell-address="'Grenznutzen des Schnellerfahrens'.G34:'Grenznutzen des Schnellerfahrens'.G34" chart:class="chart:bar">
            <chart:data-point chart:repeated="28"/>
          </chart:series>
          <chart:series chart:style-name="ch15" chart:values-cell-range-address="'Grenznutzen des Schnellerfahrens'.H35:'Grenznutzen des Schnellerfahrens'.H62" chart:label-cell-address="'Grenznutzen des Schnellerfahrens'.H34:'Grenznutzen des Schnellerfahrens'.H34" chart:class="chart:bar">
            <chart:data-point chart:repeated="28"/>
          </chart:series>
          <chart:series chart:style-name="ch10" chart:values-cell-range-address="'Grenznutzen des Schnellerfahrens'.I35:'Grenznutzen des Schnellerfahrens'.I62" chart:label-cell-address="'Grenznutzen des Schnellerfahrens'.I34:'Grenznutzen des Schnellerfahrens'.I34" chart:class="chart:bar">
            <chart:data-point chart:repeated="28"/>
          </chart:series>
          <chart:series chart:style-name="ch11" chart:values-cell-range-address="'Grenznutzen des Schnellerfahrens'.J35:'Grenznutzen des Schnellerfahrens'.J62" chart:label-cell-address="'Grenznutzen des Schnellerfahrens'.J34:'Grenznutzen des Schnellerfahrens'.J34" chart:class="chart:bar">
            <chart:data-point chart:repeated="28"/>
          </chart:series>
          <chart:series chart:style-name="ch12" chart:values-cell-range-address="'Grenznutzen des Schnellerfahrens'.K35:'Grenznutzen des Schnellerfahrens'.K62" chart:label-cell-address="'Grenznutzen des Schnellerfahrens'.K34:'Grenznutzen des Schnellerfahrens'.K34" chart:class="chart:bar">
            <chart:data-point chart:repeated="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km</text:p>
                <draw:g>
                  <svg:desc>'Grenznutzen des Schnellerfahrens'.B34:'Grenznutzen des Schnellerfahrens'.B34</svg:desc>
                </draw:g>
              </table:table-cell>
              <table:table-cell office:value-type="string">
                <text:p>50 km</text:p>
                <draw:g>
                  <svg:desc>'Grenznutzen des Schnellerfahrens'.C34:'Grenznutzen des Schnellerfahrens'.C34</svg:desc>
                </draw:g>
              </table:table-cell>
              <table:table-cell office:value-type="string">
                <text:p>75 km</text:p>
                <draw:g>
                  <svg:desc>'Grenznutzen des Schnellerfahrens'.D34:'Grenznutzen des Schnellerfahrens'.D34</svg:desc>
                </draw:g>
              </table:table-cell>
              <table:table-cell office:value-type="string">
                <text:p>100 km</text:p>
                <draw:g>
                  <svg:desc>'Grenznutzen des Schnellerfahrens'.E34:'Grenznutzen des Schnellerfahrens'.E34</svg:desc>
                </draw:g>
              </table:table-cell>
              <table:table-cell office:value-type="string">
                <text:p>150 km</text:p>
                <draw:g>
                  <svg:desc>'Grenznutzen des Schnellerfahrens'.F34:'Grenznutzen des Schnellerfahrens'.F34</svg:desc>
                </draw:g>
              </table:table-cell>
              <table:table-cell office:value-type="string">
                <text:p>200 km</text:p>
                <draw:g>
                  <svg:desc>'Grenznutzen des Schnellerfahrens'.G34:'Grenznutzen des Schnellerfahrens'.G34</svg:desc>
                </draw:g>
              </table:table-cell>
              <table:table-cell office:value-type="string">
                <text:p>300 km</text:p>
                <draw:g>
                  <svg:desc>'Grenznutzen des Schnellerfahrens'.H34:'Grenznutzen des Schnellerfahrens'.H34</svg:desc>
                </draw:g>
              </table:table-cell>
              <table:table-cell office:value-type="string">
                <text:p>400 km</text:p>
                <draw:g>
                  <svg:desc>'Grenznutzen des Schnellerfahrens'.I34:'Grenznutzen des Schnellerfahrens'.I34</svg:desc>
                </draw:g>
              </table:table-cell>
              <table:table-cell office:value-type="string">
                <text:p>500 km</text:p>
                <draw:g>
                  <svg:desc>'Grenznutzen des Schnellerfahrens'.J34:'Grenznutzen des Schnellerfahrens'.J34</svg:desc>
                </draw:g>
              </table:table-cell>
              <table:table-cell office:value-type="string">
                <text:p>600 km</text:p>
                <draw:g>
                  <svg:desc>'Grenznutzen des Schnellerfahrens'.K34:'Grenznutzen des Schnellerfahrens'.K34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Grenznutzen des Schnellerfahrens'.A35:'Grenznutzen des Schnellerfahrens'.A62</svg:desc>
                </draw:g>
              </table:table-cell>
              <table:table-cell office:value-type="float" office:value="-15">
                <text:p>-15</text:p>
                <draw:g>
                  <svg:desc>'Grenznutzen des Schnellerfahrens'.B35:'Grenznutzen des Schnellerfahrens'.B62</svg:desc>
                </draw:g>
              </table:table-cell>
              <table:table-cell office:value-type="float" office:value="-25">
                <text:p>-25</text:p>
                <draw:g>
                  <svg:desc>'Grenznutzen des Schnellerfahrens'.C35:'Grenznutzen des Schnellerfahrens'.C62</svg:desc>
                </draw:g>
              </table:table-cell>
              <table:table-cell office:value-type="float" office:value="-37.5">
                <text:p>-37.5</text:p>
                <draw:g>
                  <svg:desc>'Grenznutzen des Schnellerfahrens'.D35:'Grenznutzen des Schnellerfahrens'.D62</svg:desc>
                </draw:g>
              </table:table-cell>
              <table:table-cell office:value-type="float" office:value="-50">
                <text:p>-50</text:p>
                <draw:g>
                  <svg:desc>'Grenznutzen des Schnellerfahrens'.E35:'Grenznutzen des Schnellerfahrens'.E62</svg:desc>
                </draw:g>
              </table:table-cell>
              <table:table-cell office:value-type="float" office:value="-75">
                <text:p>-75</text:p>
                <draw:g>
                  <svg:desc>'Grenznutzen des Schnellerfahrens'.F35:'Grenznutzen des Schnellerfahrens'.F62</svg:desc>
                </draw:g>
              </table:table-cell>
              <table:table-cell office:value-type="float" office:value="-100">
                <text:p>-100</text:p>
                <draw:g>
                  <svg:desc>'Grenznutzen des Schnellerfahrens'.G35:'Grenznutzen des Schnellerfahrens'.G62</svg:desc>
                </draw:g>
              </table:table-cell>
              <table:table-cell office:value-type="float" office:value="-150">
                <text:p>-150</text:p>
                <draw:g>
                  <svg:desc>'Grenznutzen des Schnellerfahrens'.H35:'Grenznutzen des Schnellerfahrens'.H62</svg:desc>
                </draw:g>
              </table:table-cell>
              <table:table-cell office:value-type="float" office:value="-200">
                <text:p>-200</text:p>
                <draw:g>
                  <svg:desc>'Grenznutzen des Schnellerfahrens'.I35:'Grenznutzen des Schnellerfahrens'.I62</svg:desc>
                </draw:g>
              </table:table-cell>
              <table:table-cell office:value-type="float" office:value="-250">
                <text:p>-250</text:p>
                <draw:g>
                  <svg:desc>'Grenznutzen des Schnellerfahrens'.J35:'Grenznutzen des Schnellerfahrens'.J62</svg:desc>
                </draw:g>
              </table:table-cell>
              <table:table-cell office:value-type="float" office:value="-300">
                <text:p>-300</text:p>
                <draw:g>
                  <svg:desc>'Grenznutzen des Schnellerfahrens'.K35:'Grenznutzen des Schnellerfahrens'.K6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9">
                <text:p>-9</text:p>
              </table:table-cell>
              <table:table-cell office:value-type="float" office:value="-15">
                <text:p>-15</text:p>
              </table:table-cell>
              <table:table-cell office:value-type="float" office:value="-22.5">
                <text:p>-22.5</text:p>
              </table:table-cell>
              <table:table-cell office:value-type="float" office:value="-30">
                <text:p>-30</text:p>
              </table:table-cell>
              <table:table-cell office:value-type="float" office:value="-45">
                <text:p>-45</text:p>
              </table:table-cell>
              <table:table-cell office:value-type="float" office:value="-60">
                <text:p>-60</text:p>
              </table:table-cell>
              <table:table-cell office:value-type="float" office:value="-90">
                <text:p>-90</text:p>
              </table:table-cell>
              <table:table-cell office:value-type="float" office:value="-120">
                <text:p>-120</text:p>
              </table:table-cell>
              <table:table-cell office:value-type="float" office:value="-150">
                <text:p>-15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  <table:table-cell office:value-type="float" office:value="-20">
                <text:p>-2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60">
                <text:p>-60</text:p>
              </table:table-cell>
              <table:table-cell office:value-type="float" office:value="-80">
                <text:p>-80</text:p>
              </table:table-cell>
              <table:table-cell office:value-type="float" office:value="-99.9999999999999">
                <text:p>-99.999999999999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.28571428571429">
                <text:p>-4.28571428571429</text:p>
              </table:table-cell>
              <table:table-cell office:value-type="float" office:value="-7.14285714285714">
                <text:p>-7.14285714285714</text:p>
              </table:table-cell>
              <table:table-cell office:value-type="float" office:value="-10.7142857142857">
                <text:p>-10.7142857142857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-21.4285714285714">
                <text:p>-21.4285714285714</text:p>
              </table:table-cell>
              <table:table-cell office:value-type="float" office:value="-28.5714285714286">
                <text:p>-28.5714285714286</text:p>
              </table:table-cell>
              <table:table-cell office:value-type="float" office:value="-42.8571428571429">
                <text:p>-42.8571428571429</text:p>
              </table:table-cell>
              <table:table-cell office:value-type="float" office:value="-57.1428571428571">
                <text:p>-57.1428571428571</text:p>
              </table:table-cell>
              <table:table-cell office:value-type="float" office:value="-71.4285714285714">
                <text:p>-71.4285714285714</text:p>
              </table:table-cell>
              <table:table-cell office:value-type="float" office:value="-85.7142857142858">
                <text:p>-85.71428571428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3.21428571428571">
                <text:p>-3.21428571428571</text:p>
              </table:table-cell>
              <table:table-cell office:value-type="float" office:value="-5.35714285714286">
                <text:p>-5.35714285714286</text:p>
              </table:table-cell>
              <table:table-cell office:value-type="float" office:value="-8.03571428571428">
                <text:p>-8.03571428571428</text:p>
              </table:table-cell>
              <table:table-cell office:value-type="float" office:value="-10.7142857142857">
                <text:p>-10.7142857142857</text:p>
              </table:table-cell>
              <table:table-cell office:value-type="float" office:value="-16.0714285714286">
                <text:p>-16.0714285714286</text:p>
              </table:table-cell>
              <table:table-cell office:value-type="float" office:value="-21.4285714285714">
                <text:p>-21.4285714285714</text:p>
              </table:table-cell>
              <table:table-cell office:value-type="float" office:value="-32.1428571428571">
                <text:p>-32.1428571428571</text:p>
              </table:table-cell>
              <table:table-cell office:value-type="float" office:value="-42.8571428571429">
                <text:p>-42.8571428571429</text:p>
              </table:table-cell>
              <table:table-cell office:value-type="float" office:value="-53.5714285714286">
                <text:p>-53.5714285714286</text:p>
              </table:table-cell>
              <table:table-cell office:value-type="float" office:value="-64.2857142857142">
                <text:p>-64.28571428571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-4.16666666666666">
                <text:p>-4.16666666666666</text:p>
              </table:table-cell>
              <table:table-cell office:value-type="float" office:value="-6.25">
                <text:p>-6.25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2.5">
                <text:p>-12.5</text:p>
              </table:table-cell>
              <table:table-cell office:value-type="float" office:value="-16.6666666666667">
                <text:p>-16.6666666666667</text:p>
              </table:table-cell>
              <table:table-cell office:value-type="float" office:value="-25">
                <text:p>-25</text:p>
              </table:table-cell>
              <table:table-cell office:value-type="float" office:value="-33.3333333333333">
                <text:p>-33.3333333333333</text:p>
              </table:table-cell>
              <table:table-cell office:value-type="float" office:value="-41.6666666666667">
                <text:p>-41.666666666666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">
                <text:p>-2</text:p>
              </table:table-cell>
              <table:table-cell office:value-type="float" office:value="-3.33333333333334">
                <text:p>-3.33333333333334</text:p>
              </table:table-cell>
              <table:table-cell office:value-type="float" office:value="-5">
                <text:p>-5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0">
                <text:p>-10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20">
                <text:p>-20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-33.3333333333333">
                <text:p>-33.333333333333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63636363636364">
                <text:p>-1.63636363636364</text:p>
              </table:table-cell>
              <table:table-cell office:value-type="float" office:value="-2.72727272727273">
                <text:p>-2.72727272727273</text:p>
              </table:table-cell>
              <table:table-cell office:value-type="float" office:value="-4.09090909090909">
                <text:p>-4.09090909090909</text:p>
              </table:table-cell>
              <table:table-cell office:value-type="float" office:value="-5.45454545454545">
                <text:p>-5.45454545454545</text:p>
              </table:table-cell>
              <table:table-cell office:value-type="float" office:value="-8.18181818181819">
                <text:p>-8.18181818181819</text:p>
              </table:table-cell>
              <table:table-cell office:value-type="float" office:value="-10.9090909090909">
                <text:p>-10.9090909090909</text:p>
              </table:table-cell>
              <table:table-cell office:value-type="float" office:value="-16.3636363636364">
                <text:p>-16.3636363636364</text:p>
              </table:table-cell>
              <table:table-cell office:value-type="float" office:value="-21.8181818181818">
                <text:p>-21.8181818181818</text:p>
              </table:table-cell>
              <table:table-cell office:value-type="float" office:value="-27.2727272727273">
                <text:p>-27.2727272727273</text:p>
              </table:table-cell>
              <table:table-cell office:value-type="float" office:value="-32.7272727272728">
                <text:p>-32.72727272727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36363636363636">
                <text:p>-1.36363636363636</text:p>
              </table:table-cell>
              <table:table-cell office:value-type="float" office:value="-2.27272727272727">
                <text:p>-2.27272727272727</text:p>
              </table:table-cell>
              <table:table-cell office:value-type="float" office:value="-3.40909090909091">
                <text:p>-3.40909090909091</text:p>
              </table:table-cell>
              <table:table-cell office:value-type="float" office:value="-4.54545454545455">
                <text:p>-4.54545454545455</text:p>
              </table:table-cell>
              <table:table-cell office:value-type="float" office:value="-6.81818181818181">
                <text:p>-6.81818181818181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-13.6363636363636">
                <text:p>-13.6363636363636</text:p>
              </table:table-cell>
              <table:table-cell office:value-type="float" office:value="-18.1818181818182">
                <text:p>-18.1818181818182</text:p>
              </table:table-cell>
              <table:table-cell office:value-type="float" office:value="-22.7272727272727">
                <text:p>-22.7272727272727</text:p>
              </table:table-cell>
              <table:table-cell office:value-type="float" office:value="-27.2727272727273">
                <text:p>-27.2727272727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15384615384615">
                <text:p>-1.15384615384615</text:p>
              </table:table-cell>
              <table:table-cell office:value-type="float" office:value="-1.92307692307692">
                <text:p>-1.92307692307692</text:p>
              </table:table-cell>
              <table:table-cell office:value-type="float" office:value="-2.88461538461539">
                <text:p>-2.88461538461539</text:p>
              </table:table-cell>
              <table:table-cell office:value-type="float" office:value="-3.84615384615385">
                <text:p>-3.84615384615385</text:p>
              </table:table-cell>
              <table:table-cell office:value-type="float" office:value="-5.76923076923077">
                <text:p>-5.76923076923077</text:p>
              </table:table-cell>
              <table:table-cell office:value-type="float" office:value="-7.69230769230769">
                <text:p>-7.69230769230769</text:p>
              </table:table-cell>
              <table:table-cell office:value-type="float" office:value="-11.5384615384615">
                <text:p>-11.5384615384615</text:p>
              </table:table-cell>
              <table:table-cell office:value-type="float" office:value="-15.3846153846154">
                <text:p>-15.3846153846154</text:p>
              </table:table-cell>
              <table:table-cell office:value-type="float" office:value="-19.2307692307693">
                <text:p>-19.2307692307693</text:p>
              </table:table-cell>
              <table:table-cell office:value-type="float" office:value="-23.0769230769231">
                <text:p>-23.07692307692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989010989010991">
                <text:p>-0.989010989010991</text:p>
              </table:table-cell>
              <table:table-cell office:value-type="float" office:value="-1.64835164835165">
                <text:p>-1.64835164835165</text:p>
              </table:table-cell>
              <table:table-cell office:value-type="float" office:value="-2.47252747252747">
                <text:p>-2.47252747252747</text:p>
              </table:table-cell>
              <table:table-cell office:value-type="float" office:value="-3.29670329670329">
                <text:p>-3.29670329670329</text:p>
              </table:table-cell>
              <table:table-cell office:value-type="float" office:value="-4.94505494505495">
                <text:p>-4.94505494505495</text:p>
              </table:table-cell>
              <table:table-cell office:value-type="float" office:value="-6.59340659340658">
                <text:p>-6.59340659340658</text:p>
              </table:table-cell>
              <table:table-cell office:value-type="float" office:value="-9.8901098901099">
                <text:p>-9.8901098901099</text:p>
              </table:table-cell>
              <table:table-cell office:value-type="float" office:value="-13.1868131868132">
                <text:p>-13.1868131868132</text:p>
              </table:table-cell>
              <table:table-cell office:value-type="float" office:value="-16.4835164835165">
                <text:p>-16.4835164835165</text:p>
              </table:table-cell>
              <table:table-cell office:value-type="float" office:value="-19.7802197802198">
                <text:p>-19.780219780219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57142857142856">
                <text:p>-0.857142857142856</text:p>
              </table:table-cell>
              <table:table-cell office:value-type="float" office:value="-1.42857142857143">
                <text:p>-1.42857142857143</text:p>
              </table:table-cell>
              <table:table-cell office:value-type="float" office:value="-2.14285714285714">
                <text:p>-2.14285714285714</text:p>
              </table:table-cell>
              <table:table-cell office:value-type="float" office:value="-2.85714285714286">
                <text:p>-2.85714285714286</text:p>
              </table:table-cell>
              <table:table-cell office:value-type="float" office:value="-4.28571428571428">
                <text:p>-4.28571428571428</text:p>
              </table:table-cell>
              <table:table-cell office:value-type="float" office:value="-5.71428571428572">
                <text:p>-5.71428571428572</text:p>
              </table:table-cell>
              <table:table-cell office:value-type="float" office:value="-8.57142857142856">
                <text:p>-8.57142857142856</text:p>
              </table:table-cell>
              <table:table-cell office:value-type="float" office:value="-11.4285714285714">
                <text:p>-11.4285714285714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-17.1428571428571">
                <text:p>-17.1428571428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75">
                <text:p>-0.75</text:p>
              </table:table-cell>
              <table:table-cell office:value-type="float" office:value="-1.25">
                <text:p>-1.25</text:p>
              </table:table-cell>
              <table:table-cell office:value-type="float" office:value="-1.875">
                <text:p>-1.875</text:p>
              </table:table-cell>
              <table:table-cell office:value-type="float" office:value="-2.5">
                <text:p>-2.5</text:p>
              </table:table-cell>
              <table:table-cell office:value-type="float" office:value="-3.75">
                <text:p>-3.75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  <table:table-cell office:value-type="float" office:value="-10">
                <text:p>-10</text:p>
              </table:table-cell>
              <table:table-cell office:value-type="float" office:value="-12.5">
                <text:p>-12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661764705882352">
                <text:p>-0.661764705882352</text:p>
              </table:table-cell>
              <table:table-cell office:value-type="float" office:value="-1.10294117647059">
                <text:p>-1.10294117647059</text:p>
              </table:table-cell>
              <table:table-cell office:value-type="float" office:value="-1.65441176470588">
                <text:p>-1.65441176470588</text:p>
              </table:table-cell>
              <table:table-cell office:value-type="float" office:value="-2.20588235294117">
                <text:p>-2.20588235294117</text:p>
              </table:table-cell>
              <table:table-cell office:value-type="float" office:value="-3.30882352941177">
                <text:p>-3.30882352941177</text:p>
              </table:table-cell>
              <table:table-cell office:value-type="float" office:value="-4.41176470588235">
                <text:p>-4.41176470588235</text:p>
              </table:table-cell>
              <table:table-cell office:value-type="float" office:value="-6.61764705882354">
                <text:p>-6.61764705882354</text:p>
              </table:table-cell>
              <table:table-cell office:value-type="float" office:value="-8.8235294117647">
                <text:p>-8.8235294117647</text:p>
              </table:table-cell>
              <table:table-cell office:value-type="float" office:value="-11.0294117647059">
                <text:p>-11.0294117647059</text:p>
              </table:table-cell>
              <table:table-cell office:value-type="float" office:value="-13.2352941176471">
                <text:p>-13.23529411764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588235294117649">
                <text:p>-0.588235294117649</text:p>
              </table:table-cell>
              <table:table-cell office:value-type="float" office:value="-0.980392156862745">
                <text:p>-0.980392156862745</text:p>
              </table:table-cell>
              <table:table-cell office:value-type="float" office:value="-1.47058823529412">
                <text:p>-1.47058823529412</text:p>
              </table:table-cell>
              <table:table-cell office:value-type="float" office:value="-1.96078431372549">
                <text:p>-1.96078431372549</text:p>
              </table:table-cell>
              <table:table-cell office:value-type="float" office:value="-2.94117647058823">
                <text:p>-2.94117647058823</text:p>
              </table:table-cell>
              <table:table-cell office:value-type="float" office:value="-3.92156862745098">
                <text:p>-3.92156862745098</text:p>
              </table:table-cell>
              <table:table-cell office:value-type="float" office:value="-5.88235294117646">
                <text:p>-5.88235294117646</text:p>
              </table:table-cell>
              <table:table-cell office:value-type="float" office:value="-7.84313725490196">
                <text:p>-7.84313725490196</text:p>
              </table:table-cell>
              <table:table-cell office:value-type="float" office:value="-9.80392156862749">
                <text:p>-9.80392156862749</text:p>
              </table:table-cell>
              <table:table-cell office:value-type="float" office:value="-11.7647058823529">
                <text:p>-11.76470588235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526315789473685">
                <text:p>-0.526315789473685</text:p>
              </table:table-cell>
              <table:table-cell office:value-type="float" office:value="-0.877192982456142">
                <text:p>-0.877192982456142</text:p>
              </table:table-cell>
              <table:table-cell office:value-type="float" office:value="-1.31578947368421">
                <text:p>-1.31578947368421</text:p>
              </table:table-cell>
              <table:table-cell office:value-type="float" office:value="-1.75438596491228">
                <text:p>-1.75438596491228</text:p>
              </table:table-cell>
              <table:table-cell office:value-type="float" office:value="-2.63157894736842">
                <text:p>-2.63157894736842</text:p>
              </table:table-cell>
              <table:table-cell office:value-type="float" office:value="-3.50877192982457">
                <text:p>-3.50877192982457</text:p>
              </table:table-cell>
              <table:table-cell office:value-type="float" office:value="-5.26315789473684">
                <text:p>-5.26315789473684</text:p>
              </table:table-cell>
              <table:table-cell office:value-type="float" office:value="-7.01754385964914">
                <text:p>-7.01754385964914</text:p>
              </table:table-cell>
              <table:table-cell office:value-type="float" office:value="-8.7719298245614">
                <text:p>-8.7719298245614</text:p>
              </table:table-cell>
              <table:table-cell office:value-type="float" office:value="-10.5263157894737">
                <text:p>-10.52631578947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473684210526315">
                <text:p>-0.473684210526315</text:p>
              </table:table-cell>
              <table:table-cell office:value-type="float" office:value="-0.789473684210526">
                <text:p>-0.789473684210526</text:p>
              </table:table-cell>
              <table:table-cell office:value-type="float" office:value="-1.18421052631579">
                <text:p>-1.18421052631579</text:p>
              </table:table-cell>
              <table:table-cell office:value-type="float" office:value="-1.57894736842105">
                <text:p>-1.57894736842105</text:p>
              </table:table-cell>
              <table:table-cell office:value-type="float" office:value="-2.36842105263158">
                <text:p>-2.36842105263158</text:p>
              </table:table-cell>
              <table:table-cell office:value-type="float" office:value="-3.1578947368421">
                <text:p>-3.1578947368421</text:p>
              </table:table-cell>
              <table:table-cell office:value-type="float" office:value="-4.73684210526317">
                <text:p>-4.73684210526317</text:p>
              </table:table-cell>
              <table:table-cell office:value-type="float" office:value="-6.31578947368421">
                <text:p>-6.31578947368421</text:p>
              </table:table-cell>
              <table:table-cell office:value-type="float" office:value="-7.89473684210526">
                <text:p>-7.89473684210526</text:p>
              </table:table-cell>
              <table:table-cell office:value-type="float" office:value="-9.47368421052633">
                <text:p>-9.473684210526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428571428571429">
                <text:p>-0.428571428571429</text:p>
              </table:table-cell>
              <table:table-cell office:value-type="float" office:value="-0.714285714285715">
                <text:p>-0.714285714285715</text:p>
              </table:table-cell>
              <table:table-cell office:value-type="float" office:value="-1.07142857142857">
                <text:p>-1.07142857142857</text:p>
              </table:table-cell>
              <table:table-cell office:value-type="float" office:value="-1.42857142857143">
                <text:p>-1.42857142857143</text:p>
              </table:table-cell>
              <table:table-cell office:value-type="float" office:value="-2.14285714285714">
                <text:p>-2.14285714285714</text:p>
              </table:table-cell>
              <table:table-cell office:value-type="float" office:value="-2.85714285714286">
                <text:p>-2.85714285714286</text:p>
              </table:table-cell>
              <table:table-cell office:value-type="float" office:value="-4.28571428571428">
                <text:p>-4.28571428571428</text:p>
              </table:table-cell>
              <table:table-cell office:value-type="float" office:value="-5.71428571428572">
                <text:p>-5.71428571428572</text:p>
              </table:table-cell>
              <table:table-cell office:value-type="float" office:value="-7.14285714285714">
                <text:p>-7.14285714285714</text:p>
              </table:table-cell>
              <table:table-cell office:value-type="float" office:value="-8.57142857142856">
                <text:p>-8.5714285714285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38961038961039">
                <text:p>-0.38961038961039</text:p>
              </table:table-cell>
              <table:table-cell office:value-type="float" office:value="-0.649350649350648">
                <text:p>-0.649350649350648</text:p>
              </table:table-cell>
              <table:table-cell office:value-type="float" office:value="-0.974025974025977">
                <text:p>-0.974025974025977</text:p>
              </table:table-cell>
              <table:table-cell office:value-type="float" office:value="-1.2987012987013">
                <text:p>-1.2987012987013</text:p>
              </table:table-cell>
              <table:table-cell office:value-type="float" office:value="-1.94805194805195">
                <text:p>-1.94805194805195</text:p>
              </table:table-cell>
              <table:table-cell office:value-type="float" office:value="-2.59740259740259">
                <text:p>-2.59740259740259</text:p>
              </table:table-cell>
              <table:table-cell office:value-type="float" office:value="-3.89610389610391">
                <text:p>-3.89610389610391</text:p>
              </table:table-cell>
              <table:table-cell office:value-type="float" office:value="-5.19480519480518">
                <text:p>-5.19480519480518</text:p>
              </table:table-cell>
              <table:table-cell office:value-type="float" office:value="-6.49350649350649">
                <text:p>-6.49350649350649</text:p>
              </table:table-cell>
              <table:table-cell office:value-type="float" office:value="-7.79220779220782">
                <text:p>-7.7922077922078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355731225296442">
                <text:p>-0.355731225296442</text:p>
              </table:table-cell>
              <table:table-cell office:value-type="float" office:value="-0.592885375494072">
                <text:p>-0.592885375494072</text:p>
              </table:table-cell>
              <table:table-cell office:value-type="float" office:value="-0.889328063241106">
                <text:p>-0.889328063241106</text:p>
              </table:table-cell>
              <table:table-cell office:value-type="float" office:value="-1.18577075098814">
                <text:p>-1.18577075098814</text:p>
              </table:table-cell>
              <table:table-cell office:value-type="float" office:value="-1.77865612648221">
                <text:p>-1.77865612648221</text:p>
              </table:table-cell>
              <table:table-cell office:value-type="float" office:value="-2.37154150197629">
                <text:p>-2.37154150197629</text:p>
              </table:table-cell>
              <table:table-cell office:value-type="float" office:value="-3.55731225296442">
                <text:p>-3.55731225296442</text:p>
              </table:table-cell>
              <table:table-cell office:value-type="float" office:value="-4.74308300395258">
                <text:p>-4.74308300395258</text:p>
              </table:table-cell>
              <table:table-cell office:value-type="float" office:value="-5.92885375494072">
                <text:p>-5.92885375494072</text:p>
              </table:table-cell>
              <table:table-cell office:value-type="float" office:value="-7.11462450592885">
                <text:p>-7.1146245059288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326086956521739">
                <text:p>-0.326086956521739</text:p>
              </table:table-cell>
              <table:table-cell office:value-type="float" office:value="-0.543478260869565">
                <text:p>-0.543478260869565</text:p>
              </table:table-cell>
              <table:table-cell office:value-type="float" office:value="-0.815217391304348">
                <text:p>-0.815217391304348</text:p>
              </table:table-cell>
              <table:table-cell office:value-type="float" office:value="-1.08695652173913">
                <text:p>-1.08695652173913</text:p>
              </table:table-cell>
              <table:table-cell office:value-type="float" office:value="-1.6304347826087">
                <text:p>-1.6304347826087</text:p>
              </table:table-cell>
              <table:table-cell office:value-type="float" office:value="-2.17391304347826">
                <text:p>-2.17391304347826</text:p>
              </table:table-cell>
              <table:table-cell office:value-type="float" office:value="-3.26086956521739">
                <text:p>-3.26086956521739</text:p>
              </table:table-cell>
              <table:table-cell office:value-type="float" office:value="-4.34782608695652">
                <text:p>-4.34782608695652</text:p>
              </table:table-cell>
              <table:table-cell office:value-type="float" office:value="-5.43478260869564">
                <text:p>-5.43478260869564</text:p>
              </table:table-cell>
              <table:table-cell office:value-type="float" office:value="-6.52173913043478">
                <text:p>-6.521739130434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-0.75">
                <text:p>-0.7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5.00000000000001">
                <text:p>-5.0000000000000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276923076923076">
                <text:p>-0.276923076923076</text:p>
              </table:table-cell>
              <table:table-cell office:value-type="float" office:value="-0.461538461538462">
                <text:p>-0.461538461538462</text:p>
              </table:table-cell>
              <table:table-cell office:value-type="float" office:value="-0.692307692307693">
                <text:p>-0.692307692307693</text:p>
              </table:table-cell>
              <table:table-cell office:value-type="float" office:value="-0.923076923076923">
                <text:p>-0.923076923076923</text:p>
              </table:table-cell>
              <table:table-cell office:value-type="float" office:value="-1.38461538461539">
                <text:p>-1.38461538461539</text:p>
              </table:table-cell>
              <table:table-cell office:value-type="float" office:value="-1.84615384615385">
                <text:p>-1.84615384615385</text:p>
              </table:table-cell>
              <table:table-cell office:value-type="float" office:value="-2.76923076923077">
                <text:p>-2.76923076923077</text:p>
              </table:table-cell>
              <table:table-cell office:value-type="float" office:value="-3.69230769230769">
                <text:p>-3.69230769230769</text:p>
              </table:table-cell>
              <table:table-cell office:value-type="float" office:value="-4.61538461538461">
                <text:p>-4.61538461538461</text:p>
              </table:table-cell>
              <table:table-cell office:value-type="float" office:value="-5.53846153846155">
                <text:p>-5.538461538461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256410256410257">
                <text:p>-0.256410256410257</text:p>
              </table:table-cell>
              <table:table-cell office:value-type="float" office:value="-0.427350427350428">
                <text:p>-0.427350427350428</text:p>
              </table:table-cell>
              <table:table-cell office:value-type="float" office:value="-0.641025641025639">
                <text:p>-0.641025641025639</text:p>
              </table:table-cell>
              <table:table-cell office:value-type="float" office:value="-0.854700854700855">
                <text:p>-0.854700854700855</text:p>
              </table:table-cell>
              <table:table-cell office:value-type="float" office:value="-1.28205128205128">
                <text:p>-1.28205128205128</text:p>
              </table:table-cell>
              <table:table-cell office:value-type="float" office:value="-1.70940170940171">
                <text:p>-1.70940170940171</text:p>
              </table:table-cell>
              <table:table-cell office:value-type="float" office:value="-2.56410256410256">
                <text:p>-2.56410256410256</text:p>
              </table:table-cell>
              <table:table-cell office:value-type="float" office:value="-3.41880341880342">
                <text:p>-3.41880341880342</text:p>
              </table:table-cell>
              <table:table-cell office:value-type="float" office:value="-4.27350427350427">
                <text:p>-4.27350427350427</text:p>
              </table:table-cell>
              <table:table-cell office:value-type="float" office:value="-5.12820512820511">
                <text:p>-5.1282051282051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238095238095238">
                <text:p>-0.238095238095238</text:p>
              </table:table-cell>
              <table:table-cell office:value-type="float" office:value="-0.396825396825395">
                <text:p>-0.396825396825395</text:p>
              </table:table-cell>
              <table:table-cell office:value-type="float" office:value="-0.595238095238099">
                <text:p>-0.595238095238099</text:p>
              </table:table-cell>
              <table:table-cell office:value-type="float" office:value="-0.793650793650791">
                <text:p>-0.793650793650791</text:p>
              </table:table-cell>
              <table:table-cell office:value-type="float" office:value="-1.1904761904762">
                <text:p>-1.1904761904762</text:p>
              </table:table-cell>
              <table:table-cell office:value-type="float" office:value="-1.58730158730158">
                <text:p>-1.58730158730158</text:p>
              </table:table-cell>
              <table:table-cell office:value-type="float" office:value="-2.38095238095239">
                <text:p>-2.38095238095239</text:p>
              </table:table-cell>
              <table:table-cell office:value-type="float" office:value="-3.17460317460316">
                <text:p>-3.17460317460316</text:p>
              </table:table-cell>
              <table:table-cell office:value-type="float" office:value="-3.96825396825396">
                <text:p>-3.96825396825396</text:p>
              </table:table-cell>
              <table:table-cell office:value-type="float" office:value="-4.76190476190479">
                <text:p>-4.7619047619047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22167487684729">
                <text:p>-0.22167487684729</text:p>
              </table:table-cell>
              <table:table-cell office:value-type="float" office:value="-0.369458128078819">
                <text:p>-0.369458128078819</text:p>
              </table:table-cell>
              <table:table-cell office:value-type="float" office:value="-0.554187192118224">
                <text:p>-0.554187192118224</text:p>
              </table:table-cell>
              <table:table-cell office:value-type="float" office:value="-0.738916256157637">
                <text:p>-0.738916256157637</text:p>
              </table:table-cell>
              <table:table-cell office:value-type="float" office:value="-1.10837438423645">
                <text:p>-1.10837438423645</text:p>
              </table:table-cell>
              <table:table-cell office:value-type="float" office:value="-1.47783251231527">
                <text:p>-1.47783251231527</text:p>
              </table:table-cell>
              <table:table-cell office:value-type="float" office:value="-2.2167487684729">
                <text:p>-2.2167487684729</text:p>
              </table:table-cell>
              <table:table-cell office:value-type="float" office:value="-2.95566502463055">
                <text:p>-2.95566502463055</text:p>
              </table:table-cell>
              <table:table-cell office:value-type="float" office:value="-3.6945812807882">
                <text:p>-3.6945812807882</text:p>
              </table:table-cell>
              <table:table-cell office:value-type="float" office:value="-4.43349753694579">
                <text:p>-4.4334975369457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206896551724138">
                <text:p>-0.206896551724138</text:p>
              </table:table-cell>
              <table:table-cell office:value-type="float" office:value="-0.344827586206897">
                <text:p>-0.344827586206897</text:p>
              </table:table-cell>
              <table:table-cell office:value-type="float" office:value="-0.517241379310345">
                <text:p>-0.517241379310345</text:p>
              </table:table-cell>
              <table:table-cell office:value-type="float" office:value="-0.689655172413794">
                <text:p>-0.689655172413794</text:p>
              </table:table-cell>
              <table:table-cell office:value-type="float" office:value="-1.03448275862069">
                <text:p>-1.03448275862069</text:p>
              </table:table-cell>
              <table:table-cell office:value-type="float" office:value="-1.37931034482759">
                <text:p>-1.37931034482759</text:p>
              </table:table-cell>
              <table:table-cell office:value-type="float" office:value="-2.06896551724138">
                <text:p>-2.06896551724138</text:p>
              </table:table-cell>
              <table:table-cell office:value-type="float" office:value="-2.75862068965517">
                <text:p>-2.75862068965517</text:p>
              </table:table-cell>
              <table:table-cell office:value-type="float" office:value="-3.44827586206895">
                <text:p>-3.44827586206895</text:p>
              </table:table-cell>
              <table:table-cell office:value-type="float" office:value="-4.13793103448276">
                <text:p>-4.137931034482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193548387096774">
                <text:p>-0.193548387096774</text:p>
              </table:table-cell>
              <table:table-cell office:value-type="float" office:value="-0.32258064516129">
                <text:p>-0.32258064516129</text:p>
              </table:table-cell>
              <table:table-cell office:value-type="float" office:value="-0.483870967741936">
                <text:p>-0.483870967741936</text:p>
              </table:table-cell>
              <table:table-cell office:value-type="float" office:value="-0.64516129032258">
                <text:p>-0.64516129032258</text:p>
              </table:table-cell>
              <table:table-cell office:value-type="float" office:value="-0.967741935483872">
                <text:p>-0.967741935483872</text:p>
              </table:table-cell>
              <table:table-cell office:value-type="float" office:value="-1.29032258064516">
                <text:p>-1.29032258064516</text:p>
              </table:table-cell>
              <table:table-cell office:value-type="float" office:value="-1.93548387096774">
                <text:p>-1.93548387096774</text:p>
              </table:table-cell>
              <table:table-cell office:value-type="float" office:value="-2.58064516129032">
                <text:p>-2.58064516129032</text:p>
              </table:table-cell>
              <table:table-cell office:value-type="float" office:value="-3.22580645161291">
                <text:p>-3.22580645161291</text:p>
              </table:table-cell>
              <table:table-cell office:value-type="float" office:value="-3.87096774193549">
                <text:p>-3.870967741935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19">
      <number:number number:decimal-places="0" number:min-decimal-places="0" number:min-integer-digits="1"/>
      <number:text> Min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eeeee"/>
      <style:text-properties fo:font-family="Roboto" style:font-style-name="Standard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30" chart:maximum="3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6" style:family="chart" style:data-style-name="N3">
      <style:chart-properties chart:display-label="true" chart:logarithmic="false" chart:minimum="0" chart:maximum="12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5cm" svg:stroke-color="#18a303" draw:fill-color="#18a303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one" chart:link-data-style-to-source="true"/>
      <style:graphic-properties svg:stroke-width="0.05cm" svg:stroke-color="#0369a3" draw:fill-color="#0369a3"/>
      <style:text-properties fo:font-size="10pt" style:font-size-asian="10pt" style:font-size-complex="10pt"/>
    </style:style>
    <style:style style:name="ch11" style:family="chart" style:data-style-name="N119">
      <style:chart-properties chart:symbol-type="none" chart:link-data-style-to-source="true"/>
      <style:graphic-properties svg:stroke-width="0.05cm" svg:stroke-color="#a33e03" draw:fill-color="#a33e03"/>
      <style:text-properties fo:font-size="10pt" style:font-size-asian="10pt" style:font-size-complex="10pt"/>
    </style:style>
    <style:style style:name="ch12" style:family="chart" style:data-style-name="N119">
      <style:chart-properties chart:symbol-type="none" chart:link-data-style-to-source="true"/>
      <style:graphic-properties svg:stroke-width="0.05cm" svg:stroke-color="#8e03a3" draw:fill-color="#8e03a3"/>
      <style:text-properties fo:font-size="10pt" style:font-size-asian="10pt" style:font-size-complex="10pt"/>
    </style:style>
    <style:style style:name="ch13" style:family="chart" style:data-style-name="N119">
      <style:chart-properties chart:symbol-type="none" chart:link-data-style-to-source="true"/>
      <style:graphic-properties svg:stroke-width="0.05cm" svg:stroke-color="#c99c00" draw:fill-color="#c99c00"/>
      <style:text-properties fo:font-size="10pt" style:font-size-asian="10pt" style:font-size-complex="10pt"/>
    </style:style>
    <style:style style:name="ch14" style:family="chart" style:data-style-name="N119">
      <style:chart-properties chart:symbol-type="none" chart:link-data-style-to-source="true"/>
      <style:graphic-properties svg:stroke-width="0.05cm" svg:stroke-color="#c9211e" draw:fill-color="#c9211e"/>
      <style:text-properties fo:font-size="10pt" style:font-size-asian="10pt" style:font-size-complex="10pt"/>
    </style:style>
    <style:style style:name="ch15" style:family="chart" style:data-style-name="N119">
      <style:chart-properties chart:symbol-type="none" chart:link-data-style-to-source="true"/>
      <style:graphic-properties svg:stroke-width="0.05cm" svg:stroke-color="#18a303" draw:fill-color="#18a30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fo:font-family="Roboto" style:font-style-name="Standard" style:letter-kerning="false"/>
    </style:style>
    <style:style style:name="T2" style:family="text">
      <style:text-properties style:text-position="0% 100%" fo:font-family="Roboto" style:font-style-name="Standard" fo:font-size="11pt" style:letter-kerning="false" style:font-size-asian="11pt" style:font-size-complex="11pt"/>
    </style:style>
    <style:style style:name="T3" style:family="text">
      <style:text-properties fo:font-family="Roboto" style:font-style-name="Standard" fo:font-size="11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148cm" svg:y="-0.01cm" chart:style-name="ch2">
          <text:p><text:span text:style-name="T1">Fahrtdauer in Abhängigkeit der Geschwindigkeit</text:span></text:p>
        </chart:title>
        <chart:subtitle svg:x="6.332cm" svg:y="0.766cm" chart:style-name="ch2">
          <text:p><text:span text:style-name="T2">verschiedene Strecken</text:span></text:p>
        </chart:subtitle>
        <chart:legend chart:legend-position="end" svg:x="13.06cm" svg:y="1.432cm" style:legend-expansion="custom" svg:width="2.262cm" svg:height="5.08cm" style:legend-expansion-aspect-ratio="0.445275590551181" chart:style-name="ch3"/>
        <chart:plot-area chart:style-name="ch4" svg:x="0.43cm" svg:y="1.265cm" svg:width="14.905cm" svg:height="6.971cm">
          <chart:coordinate-region svg:x="1.677cm" svg:y="1.505cm" svg:width="13.658cm" svg:height="6.005cm"/>
          <chart:axis chart:dimension="x" chart:name="primary-x" chart:style-name="ch5" chartooo:axis-type="auto">
            <chart:title svg:x="6.544cm" svg:y="8.239cm" chart:style-name="ch2">
              <text:p><text:span text:style-name="T3">Gechwindigkeit [km/h]</text:span></text:p>
            </chart:title>
            <chart:categories table:cell-range-address="'Grenznutzen des Schnellerfahrens'.A3:'Grenznutzen des Schnellerfahrens'.A31"/>
          </chart:axis>
          <chart:axis chart:dimension="y" chart:name="primary-y" chart:style-name="ch6">
            <chart:title svg:x="0cm" svg:y="5.692cm" chart:style-name="ch7">
              <text:p><text:span text:style-name="T3">Dauer [Min]</text:span></text:p>
            </chart:title>
            <chart:grid chart:style-name="ch8" chart:class="major"/>
          </chart:axis>
          <chart:series chart:style-name="ch9" chart:values-cell-range-address="'Grenznutzen des Schnellerfahrens'.B3:'Grenznutzen des Schnellerfahrens'.B31" chart:label-cell-address="'Grenznutzen des Schnellerfahrens'.B2:'Grenznutzen des Schnellerfahrens'.B2" chart:class="chart:scatter">
            <chart:domain table:cell-range-address="'Grenznutzen des Schnellerfahrens'.A3:'Grenznutzen des Schnellerfahrens'.A31"/>
            <chart:data-point chart:repeated="29"/>
          </chart:series>
          <chart:series chart:style-name="ch10" chart:values-cell-range-address="'Grenznutzen des Schnellerfahrens'.C3:'Grenznutzen des Schnellerfahrens'.C31" chart:label-cell-address="'Grenznutzen des Schnellerfahrens'.C2:'Grenznutzen des Schnellerfahrens'.C2" chart:class="chart:scatter">
            <chart:data-point chart:repeated="29"/>
          </chart:series>
          <chart:series chart:style-name="ch11" chart:values-cell-range-address="'Grenznutzen des Schnellerfahrens'.D3:'Grenznutzen des Schnellerfahrens'.D31" chart:label-cell-address="'Grenznutzen des Schnellerfahrens'.D2:'Grenznutzen des Schnellerfahrens'.D2" chart:class="chart:scatter">
            <chart:data-point chart:repeated="29"/>
          </chart:series>
          <chart:series chart:style-name="ch12" chart:values-cell-range-address="'Grenznutzen des Schnellerfahrens'.E3:'Grenznutzen des Schnellerfahrens'.E31" chart:label-cell-address="'Grenznutzen des Schnellerfahrens'.E2:'Grenznutzen des Schnellerfahrens'.E2" chart:class="chart:scatter">
            <chart:data-point chart:repeated="29"/>
          </chart:series>
          <chart:series chart:style-name="ch13" chart:values-cell-range-address="'Grenznutzen des Schnellerfahrens'.F3:'Grenznutzen des Schnellerfahrens'.F31" chart:label-cell-address="'Grenznutzen des Schnellerfahrens'.F2:'Grenznutzen des Schnellerfahrens'.F2" chart:class="chart:scatter">
            <chart:data-point chart:repeated="29"/>
          </chart:series>
          <chart:series chart:style-name="ch14" chart:values-cell-range-address="'Grenznutzen des Schnellerfahrens'.G3:'Grenznutzen des Schnellerfahrens'.G31" chart:label-cell-address="'Grenznutzen des Schnellerfahrens'.G2:'Grenznutzen des Schnellerfahrens'.G2" chart:class="chart:scatter">
            <chart:data-point chart:repeated="29"/>
          </chart:series>
          <chart:series chart:style-name="ch15" chart:values-cell-range-address="'Grenznutzen des Schnellerfahrens'.H3:'Grenznutzen des Schnellerfahrens'.H31" chart:label-cell-address="'Grenznutzen des Schnellerfahrens'.H2:'Grenznutzen des Schnellerfahrens'.H2" chart:class="chart:scatter">
            <chart:data-point chart:repeated="29"/>
          </chart:series>
          <chart:series chart:style-name="ch10" chart:values-cell-range-address="'Grenznutzen des Schnellerfahrens'.I3:'Grenznutzen des Schnellerfahrens'.I31" chart:label-cell-address="'Grenznutzen des Schnellerfahrens'.I2:'Grenznutzen des Schnellerfahrens'.I2" chart:class="chart:scatter">
            <chart:data-point chart:repeated="29"/>
          </chart:series>
          <chart:series chart:style-name="ch11" chart:values-cell-range-address="'Grenznutzen des Schnellerfahrens'.J3:'Grenznutzen des Schnellerfahrens'.J31" chart:label-cell-address="'Grenznutzen des Schnellerfahrens'.J2:'Grenznutzen des Schnellerfahrens'.J2" chart:class="chart:scatter">
            <chart:data-point chart:repeated="29"/>
          </chart:series>
          <chart:series chart:style-name="ch12" chart:values-cell-range-address="'Grenznutzen des Schnellerfahrens'.K3:'Grenznutzen des Schnellerfahrens'.K31" chart:label-cell-address="'Grenznutzen des Schnellerfahrens'.K2:'Grenznutzen des Schnellerfahrens'.K2" chart:class="chart:scatter">
            <chart:data-point chart:repeated="2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30 km</text:p>
                <draw:g>
                  <svg:desc>'Grenznutzen des Schnellerfahrens'.B2:'Grenznutzen des Schnellerfahrens'.B2</svg:desc>
                </draw:g>
              </table:table-cell>
              <table:table-cell office:value-type="string">
                <text:p>50 km</text:p>
                <draw:g>
                  <svg:desc>'Grenznutzen des Schnellerfahrens'.C2:'Grenznutzen des Schnellerfahrens'.C2</svg:desc>
                </draw:g>
              </table:table-cell>
              <table:table-cell office:value-type="string">
                <text:p>75 km</text:p>
                <draw:g>
                  <svg:desc>'Grenznutzen des Schnellerfahrens'.D2:'Grenznutzen des Schnellerfahrens'.D2</svg:desc>
                </draw:g>
              </table:table-cell>
              <table:table-cell office:value-type="string">
                <text:p>100 km</text:p>
                <draw:g>
                  <svg:desc>'Grenznutzen des Schnellerfahrens'.E2:'Grenznutzen des Schnellerfahrens'.E2</svg:desc>
                </draw:g>
              </table:table-cell>
              <table:table-cell office:value-type="string">
                <text:p>150 km</text:p>
                <draw:g>
                  <svg:desc>'Grenznutzen des Schnellerfahrens'.F2:'Grenznutzen des Schnellerfahrens'.F2</svg:desc>
                </draw:g>
              </table:table-cell>
              <table:table-cell office:value-type="string">
                <text:p>200 km</text:p>
                <draw:g>
                  <svg:desc>'Grenznutzen des Schnellerfahrens'.G2:'Grenznutzen des Schnellerfahrens'.G2</svg:desc>
                </draw:g>
              </table:table-cell>
              <table:table-cell office:value-type="string">
                <text:p>300 km</text:p>
                <draw:g>
                  <svg:desc>'Grenznutzen des Schnellerfahrens'.H2:'Grenznutzen des Schnellerfahrens'.H2</svg:desc>
                </draw:g>
              </table:table-cell>
              <table:table-cell office:value-type="string">
                <text:p>400 km</text:p>
                <draw:g>
                  <svg:desc>'Grenznutzen des Schnellerfahrens'.I2:'Grenznutzen des Schnellerfahrens'.I2</svg:desc>
                </draw:g>
              </table:table-cell>
              <table:table-cell office:value-type="string">
                <text:p>500 km</text:p>
                <draw:g>
                  <svg:desc>'Grenznutzen des Schnellerfahrens'.J2:'Grenznutzen des Schnellerfahrens'.J2</svg:desc>
                </draw:g>
              </table:table-cell>
              <table:table-cell office:value-type="string">
                <text:p>600 km</text:p>
                <draw:g>
                  <svg:desc>'Grenznutzen des Schnellerfahrens'.K2:'Grenznutzen des Schnellerfahrens'.K2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Grenznutzen des Schnellerfahrens'.A3:'Grenznutzen des Schnellerfahrens'.A31</svg:desc>
                </draw:g>
              </table:table-cell>
              <table:table-cell office:value-type="float" office:value="30">
                <text:p>30</text:p>
                <draw:g>
                  <svg:desc>'Grenznutzen des Schnellerfahrens'.A3:'Grenznutzen des Schnellerfahrens'.A31</svg:desc>
                </draw:g>
              </table:table-cell>
              <table:table-cell office:value-type="float" office:value="60">
                <text:p>60</text:p>
                <draw:g>
                  <svg:desc>'Grenznutzen des Schnellerfahrens'.B3:'Grenznutzen des Schnellerfahrens'.B31</svg:desc>
                </draw:g>
              </table:table-cell>
              <table:table-cell office:value-type="float" office:value="100">
                <text:p>100</text:p>
                <draw:g>
                  <svg:desc>'Grenznutzen des Schnellerfahrens'.C3:'Grenznutzen des Schnellerfahrens'.C31</svg:desc>
                </draw:g>
              </table:table-cell>
              <table:table-cell office:value-type="float" office:value="150">
                <text:p>150</text:p>
                <draw:g>
                  <svg:desc>'Grenznutzen des Schnellerfahrens'.D3:'Grenznutzen des Schnellerfahrens'.D31</svg:desc>
                </draw:g>
              </table:table-cell>
              <table:table-cell office:value-type="float" office:value="200">
                <text:p>200</text:p>
                <draw:g>
                  <svg:desc>'Grenznutzen des Schnellerfahrens'.E3:'Grenznutzen des Schnellerfahrens'.E31</svg:desc>
                </draw:g>
              </table:table-cell>
              <table:table-cell office:value-type="float" office:value="300">
                <text:p>300</text:p>
                <draw:g>
                  <svg:desc>'Grenznutzen des Schnellerfahrens'.F3:'Grenznutzen des Schnellerfahrens'.F31</svg:desc>
                </draw:g>
              </table:table-cell>
              <table:table-cell office:value-type="float" office:value="400">
                <text:p>400</text:p>
                <draw:g>
                  <svg:desc>'Grenznutzen des Schnellerfahrens'.G3:'Grenznutzen des Schnellerfahrens'.G31</svg:desc>
                </draw:g>
              </table:table-cell>
              <table:table-cell office:value-type="float" office:value="600">
                <text:p>600</text:p>
                <draw:g>
                  <svg:desc>'Grenznutzen des Schnellerfahrens'.H3:'Grenznutzen des Schnellerfahrens'.H31</svg:desc>
                </draw:g>
              </table:table-cell>
              <table:table-cell office:value-type="float" office:value="800">
                <text:p>800</text:p>
                <draw:g>
                  <svg:desc>'Grenznutzen des Schnellerfahrens'.I3:'Grenznutzen des Schnellerfahrens'.I31</svg:desc>
                </draw:g>
              </table:table-cell>
              <table:table-cell office:value-type="float" office:value="1000">
                <text:p>1000</text:p>
                <draw:g>
                  <svg:desc>'Grenznutzen des Schnellerfahrens'.J3:'Grenznutzen des Schnellerfahrens'.J31</svg:desc>
                </draw:g>
              </table:table-cell>
              <table:table-cell office:value-type="float" office:value="1200">
                <text:p>1200</text:p>
                <draw:g>
                  <svg:desc>'Grenznutzen des Schnellerfahrens'.K3:'Grenznutzen des Schnellerfahrens'.K3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112.5">
                <text:p>112.5</text:p>
              </table:table-cell>
              <table:table-cell office:value-type="float" office:value="150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600">
                <text:p>600</text:p>
              </table:table-cell>
              <table:table-cell office:value-type="float" office:value="750">
                <text:p>75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360">
                <text:p>360</text:p>
              </table:table-cell>
              <table:table-cell office:value-type="float" office:value="480">
                <text:p>480</text:p>
              </table:table-cell>
              <table:table-cell office:value-type="float" office:value="600">
                <text:p>60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171.428571428571">
                <text:p>171.428571428571</text:p>
              </table:table-cell>
              <table:table-cell office:value-type="float" office:value="257.142857142857">
                <text:p>257.142857142857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514.285714285714">
                <text:p>514.285714285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2.5">
                <text:p>22.5</text:p>
              </table:table-cell>
              <table:table-cell office:value-type="float" office:value="37.5">
                <text:p>37.5</text:p>
              </table:table-cell>
              <table:table-cell office:value-type="float" office:value="56.25">
                <text:p>56.25</text:p>
              </table:table-cell>
              <table:table-cell office:value-type="float" office:value="75">
                <text:p>75</text:p>
              </table:table-cell>
              <table:table-cell office:value-type="float" office:value="112.5">
                <text:p>112.5</text:p>
              </table:table-cell>
              <table:table-cell office:value-type="float" office:value="150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300">
                <text:p>300</text:p>
              </table:table-cell>
              <table:table-cell office:value-type="float" office:value="375">
                <text:p>37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0">
                <text:p>10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00">
                <text:p>200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300">
                <text:p>3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109.090909090909">
                <text:p>109.090909090909</text:p>
              </table:table-cell>
              <table:table-cell office:value-type="float" office:value="163.636363636364">
                <text:p>163.636363636364</text:p>
              </table:table-cell>
              <table:table-cell office:value-type="float" office:value="218.181818181818">
                <text:p>218.181818181818</text:p>
              </table:table-cell>
              <table:table-cell office:value-type="float" office:value="272.727272727273">
                <text:p>272.727272727273</text:p>
              </table:table-cell>
              <table:table-cell office:value-type="float" office:value="327.272727272727">
                <text:p>327.2727272727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8461538461538">
                <text:p>13.8461538461538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38.461538461538">
                <text:p>138.461538461538</text:p>
              </table:table-cell>
              <table:table-cell office:value-type="float" office:value="184.615384615385">
                <text:p>184.615384615385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276.923076923077">
                <text:p>276.92307692307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171.428571428571">
                <text:p>171.428571428571</text:p>
              </table:table-cell>
              <table:table-cell office:value-type="float" office:value="214.285714285714">
                <text:p>214.285714285714</text:p>
              </table:table-cell>
              <table:table-cell office:value-type="float" office:value="257.142857142857">
                <text:p>257.1428571428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25">
                <text:p>11.25</text:p>
              </table:table-cell>
              <table:table-cell office:value-type="float" office:value="18.75">
                <text:p>18.75</text:p>
              </table:table-cell>
              <table:table-cell office:value-type="float" office:value="28.125">
                <text:p>28.125</text:p>
              </table:table-cell>
              <table:table-cell office:value-type="float" office:value="37.5">
                <text:p>37.5</text:p>
              </table:table-cell>
              <table:table-cell office:value-type="float" office:value="56.25">
                <text:p>56.25</text:p>
              </table:table-cell>
              <table:table-cell office:value-type="float" office:value="75">
                <text:p>75</text:p>
              </table:table-cell>
              <table:table-cell office:value-type="float" office:value="112.5">
                <text:p>112.5</text:p>
              </table:table-cell>
              <table:table-cell office:value-type="float" office:value="150">
                <text:p>150</text:p>
              </table:table-cell>
              <table:table-cell office:value-type="float" office:value="187.5">
                <text:p>187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5882352941176">
                <text:p>10.5882352941176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26.4705882352941">
                <text:p>26.4705882352941</text:p>
              </table:table-cell>
              <table:table-cell office:value-type="float" office:value="35.2941176470588">
                <text:p>35.2941176470588</text:p>
              </table:table-cell>
              <table:table-cell office:value-type="float" office:value="52.9411764705882">
                <text:p>52.9411764705882</text:p>
              </table:table-cell>
              <table:table-cell office:value-type="float" office:value="70.5882352941177">
                <text:p>70.5882352941177</text:p>
              </table:table-cell>
              <table:table-cell office:value-type="float" office:value="105.882352941176">
                <text:p>105.882352941176</text:p>
              </table:table-cell>
              <table:table-cell office:value-type="float" office:value="141.176470588235">
                <text:p>141.176470588235</text:p>
              </table:table-cell>
              <table:table-cell office:value-type="float" office:value="176.470588235294">
                <text:p>176.470588235294</text:p>
              </table:table-cell>
              <table:table-cell office:value-type="float" office:value="211.764705882353">
                <text:p>211.7647058823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5">
                <text:p>2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0">
                <text:p>5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0">
                <text:p>10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47368421052632">
                <text:p>9.47368421052632</text:p>
              </table:table-cell>
              <table:table-cell office:value-type="float" office:value="15.7894736842105">
                <text:p>15.7894736842105</text:p>
              </table:table-cell>
              <table:table-cell office:value-type="float" office:value="23.6842105263158">
                <text:p>23.6842105263158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63.1578947368421">
                <text:p>63.1578947368421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126.315789473684">
                <text:p>126.315789473684</text:p>
              </table:table-cell>
              <table:table-cell office:value-type="float" office:value="157.894736842105">
                <text:p>157.894736842105</text:p>
              </table:table-cell>
              <table:table-cell office:value-type="float" office:value="189.473684210526">
                <text:p>189.4736842105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171.428571428571">
                <text:p>171.4285714285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18181818181818">
                <text:p>8.18181818181818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20.4545454545455">
                <text:p>20.4545454545455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109.090909090909">
                <text:p>109.090909090909</text:p>
              </table:table-cell>
              <table:table-cell office:value-type="float" office:value="136.363636363636">
                <text:p>136.363636363636</text:p>
              </table:table-cell>
              <table:table-cell office:value-type="float" office:value="163.636363636364">
                <text:p>163.6363636363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82608695652174">
                <text:p>7.82608695652174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19.5652173913043">
                <text:p>19.5652173913043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39.1304347826087">
                <text:p>39.1304347826087</text:p>
              </table:table-cell>
              <table:table-cell office:value-type="float" office:value="52.1739130434783">
                <text:p>52.1739130434783</text:p>
              </table:table-cell>
              <table:table-cell office:value-type="float" office:value="78.2608695652174">
                <text:p>78.2608695652174</text:p>
              </table:table-cell>
              <table:table-cell office:value-type="float" office:value="104.347826086957">
                <text:p>104.347826086957</text:p>
              </table:table-cell>
              <table:table-cell office:value-type="float" office:value="130.434782608696">
                <text:p>130.434782608696</text:p>
              </table:table-cell>
              <table:table-cell office:value-type="float" office:value="156.521739130435">
                <text:p>156.52173913043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5">
                <text:p>7.5</text:p>
              </table:table-cell>
              <table:table-cell office:value-type="float" office:value="12.5">
                <text:p>12.5</text:p>
              </table:table-cell>
              <table:table-cell office:value-type="float" office:value="18.75">
                <text:p>18.7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2">
                <text:p>7.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34.6153846153846">
                <text:p>34.6153846153846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15.384615384615">
                <text:p>115.384615384615</text:p>
              </table:table-cell>
              <table:table-cell office:value-type="float" office:value="138.461538461538">
                <text:p>138.4615384615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.42857142857143">
                <text:p>6.42857142857143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16.0714285714286">
                <text:p>16.0714285714286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07.142857142857">
                <text:p>107.142857142857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.20689655172414">
                <text:p>6.20689655172414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15.5172413793103">
                <text:p>15.5172413793103</text:p>
              </table:table-cell>
              <table:table-cell office:value-type="float" office:value="20.6896551724138">
                <text:p>20.6896551724138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41.3793103448276">
                <text:p>41.3793103448276</text:p>
              </table:table-cell>
              <table:table-cell office:value-type="float" office:value="62.0689655172414">
                <text:p>62.0689655172414</text:p>
              </table:table-cell>
              <table:table-cell office:value-type="float" office:value="82.7586206896552">
                <text:p>82.7586206896552</text:p>
              </table:table-cell>
              <table:table-cell office:value-type="float" office:value="103.448275862069">
                <text:p>103.448275862069</text:p>
              </table:table-cell>
              <table:table-cell office:value-type="float" office:value="124.137931034483">
                <text:p>124.1379310344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80645161290323">
                <text:p>5.80645161290323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14.5161290322581">
                <text:p>14.5161290322581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38.7096774193548">
                <text:p>38.7096774193548</text:p>
              </table:table-cell>
              <table:table-cell office:value-type="float" office:value="58.0645161290323">
                <text:p>58.0645161290323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116.129032258065">
                <text:p>116.1290322580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1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family="Roboto" style:font-style-name="Standard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118">
      <style:chart-properties chart:display-label="true" chart:logarithmic="false" chart:minimum="30" chart:maximum="300" chart:origin="0" chart:reverse-direction="false" text:line-break="false" loext:try-staggering-first="false" chart:link-data-style-to-source="true" loext:major-origin="0.5" chart:axis-position="end" style:rotation-angle="3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6" style:family="chart" style:data-style-name="N3">
      <style:chart-properties chart:display-label="true" chart:logarithmic="false" chart:minimum="-40" chart:maximum="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Standard" fo:font-size="11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false"/>
      <style:graphic-properties svg:stroke-width="0.08cm" svg:stroke-color="#0369a3" draw:fill-color="#0369a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false"/>
      <style:graphic-properties svg:stroke-width="0.08cm" svg:stroke-color="#a33e03" draw:fill-color="#a33e0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false"/>
      <style:graphic-properties svg:stroke-width="0.08cm" svg:stroke-color="#8e03a3" draw:fill-color="#8e03a3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false"/>
      <style:graphic-properties svg:stroke-width="0.08cm" svg:stroke-color="#c99c00" draw:fill-color="#c99c00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fals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false"/>
      <style:graphic-properties svg:stroke-width="0.08cm" svg:stroke-color="#18a303" draw:fill-color="#18a303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fo:font-family="Roboto" style:font-style-name="Standard" style:letter-kerning="false"/>
    </style:style>
    <style:style style:name="T2" style:family="text">
      <style:text-properties style:text-position="0% 100%" fo:font-family="Roboto" style:font-style-name="Standard" fo:font-size="11pt" style:letter-kerning="false" style:font-size-asian="11pt" style:font-size-complex="11pt"/>
    </style:style>
    <style:style style:name="T3" style:family="text">
      <style:text-properties fo:font-family="Roboto" style:font-style-name="Standard" fo:font-size="11pt" style:font-size-asian="9pt" style:font-size-complex="9pt"/>
    </style:style>
    <style:style style:name="T4" style:family="text">
      <style:text-properties style:text-position="0% 100%" fo:font-family="Roboto" style:font-style-name="Standard" fo:font-size="11pt" style:letter-kerning="false" style:font-size-asian="9pt" style:font-size-complex="9pt"/>
    </style:style>
  </office:automatic-styles>
  <office:body>
    <office:chart>
      <chart:chart svg:width="22.578cm" svg:height="12.7cm" xlink:href=".." xlink:type="simple" chart:class="chart:scatter" chart:style-name="ch1">
        <chart:title svg:x="6.479cm" svg:y="0.053cm" chart:style-name="ch2">
          <text:p><text:span text:style-name="T1">Abnehmende Grenzdauer des Schnellerfahrens</text:span></text:p>
        </chart:title>
        <chart:subtitle svg:x="8.526cm" svg:y="0.859cm" chart:style-name="ch2">
          <text:p><text:span text:style-name="T2">dv, verschiedene Strecken</text:span></text:p>
        </chart:subtitle>
        <chart:legend chart:legend-position="end" svg:x="15.208cm" svg:y="8.616cm" style:legend-expansion="custom" svg:width="6.412cm" svg:height="1.871cm" style:legend-expansion-aspect-ratio="3.42704436130412" chart:style-name="ch3"/>
        <chart:plot-area chart:style-name="ch4" svg:x="1.04cm" svg:y="1.788cm" svg:width="20.72cm" svg:height="9.963cm">
          <chart:coordinate-region svg:x="1.846cm" svg:y="3.302cm" svg:width="19.787cm" svg:height="8.211cm"/>
          <chart:axis chart:dimension="x" chart:name="primary-x" chart:style-name="ch5" chartooo:axis-type="auto">
            <chart:title svg:x="9.238cm" svg:y="11.626cm" chart:style-name="ch2">
              <text:p><text:span text:style-name="T3">Gechwindigkeit [km/h]</text:span></text:p>
            </chart:title>
            <chart:categories table:cell-range-address="'Grenznutzen des Schnellerfahrens'.A66:'Grenznutzen des Schnellerfahrens'.A93"/>
          </chart:axis>
          <chart:axis chart:dimension="y" chart:name="primary-y" chart:style-name="ch6">
            <chart:title svg:x="0cm" svg:y="8.027cm" chart:style-name="ch7">
              <text:p><text:span text:style-name="T4">Grenzdauer [Min]</text:span></text:p>
            </chart:title>
            <chart:grid chart:style-name="ch8" chart:class="major"/>
          </chart:axis>
          <chart:series chart:style-name="ch9" chart:values-cell-range-address="'Grenznutzen des Schnellerfahrens'.B66:'Grenznutzen des Schnellerfahrens'.B93" chart:label-cell-address="'Grenznutzen des Schnellerfahrens'.B65:'Grenznutzen des Schnellerfahrens'.B65" chart:class="chart:scatter">
            <chart:domain table:cell-range-address="'Grenznutzen des Schnellerfahrens'.A66:'Grenznutzen des Schnellerfahrens'.A93"/>
            <chart:data-point chart:repeated="28"/>
          </chart:series>
          <chart:series chart:style-name="ch10" chart:values-cell-range-address="'Grenznutzen des Schnellerfahrens'.C66:'Grenznutzen des Schnellerfahrens'.C93" chart:label-cell-address="'Grenznutzen des Schnellerfahrens'.C65:'Grenznutzen des Schnellerfahrens'.C65" chart:class="chart:scatter">
            <chart:data-point chart:repeated="28"/>
          </chart:series>
          <chart:series chart:style-name="ch11" chart:values-cell-range-address="'Grenznutzen des Schnellerfahrens'.D66:'Grenznutzen des Schnellerfahrens'.D93" chart:label-cell-address="'Grenznutzen des Schnellerfahrens'.D65:'Grenznutzen des Schnellerfahrens'.D65" chart:class="chart:scatter">
            <chart:data-point chart:repeated="28"/>
          </chart:series>
          <chart:series chart:style-name="ch12" chart:values-cell-range-address="'Grenznutzen des Schnellerfahrens'.E66:'Grenznutzen des Schnellerfahrens'.E93" chart:label-cell-address="'Grenznutzen des Schnellerfahrens'.E65:'Grenznutzen des Schnellerfahrens'.E65" chart:class="chart:scatter">
            <chart:data-point chart:repeated="28"/>
          </chart:series>
          <chart:series chart:style-name="ch13" chart:values-cell-range-address="'Grenznutzen des Schnellerfahrens'.F66:'Grenznutzen des Schnellerfahrens'.F93" chart:label-cell-address="'Grenznutzen des Schnellerfahrens'.F65:'Grenznutzen des Schnellerfahrens'.F65" chart:class="chart:scatter">
            <chart:data-point chart:repeated="28"/>
          </chart:series>
          <chart:series chart:style-name="ch14" chart:values-cell-range-address="'Grenznutzen des Schnellerfahrens'.G66:'Grenznutzen des Schnellerfahrens'.G93" chart:label-cell-address="'Grenznutzen des Schnellerfahrens'.G65:'Grenznutzen des Schnellerfahrens'.G65" chart:class="chart:scatter">
            <chart:data-point chart:repeated="28"/>
          </chart:series>
          <chart:series chart:style-name="ch15" chart:values-cell-range-address="'Grenznutzen des Schnellerfahrens'.H66:'Grenznutzen des Schnellerfahrens'.H93" chart:label-cell-address="'Grenznutzen des Schnellerfahrens'.H65:'Grenznutzen des Schnellerfahrens'.H65" chart:class="chart:scatter">
            <chart:data-point chart:repeated="28"/>
          </chart:series>
          <chart:series chart:style-name="ch10" chart:values-cell-range-address="'Grenznutzen des Schnellerfahrens'.I66:'Grenznutzen des Schnellerfahrens'.I93" chart:label-cell-address="'Grenznutzen des Schnellerfahrens'.I65:'Grenznutzen des Schnellerfahrens'.I65" chart:class="chart:scatter">
            <chart:data-point chart:repeated="28"/>
          </chart:series>
          <chart:series chart:style-name="ch11" chart:values-cell-range-address="'Grenznutzen des Schnellerfahrens'.J66:'Grenznutzen des Schnellerfahrens'.J93" chart:label-cell-address="'Grenznutzen des Schnellerfahrens'.J65:'Grenznutzen des Schnellerfahrens'.J65" chart:class="chart:scatter">
            <chart:data-point chart:repeated="28"/>
          </chart:series>
          <chart:series chart:style-name="ch12" chart:values-cell-range-address="'Grenznutzen des Schnellerfahrens'.K66:'Grenznutzen des Schnellerfahrens'.K93" chart:label-cell-address="'Grenznutzen des Schnellerfahrens'.K65:'Grenznutzen des Schnellerfahrens'.K65" chart:class="chart:scatter">
            <chart:data-point chart:repeated="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30 km</text:p>
                <draw:g>
                  <svg:desc>'Grenznutzen des Schnellerfahrens'.B65:'Grenznutzen des Schnellerfahrens'.B65</svg:desc>
                </draw:g>
              </table:table-cell>
              <table:table-cell office:value-type="string">
                <text:p>50 km</text:p>
                <draw:g>
                  <svg:desc>'Grenznutzen des Schnellerfahrens'.C65:'Grenznutzen des Schnellerfahrens'.C65</svg:desc>
                </draw:g>
              </table:table-cell>
              <table:table-cell office:value-type="string">
                <text:p>75 km</text:p>
                <draw:g>
                  <svg:desc>'Grenznutzen des Schnellerfahrens'.D65:'Grenznutzen des Schnellerfahrens'.D65</svg:desc>
                </draw:g>
              </table:table-cell>
              <table:table-cell office:value-type="string">
                <text:p>100 km</text:p>
                <draw:g>
                  <svg:desc>'Grenznutzen des Schnellerfahrens'.E65:'Grenznutzen des Schnellerfahrens'.E65</svg:desc>
                </draw:g>
              </table:table-cell>
              <table:table-cell office:value-type="string">
                <text:p>150 km</text:p>
                <draw:g>
                  <svg:desc>'Grenznutzen des Schnellerfahrens'.F65:'Grenznutzen des Schnellerfahrens'.F65</svg:desc>
                </draw:g>
              </table:table-cell>
              <table:table-cell office:value-type="string">
                <text:p>200 km</text:p>
                <draw:g>
                  <svg:desc>'Grenznutzen des Schnellerfahrens'.G65:'Grenznutzen des Schnellerfahrens'.G65</svg:desc>
                </draw:g>
              </table:table-cell>
              <table:table-cell office:value-type="string">
                <text:p>300 km</text:p>
                <draw:g>
                  <svg:desc>'Grenznutzen des Schnellerfahrens'.H65:'Grenznutzen des Schnellerfahrens'.H65</svg:desc>
                </draw:g>
              </table:table-cell>
              <table:table-cell office:value-type="string">
                <text:p>400 km</text:p>
                <draw:g>
                  <svg:desc>'Grenznutzen des Schnellerfahrens'.I65:'Grenznutzen des Schnellerfahrens'.I65</svg:desc>
                </draw:g>
              </table:table-cell>
              <table:table-cell office:value-type="string">
                <text:p>500 km</text:p>
                <draw:g>
                  <svg:desc>'Grenznutzen des Schnellerfahrens'.J65:'Grenznutzen des Schnellerfahrens'.J65</svg:desc>
                </draw:g>
              </table:table-cell>
              <table:table-cell office:value-type="string">
                <text:p>600 km</text:p>
                <draw:g>
                  <svg:desc>'Grenznutzen des Schnellerfahrens'.K65:'Grenznutzen des Schnellerfahrens'.K65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Grenznutzen des Schnellerfahrens'.A66:'Grenznutzen des Schnellerfahrens'.A93</svg:desc>
                </draw:g>
              </table:table-cell>
              <table:table-cell office:value-type="float" office:value="30">
                <text:p>30</text:p>
                <draw:g>
                  <svg:desc>'Grenznutzen des Schnellerfahrens'.A66:'Grenznutzen des Schnellerfahrens'.A93</svg:desc>
                </draw:g>
              </table:table-cell>
              <table:table-cell office:value-type="float" office:value="-2">
                <text:p>-2</text:p>
                <draw:g>
                  <svg:desc>'Grenznutzen des Schnellerfahrens'.B66:'Grenznutzen des Schnellerfahrens'.B93</svg:desc>
                </draw:g>
              </table:table-cell>
              <table:table-cell office:value-type="float" office:value="-3.33333333333333">
                <text:p>-3.33333333333333</text:p>
                <draw:g>
                  <svg:desc>'Grenznutzen des Schnellerfahrens'.C66:'Grenznutzen des Schnellerfahrens'.C93</svg:desc>
                </draw:g>
              </table:table-cell>
              <table:table-cell office:value-type="float" office:value="-5">
                <text:p>-5</text:p>
                <draw:g>
                  <svg:desc>'Grenznutzen des Schnellerfahrens'.D66:'Grenznutzen des Schnellerfahrens'.D93</svg:desc>
                </draw:g>
              </table:table-cell>
              <table:table-cell office:value-type="float" office:value="-6.66666666666667">
                <text:p>-6.66666666666667</text:p>
                <draw:g>
                  <svg:desc>'Grenznutzen des Schnellerfahrens'.E66:'Grenznutzen des Schnellerfahrens'.E93</svg:desc>
                </draw:g>
              </table:table-cell>
              <table:table-cell office:value-type="float" office:value="-10">
                <text:p>-10</text:p>
                <draw:g>
                  <svg:desc>'Grenznutzen des Schnellerfahrens'.F66:'Grenznutzen des Schnellerfahrens'.F93</svg:desc>
                </draw:g>
              </table:table-cell>
              <table:table-cell office:value-type="float" office:value="-13.3333333333333">
                <text:p>-13.3333333333333</text:p>
                <draw:g>
                  <svg:desc>'Grenznutzen des Schnellerfahrens'.G66:'Grenznutzen des Schnellerfahrens'.G93</svg:desc>
                </draw:g>
              </table:table-cell>
              <table:table-cell office:value-type="float" office:value="-20">
                <text:p>-20</text:p>
                <draw:g>
                  <svg:desc>'Grenznutzen des Schnellerfahrens'.H66:'Grenznutzen des Schnellerfahrens'.H93</svg:desc>
                </draw:g>
              </table:table-cell>
              <table:table-cell office:value-type="float" office:value="-26.6666666666667">
                <text:p>-26.6666666666667</text:p>
                <draw:g>
                  <svg:desc>'Grenznutzen des Schnellerfahrens'.I66:'Grenznutzen des Schnellerfahrens'.I93</svg:desc>
                </draw:g>
              </table:table-cell>
              <table:table-cell office:value-type="float" office:value="-33.3333333333333">
                <text:p>-33.3333333333333</text:p>
                <draw:g>
                  <svg:desc>'Grenznutzen des Schnellerfahrens'.J66:'Grenznutzen des Schnellerfahrens'.J93</svg:desc>
                </draw:g>
              </table:table-cell>
              <table:table-cell office:value-type="float" office:value="-40">
                <text:p>-40</text:p>
                <draw:g>
                  <svg:desc>'Grenznutzen des Schnellerfahrens'.K66:'Grenznutzen des Schnellerfahrens'.K9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.125">
                <text:p>-1.125</text:p>
              </table:table-cell>
              <table:table-cell office:value-type="float" office:value="-1.875">
                <text:p>-1.875</text:p>
              </table:table-cell>
              <table:table-cell office:value-type="float" office:value="-2.8125">
                <text:p>-2.8125</text:p>
              </table:table-cell>
              <table:table-cell office:value-type="float" office:value="-3.75">
                <text:p>-3.75</text:p>
              </table:table-cell>
              <table:table-cell office:value-type="float" office:value="-5.625">
                <text:p>-5.625</text:p>
              </table:table-cell>
              <table:table-cell office:value-type="float" office:value="-7.5">
                <text:p>-7.5</text:p>
              </table:table-cell>
              <table:table-cell office:value-type="float" office:value="-11.25">
                <text:p>-11.25</text:p>
              </table:table-cell>
              <table:table-cell office:value-type="float" office:value="-15">
                <text:p>-15</text:p>
              </table:table-cell>
              <table:table-cell office:value-type="float" office:value="-18.75">
                <text:p>-18.7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72">
                <text:p>-0.72</text:p>
              </table:table-cell>
              <table:table-cell office:value-type="float" office:value="-1.2">
                <text:p>-1.2</text:p>
              </table:table-cell>
              <table:table-cell office:value-type="float" office:value="-1.8">
                <text:p>-1.8</text:p>
              </table:table-cell>
              <table:table-cell office:value-type="float" office:value="-2.4">
                <text:p>-2.4</text:p>
              </table:table-cell>
              <table:table-cell office:value-type="float" office:value="-3.6">
                <text:p>-3.6</text:p>
              </table:table-cell>
              <table:table-cell office:value-type="float" office:value="-4.8">
                <text:p>-4.8</text:p>
              </table:table-cell>
              <table:table-cell office:value-type="float" office:value="-7.2">
                <text:p>-7.2</text:p>
              </table:table-cell>
              <table:table-cell office:value-type="float" office:value="-9.6">
                <text:p>-9.6</text:p>
              </table:table-cell>
              <table:table-cell office:value-type="float" office:value="-12">
                <text:p>-12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5">
                <text:p>-0.5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-1.25">
                <text:p>-1.25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-2.5">
                <text:p>-2.5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-5">
                <text:p>-5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36734693877551">
                <text:p>-0.36734693877551</text:p>
              </table:table-cell>
              <table:table-cell office:value-type="float" office:value="-0.612244897959184">
                <text:p>-0.612244897959184</text:p>
              </table:table-cell>
              <table:table-cell office:value-type="float" office:value="-0.918367346938776">
                <text:p>-0.918367346938776</text:p>
              </table:table-cell>
              <table:table-cell office:value-type="float" office:value="-1.22448979591837">
                <text:p>-1.22448979591837</text:p>
              </table:table-cell>
              <table:table-cell office:value-type="float" office:value="-1.83673469387755">
                <text:p>-1.83673469387755</text:p>
              </table:table-cell>
              <table:table-cell office:value-type="float" office:value="-2.44897959183673">
                <text:p>-2.44897959183673</text:p>
              </table:table-cell>
              <table:table-cell office:value-type="float" office:value="-3.6734693877551">
                <text:p>-3.6734693877551</text:p>
              </table:table-cell>
              <table:table-cell office:value-type="float" office:value="-4.89795918367347">
                <text:p>-4.89795918367347</text:p>
              </table:table-cell>
              <table:table-cell office:value-type="float" office:value="-6.12244897959184">
                <text:p>-6.12244897959184</text:p>
              </table:table-cell>
              <table:table-cell office:value-type="float" office:value="-7.3469387755102">
                <text:p>-7.34693877551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28125">
                <text:p>-0.28125</text:p>
              </table:table-cell>
              <table:table-cell office:value-type="float" office:value="-0.46875">
                <text:p>-0.46875</text:p>
              </table:table-cell>
              <table:table-cell office:value-type="float" office:value="-0.703125">
                <text:p>-0.703125</text:p>
              </table:table-cell>
              <table:table-cell office:value-type="float" office:value="-0.9375">
                <text:p>-0.9375</text:p>
              </table:table-cell>
              <table:table-cell office:value-type="float" office:value="-1.40625">
                <text:p>-1.40625</text:p>
              </table:table-cell>
              <table:table-cell office:value-type="float" office:value="-1.875">
                <text:p>-1.875</text:p>
              </table:table-cell>
              <table:table-cell office:value-type="float" office:value="-2.8125">
                <text:p>-2.8125</text:p>
              </table:table-cell>
              <table:table-cell office:value-type="float" office:value="-3.75">
                <text:p>-3.75</text:p>
              </table:table-cell>
              <table:table-cell office:value-type="float" office:value="-4.6875">
                <text:p>-4.6875</text:p>
              </table:table-cell>
              <table:table-cell office:value-type="float" office:value="-5.625">
                <text:p>-5.6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-0.37037037037037">
                <text:p>-0.37037037037037</text:p>
              </table:table-cell>
              <table:table-cell office:value-type="float" office:value="-0.555555555555556">
                <text:p>-0.555555555555556</text:p>
              </table:table-cell>
              <table:table-cell office:value-type="float" office:value="-0.740740740740741">
                <text:p>-0.740740740740741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-1.48148148148148">
                <text:p>-1.48148148148148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2.96296296296296">
                <text:p>-2.96296296296296</text:p>
              </table:table-cell>
              <table:table-cell office:value-type="float" office:value="-3.7037037037037">
                <text:p>-3.7037037037037</text:p>
              </table:table-cell>
              <table:table-cell office:value-type="float" office:value="-4.44444444444445">
                <text:p>-4.444444444444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8">
                <text:p>-0.18</text:p>
              </table:table-cell>
              <table:table-cell office:value-type="float" office:value="-0.3">
                <text:p>-0.3</text:p>
              </table:table-cell>
              <table:table-cell office:value-type="float" office:value="-0.45">
                <text:p>-0.45</text:p>
              </table:table-cell>
              <table:table-cell office:value-type="float" office:value="-0.6">
                <text:p>-0.6</text:p>
              </table:table-cell>
              <table:table-cell office:value-type="float" office:value="-0.9">
                <text:p>-0.9</text:p>
              </table:table-cell>
              <table:table-cell office:value-type="float" office:value="-1.2">
                <text:p>-1.2</text:p>
              </table:table-cell>
              <table:table-cell office:value-type="float" office:value="-1.8">
                <text:p>-1.8</text:p>
              </table:table-cell>
              <table:table-cell office:value-type="float" office:value="-2.4">
                <text:p>-2.4</text:p>
              </table:table-cell>
              <table:table-cell office:value-type="float" office:value="-3">
                <text:p>-3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148760330578512">
                <text:p>-0.148760330578512</text:p>
              </table:table-cell>
              <table:table-cell office:value-type="float" office:value="-0.247933884297521">
                <text:p>-0.247933884297521</text:p>
              </table:table-cell>
              <table:table-cell office:value-type="float" office:value="-0.371900826446281">
                <text:p>-0.371900826446281</text:p>
              </table:table-cell>
              <table:table-cell office:value-type="float" office:value="-0.495867768595041">
                <text:p>-0.495867768595041</text:p>
              </table:table-cell>
              <table:table-cell office:value-type="float" office:value="-0.743801652892562">
                <text:p>-0.743801652892562</text:p>
              </table:table-cell>
              <table:table-cell office:value-type="float" office:value="-0.991735537190083">
                <text:p>-0.991735537190083</text:p>
              </table:table-cell>
              <table:table-cell office:value-type="float" office:value="-1.48760330578512">
                <text:p>-1.48760330578512</text:p>
              </table:table-cell>
              <table:table-cell office:value-type="float" office:value="-1.98347107438017">
                <text:p>-1.98347107438017</text:p>
              </table:table-cell>
              <table:table-cell office:value-type="float" office:value="-2.47933884297521">
                <text:p>-2.47933884297521</text:p>
              </table:table-cell>
              <table:table-cell office:value-type="float" office:value="-2.97520661157025">
                <text:p>-2.975206611570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125">
                <text:p>-0.125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-0.3125">
                <text:p>-0.312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-0.625">
                <text:p>-0.625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-1.25">
                <text:p>-1.25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106508875739645">
                <text:p>-0.106508875739645</text:p>
              </table:table-cell>
              <table:table-cell office:value-type="float" office:value="-0.177514792899408">
                <text:p>-0.177514792899408</text:p>
              </table:table-cell>
              <table:table-cell office:value-type="float" office:value="-0.266272189349112">
                <text:p>-0.266272189349112</text:p>
              </table:table-cell>
              <table:table-cell office:value-type="float" office:value="-0.355029585798817">
                <text:p>-0.355029585798817</text:p>
              </table:table-cell>
              <table:table-cell office:value-type="float" office:value="-0.532544378698225">
                <text:p>-0.532544378698225</text:p>
              </table:table-cell>
              <table:table-cell office:value-type="float" office:value="-0.710059171597633">
                <text:p>-0.710059171597633</text:p>
              </table:table-cell>
              <table:table-cell office:value-type="float" office:value="-1.06508875739645">
                <text:p>-1.06508875739645</text:p>
              </table:table-cell>
              <table:table-cell office:value-type="float" office:value="-1.42011834319527">
                <text:p>-1.42011834319527</text:p>
              </table:table-cell>
              <table:table-cell office:value-type="float" office:value="-1.77514792899408">
                <text:p>-1.77514792899408</text:p>
              </table:table-cell>
              <table:table-cell office:value-type="float" office:value="-2.1301775147929">
                <text:p>-2.13017751479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0918367346938776">
                <text:p>-0.0918367346938776</text:p>
              </table:table-cell>
              <table:table-cell office:value-type="float" office:value="-0.153061224489796">
                <text:p>-0.153061224489796</text:p>
              </table:table-cell>
              <table:table-cell office:value-type="float" office:value="-0.229591836734694">
                <text:p>-0.229591836734694</text:p>
              </table:table-cell>
              <table:table-cell office:value-type="float" office:value="-0.306122448979592">
                <text:p>-0.306122448979592</text:p>
              </table:table-cell>
              <table:table-cell office:value-type="float" office:value="-0.459183673469388">
                <text:p>-0.459183673469388</text:p>
              </table:table-cell>
              <table:table-cell office:value-type="float" office:value="-0.612244897959184">
                <text:p>-0.612244897959184</text:p>
              </table:table-cell>
              <table:table-cell office:value-type="float" office:value="-0.918367346938776">
                <text:p>-0.918367346938776</text:p>
              </table:table-cell>
              <table:table-cell office:value-type="float" office:value="-1.22448979591837">
                <text:p>-1.22448979591837</text:p>
              </table:table-cell>
              <table:table-cell office:value-type="float" office:value="-1.53061224489796">
                <text:p>-1.53061224489796</text:p>
              </table:table-cell>
              <table:table-cell office:value-type="float" office:value="-1.83673469387755">
                <text:p>-1.836734693877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08">
                <text:p>-0.08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-0.2">
                <text:p>-0.2</text:p>
              </table:table-cell>
              <table:table-cell office:value-type="float" office:value="-0.266666666666667">
                <text:p>-0.266666666666667</text:p>
              </table:table-cell>
              <table:table-cell office:value-type="float" office:value="-0.4">
                <text:p>-0.4</text:p>
              </table:table-cell>
              <table:table-cell office:value-type="float" office:value="-0.533333333333333">
                <text:p>-0.533333333333333</text:p>
              </table:table-cell>
              <table:table-cell office:value-type="float" office:value="-0.8">
                <text:p>-0.8</text:p>
              </table:table-cell>
              <table:table-cell office:value-type="float" office:value="-1.06666666666667">
                <text:p>-1.06666666666667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703125">
                <text:p>-0.0703125</text:p>
              </table:table-cell>
              <table:table-cell office:value-type="float" office:value="-0.1171875">
                <text:p>-0.1171875</text:p>
              </table:table-cell>
              <table:table-cell office:value-type="float" office:value="-0.17578125">
                <text:p>-0.17578125</text:p>
              </table:table-cell>
              <table:table-cell office:value-type="float" office:value="-0.234375">
                <text:p>-0.234375</text:p>
              </table:table-cell>
              <table:table-cell office:value-type="float" office:value="-0.3515625">
                <text:p>-0.3515625</text:p>
              </table:table-cell>
              <table:table-cell office:value-type="float" office:value="-0.46875">
                <text:p>-0.46875</text:p>
              </table:table-cell>
              <table:table-cell office:value-type="float" office:value="-0.703125">
                <text:p>-0.703125</text:p>
              </table:table-cell>
              <table:table-cell office:value-type="float" office:value="-0.9375">
                <text:p>-0.9375</text:p>
              </table:table-cell>
              <table:table-cell office:value-type="float" office:value="-1.171875">
                <text:p>-1.171875</text:p>
              </table:table-cell>
              <table:table-cell office:value-type="float" office:value="-1.40625">
                <text:p>-1.406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0.0622837370242215">
                <text:p>-0.0622837370242215</text:p>
              </table:table-cell>
              <table:table-cell office:value-type="float" office:value="-0.103806228373702">
                <text:p>-0.103806228373702</text:p>
              </table:table-cell>
              <table:table-cell office:value-type="float" office:value="-0.155709342560554">
                <text:p>-0.155709342560554</text:p>
              </table:table-cell>
              <table:table-cell office:value-type="float" office:value="-0.207612456747405">
                <text:p>-0.207612456747405</text:p>
              </table:table-cell>
              <table:table-cell office:value-type="float" office:value="-0.311418685121107">
                <text:p>-0.311418685121107</text:p>
              </table:table-cell>
              <table:table-cell office:value-type="float" office:value="-0.41522491349481">
                <text:p>-0.41522491349481</text:p>
              </table:table-cell>
              <table:table-cell office:value-type="float" office:value="-0.622837370242215">
                <text:p>-0.622837370242215</text:p>
              </table:table-cell>
              <table:table-cell office:value-type="float" office:value="-0.830449826989619">
                <text:p>-0.830449826989619</text:p>
              </table:table-cell>
              <table:table-cell office:value-type="float" office:value="-1.03806228373702">
                <text:p>-1.03806228373702</text:p>
              </table:table-cell>
              <table:table-cell office:value-type="float" office:value="-1.24567474048443">
                <text:p>-1.245674740484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0.0555555555555556">
                <text:p>-0.0555555555555556</text:p>
              </table:table-cell>
              <table:table-cell office:value-type="float" office:value="-0.0925925925925926">
                <text:p>-0.0925925925925926</text:p>
              </table:table-cell>
              <table:table-cell office:value-type="float" office:value="-0.138888888888889">
                <text:p>-0.138888888888889</text:p>
              </table:table-cell>
              <table:table-cell office:value-type="float" office:value="-0.185185185185185">
                <text:p>-0.185185185185185</text:p>
              </table:table-cell>
              <table:table-cell office:value-type="float" office:value="-0.277777777777778">
                <text:p>-0.277777777777778</text:p>
              </table:table-cell>
              <table:table-cell office:value-type="float" office:value="-0.37037037037037">
                <text:p>-0.37037037037037</text:p>
              </table:table-cell>
              <table:table-cell office:value-type="float" office:value="-0.555555555555556">
                <text:p>-0.555555555555556</text:p>
              </table:table-cell>
              <table:table-cell office:value-type="float" office:value="-0.740740740740741">
                <text:p>-0.740740740740741</text:p>
              </table:table-cell>
              <table:table-cell office:value-type="float" office:value="-0.925925925925926">
                <text:p>-0.925925925925926</text:p>
              </table:table-cell>
              <table:table-cell office:value-type="float" office:value="-1.11111111111111">
                <text:p>-1.1111111111111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0498614958448754">
                <text:p>-0.0498614958448754</text:p>
              </table:table-cell>
              <table:table-cell office:value-type="float" office:value="-0.0831024930747922">
                <text:p>-0.0831024930747922</text:p>
              </table:table-cell>
              <table:table-cell office:value-type="float" office:value="-0.124653739612188">
                <text:p>-0.124653739612188</text:p>
              </table:table-cell>
              <table:table-cell office:value-type="float" office:value="-0.166204986149584">
                <text:p>-0.166204986149584</text:p>
              </table:table-cell>
              <table:table-cell office:value-type="float" office:value="-0.249307479224377">
                <text:p>-0.249307479224377</text:p>
              </table:table-cell>
              <table:table-cell office:value-type="float" office:value="-0.332409972299169">
                <text:p>-0.332409972299169</text:p>
              </table:table-cell>
              <table:table-cell office:value-type="float" office:value="-0.498614958448754">
                <text:p>-0.498614958448754</text:p>
              </table:table-cell>
              <table:table-cell office:value-type="float" office:value="-0.664819944598338">
                <text:p>-0.664819944598338</text:p>
              </table:table-cell>
              <table:table-cell office:value-type="float" office:value="-0.831024930747922">
                <text:p>-0.831024930747922</text:p>
              </table:table-cell>
              <table:table-cell office:value-type="float" office:value="-0.997229916897507">
                <text:p>-0.9972299168975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45">
                <text:p>-0.045</text:p>
              </table:table-cell>
              <table:table-cell office:value-type="float" office:value="-0.075">
                <text:p>-0.075</text:p>
              </table:table-cell>
              <table:table-cell office:value-type="float" office:value="-0.1125">
                <text:p>-0.1125</text:p>
              </table:table-cell>
              <table:table-cell office:value-type="float" office:value="-0.15">
                <text:p>-0.15</text:p>
              </table:table-cell>
              <table:table-cell office:value-type="float" office:value="-0.225">
                <text:p>-0.225</text:p>
              </table:table-cell>
              <table:table-cell office:value-type="float" office:value="-0.3">
                <text:p>-0.3</text:p>
              </table:table-cell>
              <table:table-cell office:value-type="float" office:value="-0.45">
                <text:p>-0.45</text:p>
              </table:table-cell>
              <table:table-cell office:value-type="float" office:value="-0.6">
                <text:p>-0.6</text:p>
              </table:table-cell>
              <table:table-cell office:value-type="float" office:value="-0.75">
                <text:p>-0.7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408163265306122">
                <text:p>-0.0408163265306122</text:p>
              </table:table-cell>
              <table:table-cell office:value-type="float" office:value="-0.0680272108843538">
                <text:p>-0.0680272108843538</text:p>
              </table:table-cell>
              <table:table-cell office:value-type="float" office:value="-0.102040816326531">
                <text:p>-0.102040816326531</text:p>
              </table:table-cell>
              <table:table-cell office:value-type="float" office:value="-0.136054421768708">
                <text:p>-0.136054421768708</text:p>
              </table:table-cell>
              <table:table-cell office:value-type="float" office:value="-0.204081632653061">
                <text:p>-0.204081632653061</text:p>
              </table:table-cell>
              <table:table-cell office:value-type="float" office:value="-0.272108843537415">
                <text:p>-0.272108843537415</text:p>
              </table:table-cell>
              <table:table-cell office:value-type="float" office:value="-0.408163265306122">
                <text:p>-0.408163265306122</text:p>
              </table:table-cell>
              <table:table-cell office:value-type="float" office:value="-0.54421768707483">
                <text:p>-0.54421768707483</text:p>
              </table:table-cell>
              <table:table-cell office:value-type="float" office:value="-0.680272108843537">
                <text:p>-0.680272108843537</text:p>
              </table:table-cell>
              <table:table-cell office:value-type="float" office:value="-0.816326530612245">
                <text:p>-0.81632653061224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371900826446281">
                <text:p>-0.0371900826446281</text:p>
              </table:table-cell>
              <table:table-cell office:value-type="float" office:value="-0.0619834710743802">
                <text:p>-0.0619834710743802</text:p>
              </table:table-cell>
              <table:table-cell office:value-type="float" office:value="-0.0929752066115702">
                <text:p>-0.0929752066115702</text:p>
              </table:table-cell>
              <table:table-cell office:value-type="float" office:value="-0.12396694214876">
                <text:p>-0.12396694214876</text:p>
              </table:table-cell>
              <table:table-cell office:value-type="float" office:value="-0.185950413223141">
                <text:p>-0.185950413223141</text:p>
              </table:table-cell>
              <table:table-cell office:value-type="float" office:value="-0.247933884297521">
                <text:p>-0.247933884297521</text:p>
              </table:table-cell>
              <table:table-cell office:value-type="float" office:value="-0.371900826446281">
                <text:p>-0.371900826446281</text:p>
              </table:table-cell>
              <table:table-cell office:value-type="float" office:value="-0.495867768595041">
                <text:p>-0.495867768595041</text:p>
              </table:table-cell>
              <table:table-cell office:value-type="float" office:value="-0.619834710743802">
                <text:p>-0.619834710743802</text:p>
              </table:table-cell>
              <table:table-cell office:value-type="float" office:value="-0.743801652892562">
                <text:p>-0.7438016528925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340264650283554">
                <text:p>-0.0340264650283554</text:p>
              </table:table-cell>
              <table:table-cell office:value-type="float" office:value="-0.056710775047259">
                <text:p>-0.056710775047259</text:p>
              </table:table-cell>
              <table:table-cell office:value-type="float" office:value="-0.0850661625708885">
                <text:p>-0.0850661625708885</text:p>
              </table:table-cell>
              <table:table-cell office:value-type="float" office:value="-0.113421550094518">
                <text:p>-0.113421550094518</text:p>
              </table:table-cell>
              <table:table-cell office:value-type="float" office:value="-0.170132325141777">
                <text:p>-0.170132325141777</text:p>
              </table:table-cell>
              <table:table-cell office:value-type="float" office:value="-0.226843100189036">
                <text:p>-0.226843100189036</text:p>
              </table:table-cell>
              <table:table-cell office:value-type="float" office:value="-0.340264650283554">
                <text:p>-0.340264650283554</text:p>
              </table:table-cell>
              <table:table-cell office:value-type="float" office:value="-0.453686200378072">
                <text:p>-0.453686200378072</text:p>
              </table:table-cell>
              <table:table-cell office:value-type="float" office:value="-0.56710775047259">
                <text:p>-0.56710775047259</text:p>
              </table:table-cell>
              <table:table-cell office:value-type="float" office:value="-0.680529300567108">
                <text:p>-0.6805293005671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03125">
                <text:p>-0.03125</text:p>
              </table:table-cell>
              <table:table-cell office:value-type="float" office:value="-0.0520833333333333">
                <text:p>-0.0520833333333333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5625">
                <text:p>-0.15625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-0.3125">
                <text:p>-0.312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-0.520833333333333">
                <text:p>-0.520833333333333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0288">
                <text:p>-0.0288</text:p>
              </table:table-cell>
              <table:table-cell office:value-type="float" office:value="-0.048">
                <text:p>-0.048</text:p>
              </table:table-cell>
              <table:table-cell office:value-type="float" office:value="-0.072">
                <text:p>-0.072</text:p>
              </table:table-cell>
              <table:table-cell office:value-type="float" office:value="-0.096">
                <text:p>-0.096</text:p>
              </table:table-cell>
              <table:table-cell office:value-type="float" office:value="-0.144">
                <text:p>-0.144</text:p>
              </table:table-cell>
              <table:table-cell office:value-type="float" office:value="-0.192">
                <text:p>-0.192</text:p>
              </table:table-cell>
              <table:table-cell office:value-type="float" office:value="-0.288">
                <text:p>-0.288</text:p>
              </table:table-cell>
              <table:table-cell office:value-type="float" office:value="-0.384">
                <text:p>-0.384</text:p>
              </table:table-cell>
              <table:table-cell office:value-type="float" office:value="-0.48">
                <text:p>-0.48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0266272189349112">
                <text:p>-0.0266272189349112</text:p>
              </table:table-cell>
              <table:table-cell office:value-type="float" office:value="-0.0443786982248521">
                <text:p>-0.0443786982248521</text:p>
              </table:table-cell>
              <table:table-cell office:value-type="float" office:value="-0.0665680473372781">
                <text:p>-0.0665680473372781</text:p>
              </table:table-cell>
              <table:table-cell office:value-type="float" office:value="-0.0887573964497041">
                <text:p>-0.0887573964497041</text:p>
              </table:table-cell>
              <table:table-cell office:value-type="float" office:value="-0.133136094674556">
                <text:p>-0.133136094674556</text:p>
              </table:table-cell>
              <table:table-cell office:value-type="float" office:value="-0.177514792899408">
                <text:p>-0.177514792899408</text:p>
              </table:table-cell>
              <table:table-cell office:value-type="float" office:value="-0.266272189349112">
                <text:p>-0.266272189349112</text:p>
              </table:table-cell>
              <table:table-cell office:value-type="float" office:value="-0.355029585798817">
                <text:p>-0.355029585798817</text:p>
              </table:table-cell>
              <table:table-cell office:value-type="float" office:value="-0.443786982248521">
                <text:p>-0.443786982248521</text:p>
              </table:table-cell>
              <table:table-cell office:value-type="float" office:value="-0.532544378698225">
                <text:p>-0.5325443786982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0.0246913580246914">
                <text:p>-0.0246913580246914</text:p>
              </table:table-cell>
              <table:table-cell office:value-type="float" office:value="-0.0411522633744856">
                <text:p>-0.0411522633744856</text:p>
              </table:table-cell>
              <table:table-cell office:value-type="float" office:value="-0.0617283950617284">
                <text:p>-0.0617283950617284</text:p>
              </table:table-cell>
              <table:table-cell office:value-type="float" office:value="-0.0823045267489712">
                <text:p>-0.0823045267489712</text:p>
              </table:table-cell>
              <table:table-cell office:value-type="float" office:value="-0.123456790123457">
                <text:p>-0.123456790123457</text:p>
              </table:table-cell>
              <table:table-cell office:value-type="float" office:value="-0.164609053497942">
                <text:p>-0.164609053497942</text:p>
              </table:table-cell>
              <table:table-cell office:value-type="float" office:value="-0.246913580246914">
                <text:p>-0.246913580246914</text:p>
              </table:table-cell>
              <table:table-cell office:value-type="float" office:value="-0.329218106995885">
                <text:p>-0.329218106995885</text:p>
              </table:table-cell>
              <table:table-cell office:value-type="float" office:value="-0.411522633744856">
                <text:p>-0.411522633744856</text:p>
              </table:table-cell>
              <table:table-cell office:value-type="float" office:value="-0.493827160493827">
                <text:p>-0.49382716049382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0.0229591836734694">
                <text:p>-0.0229591836734694</text:p>
              </table:table-cell>
              <table:table-cell office:value-type="float" office:value="-0.038265306122449">
                <text:p>-0.038265306122449</text:p>
              </table:table-cell>
              <table:table-cell office:value-type="float" office:value="-0.0573979591836735">
                <text:p>-0.0573979591836735</text:p>
              </table:table-cell>
              <table:table-cell office:value-type="float" office:value="-0.076530612244898">
                <text:p>-0.076530612244898</text:p>
              </table:table-cell>
              <table:table-cell office:value-type="float" office:value="-0.114795918367347">
                <text:p>-0.114795918367347</text:p>
              </table:table-cell>
              <table:table-cell office:value-type="float" office:value="-0.153061224489796">
                <text:p>-0.153061224489796</text:p>
              </table:table-cell>
              <table:table-cell office:value-type="float" office:value="-0.229591836734694">
                <text:p>-0.229591836734694</text:p>
              </table:table-cell>
              <table:table-cell office:value-type="float" office:value="-0.306122448979592">
                <text:p>-0.306122448979592</text:p>
              </table:table-cell>
              <table:table-cell office:value-type="float" office:value="-0.38265306122449">
                <text:p>-0.38265306122449</text:p>
              </table:table-cell>
              <table:table-cell office:value-type="float" office:value="-0.459183673469388">
                <text:p>-0.45918367346938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0.0214030915576694">
                <text:p>-0.0214030915576694</text:p>
              </table:table-cell>
              <table:table-cell office:value-type="float" office:value="-0.0356718192627824">
                <text:p>-0.0356718192627824</text:p>
              </table:table-cell>
              <table:table-cell office:value-type="float" office:value="-0.0535077288941736">
                <text:p>-0.0535077288941736</text:p>
              </table:table-cell>
              <table:table-cell office:value-type="float" office:value="-0.0713436385255648">
                <text:p>-0.0713436385255648</text:p>
              </table:table-cell>
              <table:table-cell office:value-type="float" office:value="-0.107015457788347">
                <text:p>-0.107015457788347</text:p>
              </table:table-cell>
              <table:table-cell office:value-type="float" office:value="-0.14268727705113">
                <text:p>-0.14268727705113</text:p>
              </table:table-cell>
              <table:table-cell office:value-type="float" office:value="-0.214030915576694">
                <text:p>-0.214030915576694</text:p>
              </table:table-cell>
              <table:table-cell office:value-type="float" office:value="-0.285374554102259">
                <text:p>-0.285374554102259</text:p>
              </table:table-cell>
              <table:table-cell office:value-type="float" office:value="-0.356718192627824">
                <text:p>-0.356718192627824</text:p>
              </table:table-cell>
              <table:table-cell office:value-type="float" office:value="-0.428061831153389">
                <text:p>-0.4280618311533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.02">
                <text:p>-0.02</text:p>
              </table:table-cell>
              <table:table-cell office:value-type="float" office:value="-0.0333333333333333">
                <text:p>-0.0333333333333333</text:p>
              </table:table-cell>
              <table:table-cell office:value-type="float" office:value="-0.05">
                <text:p>-0.05</text:p>
              </table:table-cell>
              <table:table-cell office:value-type="float" office:value="-0.0666666666666667">
                <text:p>-0.0666666666666667</text:p>
              </table:table-cell>
              <table:table-cell office:value-type="float" office:value="-0.1">
                <text:p>-0.1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-0.2">
                <text:p>-0.2</text:p>
              </table:table-cell>
              <table:table-cell office:value-type="float" office:value="-0.266666666666667">
                <text:p>-0.2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4">
                <text:p>-0.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